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Tabel9" style:family="table">
      <style:table-properties style:width="16.999cm" table:align="margins"/>
    </style:style>
    <style:style style:name="Tabel9.A" style:family="table-column">
      <style:table-column-properties style:column-width="5.666cm" style:rel-column-width="21845*"/>
    </style:style>
    <style:style style:name="Tabel9.A1" style:family="table-cell">
      <style:table-cell-properties fo:padding="0.097cm" fo:border-left="0.05pt solid #000000" fo:border-right="none" fo:border-top="0.05pt solid #000000" fo:border-bottom="0.05pt solid #000000"/>
    </style:style>
    <style:style style:name="Tabel9.C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able_20_Contents">
      <style:text-properties officeooo:rsid="00f55662" officeooo:paragraph-rsid="00f55662"/>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123b05"/>
    </style:style>
    <style:style style:name="P9" style:family="paragraph" style:parent-style-name="Text_20_body">
      <style:text-properties fo:language="en" fo:country="US" officeooo:rsid="00165e77" officeooo:paragraph-rsid="00165e77"/>
    </style:style>
    <style:style style:name="P10" style:family="paragraph" style:parent-style-name="Text_20_body">
      <style:text-properties fo:language="en" fo:country="US" officeooo:rsid="0018fcd6" officeooo:paragraph-rsid="0018fcd6"/>
    </style:style>
    <style:style style:name="P11" style:family="paragraph" style:parent-style-name="Text_20_body">
      <style:text-properties fo:language="en" fo:country="US" officeooo:rsid="00138d94" officeooo:paragraph-rsid="00138d94"/>
    </style:style>
    <style:style style:name="P12" style:family="paragraph" style:parent-style-name="Text_20_body">
      <style:text-properties fo:language="en" fo:country="US" officeooo:rsid="001508de" officeooo:paragraph-rsid="001508de"/>
    </style:style>
    <style:style style:name="P13" style:family="paragraph" style:parent-style-name="Text_20_body">
      <style:text-properties fo:language="en" fo:country="US" officeooo:rsid="0030380c" officeooo:paragraph-rsid="00798b78"/>
    </style:style>
    <style:style style:name="P14" style:family="paragraph" style:parent-style-name="Text_20_body">
      <style:text-properties fo:language="en" fo:country="US" officeooo:rsid="0031d752" officeooo:paragraph-rsid="0031d752"/>
    </style:style>
    <style:style style:name="P15" style:family="paragraph" style:parent-style-name="Text_20_body">
      <style:text-properties fo:language="en" fo:country="US" officeooo:rsid="0031d752" officeooo:paragraph-rsid="00798b78"/>
    </style:style>
    <style:style style:name="P16" style:family="paragraph" style:parent-style-name="Text_20_body">
      <style:text-properties fo:language="en" fo:country="US" officeooo:rsid="003e071e" officeooo:paragraph-rsid="003e071e"/>
    </style:style>
    <style:style style:name="P17" style:family="paragraph" style:parent-style-name="Text_20_body">
      <style:text-properties fo:language="en" fo:country="US" officeooo:rsid="003e071e" officeooo:paragraph-rsid="00f5b543"/>
    </style:style>
    <style:style style:name="P18" style:family="paragraph" style:parent-style-name="Text_20_body">
      <style:text-properties fo:language="en" fo:country="US" officeooo:rsid="00403782" officeooo:paragraph-rsid="00f6c574"/>
    </style:style>
    <style:style style:name="P19" style:family="paragraph" style:parent-style-name="Text_20_body">
      <style:text-properties fo:language="en" fo:country="US" officeooo:rsid="00403782" officeooo:paragraph-rsid="00fccec0"/>
    </style:style>
    <style:style style:name="P20" style:family="paragraph" style:parent-style-name="Text_20_body">
      <style:text-properties fo:language="en" fo:country="US" officeooo:rsid="0047ce26" officeooo:paragraph-rsid="0047ce26"/>
    </style:style>
    <style:style style:name="P21" style:family="paragraph" style:parent-style-name="Text_20_body">
      <style:text-properties fo:language="en" fo:country="US" officeooo:rsid="0047ce26" officeooo:paragraph-rsid="0102268d"/>
    </style:style>
    <style:style style:name="P22" style:family="paragraph" style:parent-style-name="Text_20_body">
      <style:text-properties fo:language="en" fo:country="US" officeooo:rsid="004982b4" officeooo:paragraph-rsid="004b08e3"/>
    </style:style>
    <style:style style:name="P23" style:family="paragraph" style:parent-style-name="Text_20_body">
      <style:text-properties fo:language="en" fo:country="US" officeooo:rsid="004e38c3" officeooo:paragraph-rsid="004e38c3"/>
    </style:style>
    <style:style style:name="P24" style:family="paragraph" style:parent-style-name="Text_20_body">
      <style:text-properties fo:language="en" fo:country="US" officeooo:rsid="006fb34e" officeooo:paragraph-rsid="0073ebf9"/>
    </style:style>
    <style:style style:name="P25" style:family="paragraph" style:parent-style-name="Text_20_body">
      <style:text-properties fo:language="en" fo:country="US" officeooo:rsid="00798b78" officeooo:paragraph-rsid="00798b78"/>
    </style:style>
    <style:style style:name="P26" style:family="paragraph" style:parent-style-name="Text_20_body">
      <style:text-properties fo:language="en" fo:country="US" officeooo:rsid="0073ebf9" officeooo:paragraph-rsid="0073ebf9"/>
    </style:style>
    <style:style style:name="P27" style:family="paragraph" style:parent-style-name="Text_20_body">
      <style:text-properties fo:language="en" fo:country="US" officeooo:rsid="00844b5e" officeooo:paragraph-rsid="00844b5e" fo:background-color="#ffff00"/>
    </style:style>
    <style:style style:name="P28" style:family="paragraph" style:parent-style-name="Text_20_body">
      <style:text-properties fo:language="en" fo:country="US" officeooo:rsid="00c8c7f2" officeooo:paragraph-rsid="00c8c7f2" fo:background-color="#ffff00"/>
    </style:style>
    <style:style style:name="P29" style:family="paragraph" style:parent-style-name="Text_20_body">
      <style:text-properties fo:language="en" fo:country="US" officeooo:paragraph-rsid="00817f44"/>
    </style:style>
    <style:style style:name="P30" style:family="paragraph" style:parent-style-name="Text_20_body">
      <style:text-properties fo:language="en" fo:country="US" officeooo:rsid="00844b5e" officeooo:paragraph-rsid="00844b5e"/>
    </style:style>
    <style:style style:name="P31" style:family="paragraph" style:parent-style-name="Text_20_body">
      <style:text-properties fo:language="en" fo:country="US" officeooo:paragraph-rsid="00844b5e"/>
    </style:style>
    <style:style style:name="P32" style:family="paragraph" style:parent-style-name="Text_20_body">
      <style:text-properties fo:language="en" fo:country="US" officeooo:rsid="009feb82" officeooo:paragraph-rsid="009feb82"/>
    </style:style>
    <style:style style:name="P33" style:family="paragraph" style:parent-style-name="Text_20_body">
      <style:text-properties fo:language="en" fo:country="US" officeooo:paragraph-rsid="009feb82"/>
    </style:style>
    <style:style style:name="P34" style:family="paragraph" style:parent-style-name="Text_20_body">
      <style:text-properties fo:language="en" fo:country="US" officeooo:rsid="00a158d1" officeooo:paragraph-rsid="00a158d1"/>
    </style:style>
    <style:style style:name="P35" style:family="paragraph" style:parent-style-name="Text_20_body">
      <style:text-properties fo:language="en" fo:country="US" officeooo:paragraph-rsid="00a158d1"/>
    </style:style>
    <style:style style:name="P36" style:family="paragraph" style:parent-style-name="Text_20_body">
      <style:text-properties fo:language="en" fo:country="US" officeooo:rsid="00a2aea6" officeooo:paragraph-rsid="00a2aea6"/>
    </style:style>
    <style:style style:name="P37" style:family="paragraph" style:parent-style-name="Text_20_body">
      <style:text-properties fo:language="en" fo:country="US" officeooo:rsid="00a2aea6" officeooo:paragraph-rsid="00a4c39f"/>
    </style:style>
    <style:style style:name="P38" style:family="paragraph" style:parent-style-name="Text_20_body">
      <style:text-properties fo:language="en" fo:country="US" officeooo:rsid="00a3cbd8" officeooo:paragraph-rsid="00a3cbd8"/>
    </style:style>
    <style:style style:name="P39" style:family="paragraph" style:parent-style-name="Text_20_body">
      <style:text-properties fo:language="en" fo:country="US" officeooo:rsid="00aa4a26" officeooo:paragraph-rsid="00aa4a26"/>
    </style:style>
    <style:style style:name="P40" style:family="paragraph" style:parent-style-name="Text_20_body">
      <style:text-properties fo:language="en" fo:country="US" officeooo:rsid="00a8df7c" officeooo:paragraph-rsid="00a8df7c"/>
    </style:style>
    <style:style style:name="P41" style:family="paragraph" style:parent-style-name="Text_20_body">
      <style:text-properties fo:language="en" fo:country="US" officeooo:rsid="00a5e7c8" officeooo:paragraph-rsid="00a5e7c8"/>
    </style:style>
    <style:style style:name="P42" style:family="paragraph" style:parent-style-name="Text_20_body">
      <style:text-properties fo:language="en" fo:country="US" officeooo:paragraph-rsid="00b4c94f"/>
    </style:style>
    <style:style style:name="P43" style:family="paragraph" style:parent-style-name="Text_20_body">
      <style:text-properties fo:language="en" fo:country="US" officeooo:paragraph-rsid="00b4d28f"/>
    </style:style>
    <style:style style:name="P44" style:family="paragraph" style:parent-style-name="Text_20_body">
      <style:text-properties fo:language="en" fo:country="US" officeooo:rsid="00aece7c" officeooo:paragraph-rsid="00b4d28f"/>
    </style:style>
    <style:style style:name="P45" style:family="paragraph" style:parent-style-name="Text_20_body">
      <style:text-properties fo:language="en" fo:country="US" officeooo:rsid="0018597b" officeooo:paragraph-rsid="0018597b"/>
    </style:style>
    <style:style style:name="P46" style:family="paragraph" style:parent-style-name="Text_20_body">
      <style:text-properties fo:language="en" fo:country="US" officeooo:rsid="00c24eca" officeooo:paragraph-rsid="00c24eca"/>
    </style:style>
    <style:style style:name="P47" style:family="paragraph" style:parent-style-name="Text_20_body">
      <style:text-properties fo:language="en" fo:country="US" officeooo:rsid="00c3a8fe" officeooo:paragraph-rsid="00c3a8fe"/>
    </style:style>
    <style:style style:name="P48" style:family="paragraph" style:parent-style-name="Text_20_body">
      <style:text-properties fo:language="en" fo:country="US" officeooo:rsid="00c34ec9" officeooo:paragraph-rsid="00c34ec9"/>
    </style:style>
    <style:style style:name="P49" style:family="paragraph" style:parent-style-name="Text_20_body">
      <style:text-properties fo:language="en" fo:country="US" officeooo:rsid="00224cd4" officeooo:paragraph-rsid="00c3a8fe"/>
    </style:style>
    <style:style style:name="P50" style:family="paragraph" style:parent-style-name="Text_20_body">
      <style:text-properties fo:language="en" fo:country="US" officeooo:paragraph-rsid="00c8c7f2"/>
    </style:style>
    <style:style style:name="P51" style:family="paragraph" style:parent-style-name="Text_20_body">
      <style:text-properties fo:language="en" fo:country="US" officeooo:rsid="0041571f" officeooo:paragraph-rsid="00fccec0"/>
    </style:style>
    <style:style style:name="P52" style:family="paragraph" style:parent-style-name="Text_20_body">
      <style:text-properties fo:language="en" fo:country="US" officeooo:rsid="003d4953" officeooo:paragraph-rsid="00fccec0"/>
    </style:style>
    <style:style style:name="P53" style:family="paragraph" style:parent-style-name="Text_20_body">
      <style:text-properties fo:language="en" fo:country="US" officeooo:rsid="004645e3" officeooo:paragraph-rsid="00fec06a"/>
    </style:style>
    <style:style style:name="P54" style:family="paragraph" style:parent-style-name="Text_20_body">
      <style:text-properties fo:language="en" fo:country="US" officeooo:rsid="005b2dc5" officeooo:paragraph-rsid="00fec06a"/>
    </style:style>
    <style:style style:name="P55" style:family="paragraph" style:parent-style-name="Text_20_body">
      <style:text-properties fo:language="en" fo:country="US" officeooo:rsid="005cbae6" officeooo:paragraph-rsid="00fec06a"/>
    </style:style>
    <style:style style:name="P56" style:family="paragraph" style:parent-style-name="Text_20_body">
      <style:text-properties fo:language="en" fo:country="US" officeooo:rsid="005da713" officeooo:paragraph-rsid="010078fb"/>
    </style:style>
    <style:style style:name="P57" style:family="paragraph" style:parent-style-name="Text_20_body">
      <style:text-properties fo:language="en" fo:country="US" officeooo:rsid="005da713" officeooo:paragraph-rsid="0100e32a"/>
    </style:style>
    <style:style style:name="P58" style:family="paragraph" style:parent-style-name="Text_20_body">
      <style:text-properties fo:language="en" fo:country="US" officeooo:rsid="005e21f4" officeooo:paragraph-rsid="0100e32a"/>
    </style:style>
    <style:style style:name="P59" style:family="paragraph" style:parent-style-name="Text_20_body">
      <style:text-properties fo:language="en" fo:country="US" officeooo:rsid="004b08e3" officeooo:paragraph-rsid="01036702"/>
    </style:style>
    <style:style style:name="P60" style:family="paragraph" style:parent-style-name="Text_20_body">
      <style:text-properties fo:language="en" fo:country="US" officeooo:rsid="004c0dd7" officeooo:paragraph-rsid="01036702"/>
    </style:style>
    <style:style style:name="P61" style:family="paragraph" style:parent-style-name="Text_20_body">
      <style:text-properties fo:language="en" fo:country="US" officeooo:rsid="0051ecca" officeooo:paragraph-rsid="0051ecca"/>
    </style:style>
    <style:style style:name="P62" style:family="paragraph" style:parent-style-name="Text_20_body">
      <style:text-properties fo:language="en" fo:country="US" fo:font-style="normal" officeooo:rsid="00fec06a" officeooo:paragraph-rsid="00fec06a" style:font-style-asian="normal" style:font-style-complex="normal"/>
    </style:style>
    <style:style style:name="P63" style:family="paragraph" style:parent-style-name="Text_20_body">
      <style:text-properties officeooo:rsid="00138d94" officeooo:paragraph-rsid="00138d94"/>
    </style:style>
    <style:style style:name="P64" style:family="paragraph" style:parent-style-name="Text_20_body">
      <style:text-properties officeooo:rsid="00138d94" officeooo:paragraph-rsid="001508de"/>
    </style:style>
    <style:style style:name="P65" style:family="paragraph" style:parent-style-name="Text_20_body">
      <style:text-properties officeooo:rsid="001508de" officeooo:paragraph-rsid="001508de"/>
    </style:style>
    <style:style style:name="P66" style:family="paragraph" style:parent-style-name="Text_20_body">
      <style:text-properties officeooo:rsid="00614c69" officeooo:paragraph-rsid="00614c69"/>
    </style:style>
    <style:style style:name="P67" style:family="paragraph" style:parent-style-name="Text_20_body">
      <style:text-properties officeooo:rsid="0031d752" officeooo:paragraph-rsid="0031d752"/>
    </style:style>
    <style:style style:name="P68" style:family="paragraph" style:parent-style-name="Text_20_body">
      <style:text-properties officeooo:rsid="007edad5" officeooo:paragraph-rsid="007edad5"/>
    </style:style>
    <style:style style:name="P69" style:family="paragraph" style:parent-style-name="Text_20_body">
      <style:text-properties officeooo:rsid="007edad5" officeooo:paragraph-rsid="007eebc4"/>
    </style:style>
    <style:style style:name="P70" style:family="paragraph" style:parent-style-name="Text_20_body">
      <style:text-properties fo:font-weight="normal" officeooo:rsid="00874c2f" officeooo:paragraph-rsid="00874c2f" style:font-weight-asian="normal" style:font-weight-complex="normal"/>
    </style:style>
    <style:style style:name="P71" style:family="paragraph" style:parent-style-name="Text_20_body">
      <style:text-properties officeooo:rsid="009640e2" officeooo:paragraph-rsid="009640e2"/>
    </style:style>
    <style:style style:name="P72" style:family="paragraph" style:parent-style-name="Text_20_body">
      <style:text-properties officeooo:rsid="009640e2" officeooo:paragraph-rsid="00998138"/>
    </style:style>
    <style:style style:name="P73" style:family="paragraph" style:parent-style-name="Text_20_body">
      <style:text-properties fo:font-weight="bold" officeooo:rsid="009961f3" officeooo:paragraph-rsid="009de7b9" style:font-weight-asian="bold" style:font-weight-complex="bold"/>
    </style:style>
    <style:style style:name="P74" style:family="paragraph" style:parent-style-name="Text_20_body">
      <style:text-properties fo:font-weight="bold" officeooo:rsid="00264d2d" style:font-weight-asian="bold" style:font-weight-complex="bold"/>
    </style:style>
    <style:style style:name="P75" style:family="paragraph" style:parent-style-name="Text_20_body">
      <style:text-properties fo:font-weight="bold" officeooo:rsid="00264d2d" officeooo:paragraph-rsid="00264d2d" style:font-weight-asian="bold" style:font-weight-complex="bold"/>
    </style:style>
    <style:style style:name="P76" style:family="paragraph" style:parent-style-name="Text_20_body">
      <style:text-properties fo:font-weight="bold" officeooo:rsid="00283cc1" officeooo:paragraph-rsid="00283cc1" style:font-weight-asian="bold" style:font-weight-complex="bold"/>
    </style:style>
    <style:style style:name="P77" style:family="paragraph" style:parent-style-name="Text_20_body">
      <style:text-properties fo:font-weight="bold" officeooo:rsid="003c1b14" officeooo:paragraph-rsid="00f50451" style:font-weight-asian="bold" style:font-weight-complex="bold"/>
    </style:style>
    <style:style style:name="P78" style:family="paragraph" style:parent-style-name="Text_20_body">
      <style:text-properties officeooo:rsid="00998138" officeooo:paragraph-rsid="00998138"/>
    </style:style>
    <style:style style:name="P79" style:family="paragraph" style:parent-style-name="Text_20_body">
      <style:text-properties officeooo:rsid="00a8df7c" officeooo:paragraph-rsid="00a8df7c"/>
    </style:style>
    <style:style style:name="P80" style:family="paragraph" style:parent-style-name="Text_20_body">
      <style:text-properties officeooo:rsid="00a8df7c" officeooo:paragraph-rsid="00a99a09"/>
    </style:style>
    <style:style style:name="P81" style:family="paragraph" style:parent-style-name="Text_20_body">
      <style:text-properties officeooo:rsid="00a99a09" officeooo:paragraph-rsid="00a99a09"/>
    </style:style>
    <style:style style:name="P82" style:family="paragraph" style:parent-style-name="Text_20_body">
      <style:text-properties officeooo:paragraph-rsid="00aa4a26"/>
    </style:style>
    <style:style style:name="P83" style:family="paragraph" style:parent-style-name="Text_20_body">
      <style:text-properties officeooo:rsid="00b45000" officeooo:paragraph-rsid="00b45000"/>
    </style:style>
    <style:style style:name="P84" style:family="paragraph" style:parent-style-name="Text_20_body">
      <style:text-properties officeooo:rsid="00b797e1" officeooo:paragraph-rsid="00b797e1"/>
    </style:style>
    <style:style style:name="P85" style:family="paragraph" style:parent-style-name="Text_20_body">
      <style:text-properties officeooo:rsid="00b83e23" officeooo:paragraph-rsid="00b83e23"/>
    </style:style>
    <style:style style:name="P86" style:family="paragraph" style:parent-style-name="Text_20_body">
      <style:text-properties officeooo:rsid="00b96333" officeooo:paragraph-rsid="00b96333"/>
    </style:style>
    <style:style style:name="P87" style:family="paragraph" style:parent-style-name="Text_20_body">
      <style:text-properties officeooo:rsid="00bc2e21" officeooo:paragraph-rsid="00bc2e21"/>
    </style:style>
    <style:style style:name="P88" style:family="paragraph" style:parent-style-name="Text_20_body">
      <style:text-properties officeooo:rsid="00c04b93" officeooo:paragraph-rsid="00c04b93"/>
    </style:style>
    <style:style style:name="P89" style:family="paragraph" style:parent-style-name="Text_20_body">
      <style:text-properties officeooo:rsid="00c125db" officeooo:paragraph-rsid="00c125db"/>
    </style:style>
    <style:style style:name="P90" style:family="paragraph" style:parent-style-name="Text_20_body">
      <style:text-properties officeooo:rsid="00c1829b" officeooo:paragraph-rsid="00c1829b"/>
    </style:style>
    <style:style style:name="P91" style:family="paragraph" style:parent-style-name="Text_20_body">
      <style:text-properties officeooo:rsid="00c8c7f2" officeooo:paragraph-rsid="00c8c7f2"/>
    </style:style>
    <style:style style:name="P92" style:family="paragraph" style:parent-style-name="Text_20_body">
      <style:text-properties officeooo:rsid="00c8c7f2" officeooo:paragraph-rsid="00c8c7f2" fo:background-color="#ffff00"/>
    </style:style>
    <style:style style:name="P93" style:family="paragraph" style:parent-style-name="Text_20_body">
      <style:text-properties officeooo:rsid="00c9ea9f" officeooo:paragraph-rsid="00c9ea9f"/>
    </style:style>
    <style:style style:name="P94" style:family="paragraph" style:parent-style-name="Text_20_body">
      <style:text-properties officeooo:rsid="00d4c0b6" officeooo:paragraph-rsid="00d4c0b6"/>
    </style:style>
    <style:style style:name="P95" style:family="paragraph" style:parent-style-name="Text_20_body">
      <style:text-properties officeooo:rsid="00d5064e" officeooo:paragraph-rsid="00d5064e"/>
    </style:style>
    <style:style style:name="P96" style:family="paragraph" style:parent-style-name="Text_20_body">
      <style:text-properties officeooo:rsid="00d59147" officeooo:paragraph-rsid="00d59147"/>
    </style:style>
    <style:style style:name="P97" style:family="paragraph" style:parent-style-name="Text_20_body">
      <style:text-properties officeooo:rsid="00d65878" officeooo:paragraph-rsid="00d65878"/>
    </style:style>
    <style:style style:name="P98" style:family="paragraph" style:parent-style-name="Text_20_body">
      <style:text-properties officeooo:rsid="00264d2d" officeooo:paragraph-rsid="00dbcf9b"/>
    </style:style>
    <style:style style:name="P99" style:family="paragraph" style:parent-style-name="Text_20_body">
      <style:text-properties officeooo:rsid="00dc6eb0" officeooo:paragraph-rsid="00dc6eb0"/>
    </style:style>
    <style:style style:name="P100" style:family="paragraph" style:parent-style-name="Text_20_body">
      <style:text-properties officeooo:rsid="00d5d0d4" officeooo:paragraph-rsid="00d5d0d4"/>
    </style:style>
    <style:style style:name="P101" style:family="paragraph" style:parent-style-name="Text_20_body">
      <style:text-properties officeooo:rsid="00df2f23" officeooo:paragraph-rsid="00df2f23"/>
    </style:style>
    <style:style style:name="P102" style:family="paragraph" style:parent-style-name="Text_20_body">
      <style:text-properties officeooo:rsid="00e00742" officeooo:paragraph-rsid="00e00742"/>
    </style:style>
    <style:style style:name="P103" style:family="paragraph" style:parent-style-name="Text_20_body">
      <style:text-properties officeooo:rsid="00e21eb9" officeooo:paragraph-rsid="00e21eb9"/>
    </style:style>
    <style:style style:name="P104" style:family="paragraph" style:parent-style-name="Text_20_body">
      <style:text-properties officeooo:rsid="00e2ca41" officeooo:paragraph-rsid="00e2ca41"/>
    </style:style>
    <style:style style:name="P105" style:family="paragraph" style:parent-style-name="Text_20_body">
      <style:text-properties officeooo:rsid="00f5b543" officeooo:paragraph-rsid="00f5b543"/>
    </style:style>
    <style:style style:name="P106" style:family="paragraph" style:parent-style-name="Text_20_body">
      <style:text-properties officeooo:paragraph-rsid="00523243"/>
    </style:style>
    <style:style style:name="P107" style:family="paragraph" style:parent-style-name="Text_20_body">
      <style:text-properties officeooo:rsid="00ef6e3d" officeooo:paragraph-rsid="00ef6e3d"/>
    </style:style>
    <style:style style:name="P108" style:family="paragraph" style:parent-style-name="Text_20_body">
      <style:text-properties officeooo:rsid="00faf2d7" officeooo:paragraph-rsid="00faf2d7"/>
    </style:style>
    <style:style style:name="P109" style:family="paragraph" style:parent-style-name="Text_20_body">
      <style:text-properties officeooo:rsid="01053a28" officeooo:paragraph-rsid="01053a28"/>
    </style:style>
    <style:style style:name="P110" style:family="paragraph" style:parent-style-name="Text_20_body">
      <style:paragraph-properties fo:margin-left="1.245cm" fo:margin-right="0cm" fo:text-indent="0cm" style:auto-text-indent="false"/>
      <style:text-properties officeooo:rsid="00264d2d" officeooo:paragraph-rsid="00264d2d"/>
    </style:style>
    <style:style style:name="P111" style:family="paragraph" style:parent-style-name="Text_20_body">
      <style:paragraph-properties fo:margin-left="1.245cm" fo:margin-right="0cm" fo:text-indent="0cm" style:auto-text-indent="false"/>
      <style:text-properties officeooo:rsid="00264d2d" officeooo:paragraph-rsid="00283cc1"/>
    </style:style>
    <style:style style:name="P112" style:family="paragraph" style:parent-style-name="Text_20_body">
      <style:paragraph-properties fo:margin-left="1.245cm" fo:margin-right="0cm" fo:text-indent="0cm" style:auto-text-indent="false"/>
      <style:text-properties officeooo:rsid="00264d2d" officeooo:paragraph-rsid="002a3552"/>
    </style:style>
    <style:style style:name="P113" style:family="paragraph" style:parent-style-name="Text_20_body">
      <style:paragraph-properties fo:margin-left="1.245cm" fo:margin-right="0cm" fo:text-indent="0cm" style:auto-text-indent="false"/>
      <style:text-properties officeooo:rsid="00264d2d" officeooo:paragraph-rsid="00614c69"/>
    </style:style>
    <style:style style:name="P114" style:family="paragraph" style:parent-style-name="Text_20_body">
      <style:paragraph-properties fo:margin-left="1.245cm" fo:margin-right="0cm" fo:text-indent="0cm" style:auto-text-indent="false"/>
      <style:text-properties officeooo:rsid="00264d2d" officeooo:paragraph-rsid="00f50451"/>
    </style:style>
    <style:style style:name="P115" style:family="paragraph" style:parent-style-name="Text_20_body">
      <style:paragraph-properties fo:margin-left="1.245cm" fo:margin-right="0cm" fo:text-indent="0cm" style:auto-text-indent="false"/>
      <style:text-properties officeooo:rsid="003c1b14" officeooo:paragraph-rsid="00f50451"/>
    </style:style>
    <style:style style:name="P116" style:family="paragraph" style:parent-style-name="Text_20_body">
      <style:paragraph-properties fo:margin-left="0cm" fo:margin-right="0cm" fo:text-indent="0cm" style:auto-text-indent="false"/>
      <style:text-properties officeooo:rsid="002804d8" officeooo:paragraph-rsid="002804d8"/>
    </style:style>
    <style:style style:name="P117" style:family="paragraph" style:parent-style-name="Text_20_body">
      <style:paragraph-properties fo:margin-left="0cm" fo:margin-right="0cm" fo:text-indent="0cm" style:auto-text-indent="false"/>
      <style:text-properties officeooo:rsid="00314b6d" officeooo:paragraph-rsid="00314b6d"/>
    </style:style>
    <style:style style:name="P118" style:family="paragraph" style:parent-style-name="Text_20_body">
      <style:paragraph-properties fo:margin-left="0cm" fo:margin-right="0cm" fo:text-indent="0cm" style:auto-text-indent="false"/>
      <style:text-properties officeooo:rsid="0031d752" officeooo:paragraph-rsid="0031d752"/>
    </style:style>
    <style:style style:name="P119" style:family="paragraph" style:parent-style-name="Text_20_body">
      <style:paragraph-properties fo:margin-left="0cm" fo:margin-right="0cm" fo:text-indent="0cm" style:auto-text-indent="false"/>
      <style:text-properties officeooo:rsid="0031d752" officeooo:paragraph-rsid="00ef2e22"/>
    </style:style>
    <style:style style:name="P120" style:family="paragraph" style:parent-style-name="Text_20_body">
      <style:paragraph-properties fo:margin-left="0cm" fo:margin-right="0cm" fo:text-indent="0cm" style:auto-text-indent="false"/>
      <style:text-properties officeooo:rsid="00614c69" officeooo:paragraph-rsid="00614c69"/>
    </style:style>
    <style:style style:name="P121" style:family="paragraph" style:parent-style-name="Text_20_body">
      <style:paragraph-properties fo:margin-left="0cm" fo:margin-right="0cm" fo:text-indent="0cm" style:auto-text-indent="false"/>
      <style:text-properties officeooo:rsid="0061eb86" officeooo:paragraph-rsid="0061eb86"/>
    </style:style>
    <style:style style:name="P122" style:family="paragraph" style:parent-style-name="Text_20_body">
      <style:paragraph-properties fo:margin-left="0cm" fo:margin-right="0cm" fo:text-indent="0cm" style:auto-text-indent="false"/>
      <style:text-properties officeooo:rsid="0061eb86" officeooo:paragraph-rsid="0062861d"/>
    </style:style>
    <style:style style:name="P123" style:family="paragraph" style:parent-style-name="Text_20_body">
      <style:paragraph-properties fo:margin-left="0cm" fo:margin-right="0cm" fo:text-indent="0cm" style:auto-text-indent="false"/>
      <style:text-properties officeooo:rsid="0061eb86" officeooo:paragraph-rsid="0065d0ff"/>
    </style:style>
    <style:style style:name="P124" style:family="paragraph" style:parent-style-name="Text_20_body">
      <style:paragraph-properties fo:margin-left="0cm" fo:margin-right="0cm" fo:text-indent="0cm" style:auto-text-indent="false"/>
      <style:text-properties officeooo:rsid="0062861d" officeooo:paragraph-rsid="0063175a"/>
    </style:style>
    <style:style style:name="P125" style:family="paragraph" style:parent-style-name="Text_20_body">
      <style:paragraph-properties fo:margin-left="0cm" fo:margin-right="0cm" fo:text-indent="0cm" style:auto-text-indent="false"/>
      <style:text-properties officeooo:rsid="0063175a" officeooo:paragraph-rsid="0063175a"/>
    </style:style>
    <style:style style:name="P126" style:family="paragraph" style:parent-style-name="Text_20_body">
      <style:paragraph-properties fo:margin-left="0cm" fo:margin-right="0cm" fo:text-indent="0cm" style:auto-text-indent="false"/>
      <style:text-properties officeooo:rsid="0063175a" officeooo:paragraph-rsid="006479e9"/>
    </style:style>
    <style:style style:name="P127" style:family="paragraph" style:parent-style-name="Text_20_body">
      <style:paragraph-properties fo:margin-left="0cm" fo:margin-right="0cm" fo:text-indent="0cm" style:auto-text-indent="false"/>
      <style:text-properties officeooo:rsid="006479e9" officeooo:paragraph-rsid="006479e9"/>
    </style:style>
    <style:style style:name="P128" style:family="paragraph" style:parent-style-name="Text_20_body">
      <style:paragraph-properties fo:margin-left="0cm" fo:margin-right="0cm" fo:text-indent="0cm" style:auto-text-indent="false"/>
      <style:text-properties officeooo:rsid="0065cf0c" officeooo:paragraph-rsid="0065cf0c"/>
    </style:style>
    <style:style style:name="P129" style:family="paragraph" style:parent-style-name="Text_20_body">
      <style:paragraph-properties fo:margin-left="0cm" fo:margin-right="0cm" fo:text-indent="0cm" style:auto-text-indent="false"/>
      <style:text-properties officeooo:rsid="0065d0ff" officeooo:paragraph-rsid="0065d0ff"/>
    </style:style>
    <style:style style:name="P130" style:family="paragraph" style:parent-style-name="Text_20_body">
      <style:paragraph-properties fo:margin-left="0cm" fo:margin-right="0cm" fo:text-indent="0cm" style:auto-text-indent="false"/>
      <style:text-properties officeooo:rsid="00677f18" officeooo:paragraph-rsid="00677f18"/>
    </style:style>
    <style:style style:name="P131" style:family="paragraph" style:parent-style-name="Text_20_body">
      <style:paragraph-properties fo:margin-left="0cm" fo:margin-right="0cm" fo:text-indent="0cm" style:auto-text-indent="false"/>
      <style:text-properties officeooo:rsid="0068c9ec" officeooo:paragraph-rsid="0068c9ec"/>
    </style:style>
    <style:style style:name="P132" style:family="paragraph" style:parent-style-name="Text_20_body">
      <style:paragraph-properties fo:margin-left="0cm" fo:margin-right="0cm" fo:text-indent="0cm" style:auto-text-indent="false"/>
      <style:text-properties officeooo:rsid="0068c9ec" officeooo:paragraph-rsid="006a8d73"/>
    </style:style>
    <style:style style:name="P133" style:family="paragraph" style:parent-style-name="Text_20_body">
      <style:paragraph-properties fo:margin-left="0cm" fo:margin-right="0cm" fo:text-indent="0cm" style:auto-text-indent="false"/>
      <style:text-properties officeooo:rsid="006a8d73" officeooo:paragraph-rsid="006bd283"/>
    </style:style>
    <style:style style:name="P134" style:family="paragraph" style:parent-style-name="Text_20_body">
      <style:paragraph-properties fo:margin-left="0cm" fo:margin-right="0cm" fo:text-indent="0cm" style:auto-text-indent="false"/>
      <style:text-properties officeooo:rsid="00264d2d" officeooo:paragraph-rsid="00daa047"/>
    </style:style>
    <style:style style:name="P135" style:family="paragraph" style:parent-style-name="Text_20_body">
      <style:paragraph-properties fo:margin-left="0cm" fo:margin-right="0cm" fo:text-indent="0cm" style:auto-text-indent="false"/>
      <style:text-properties fo:font-weight="bold" officeooo:rsid="00264d2d" officeooo:paragraph-rsid="00264d2d" style:font-weight-asian="bold" style:font-weight-complex="bold"/>
    </style:style>
    <style:style style:name="P136" style:family="paragraph" style:parent-style-name="Text_20_body">
      <style:paragraph-properties fo:margin-left="0cm" fo:margin-right="0cm" fo:text-indent="0cm" style:auto-text-indent="false"/>
      <style:text-properties fo:font-weight="bold" officeooo:rsid="00283cc1" officeooo:paragraph-rsid="00283cc1" style:font-weight-asian="bold" style:font-weight-complex="bold"/>
    </style:style>
    <style:style style:name="P137" style:family="paragraph" style:parent-style-name="Text_20_body">
      <style:paragraph-properties fo:margin-left="0cm" fo:margin-right="0cm" fo:text-indent="0cm" style:auto-text-indent="false"/>
      <style:text-properties officeooo:rsid="00dbb052" officeooo:paragraph-rsid="00daa047"/>
    </style:style>
    <style:style style:name="P138" style:family="paragraph" style:parent-style-name="Text_20_body">
      <style:paragraph-properties fo:margin-left="0cm" fo:margin-right="0cm" fo:text-indent="0cm" style:auto-text-indent="false"/>
      <style:text-properties officeooo:rsid="00dbb052" officeooo:paragraph-rsid="00dbb052"/>
    </style:style>
    <style:style style:name="P139" style:family="paragraph" style:parent-style-name="Text_20_body">
      <style:paragraph-properties fo:margin-left="0cm" fo:margin-right="0cm" fo:text-indent="0cm" style:auto-text-indent="false"/>
      <style:text-properties officeooo:rsid="00dbcf9b" officeooo:paragraph-rsid="00dbcf9b"/>
    </style:style>
    <style:style style:name="P140" style:family="paragraph" style:parent-style-name="Text_20_body">
      <style:paragraph-properties fo:margin-left="0cm" fo:margin-right="0cm" fo:text-indent="0cm" style:auto-text-indent="false"/>
      <style:text-properties officeooo:rsid="00dbcf9b" officeooo:paragraph-rsid="00ef2e22"/>
    </style:style>
    <style:style style:name="P141" style:family="paragraph" style:parent-style-name="Text_20_body">
      <style:paragraph-properties fo:margin-left="0cm" fo:margin-right="0cm" fo:text-indent="0cm" style:auto-text-indent="false"/>
      <style:text-properties officeooo:rsid="00dbcf9b" officeooo:paragraph-rsid="00dda751" fo:background-color="#ffff00"/>
    </style:style>
    <style:style style:name="P142" style:family="paragraph" style:parent-style-name="Text_20_body">
      <style:paragraph-properties fo:margin-left="0cm" fo:margin-right="0cm" fo:text-indent="0cm" style:auto-text-indent="false"/>
      <style:text-properties officeooo:rsid="00dbcf9b" officeooo:paragraph-rsid="00ef2e22" fo:background-color="#ffff00"/>
    </style:style>
    <style:style style:name="P143" style:family="paragraph" style:parent-style-name="Text_20_body">
      <style:paragraph-properties fo:margin-left="0cm" fo:margin-right="0cm" fo:text-indent="0cm" style:auto-text-indent="false"/>
      <style:text-properties officeooo:rsid="00e19096" officeooo:paragraph-rsid="00e19096"/>
    </style:style>
    <style:style style:name="P144" style:family="paragraph" style:parent-style-name="Text_20_body">
      <style:paragraph-properties fo:margin-left="0cm" fo:margin-right="0cm" fo:text-indent="0cm" style:auto-text-indent="false"/>
      <style:text-properties officeooo:rsid="00e2ca41" officeooo:paragraph-rsid="00e2ca41"/>
    </style:style>
    <style:style style:name="P145" style:family="paragraph" style:parent-style-name="Text_20_body">
      <style:paragraph-properties fo:margin-left="0cm" fo:margin-right="0cm" fo:text-indent="0cm" style:auto-text-indent="false"/>
      <style:text-properties officeooo:rsid="00e48cd3" officeooo:paragraph-rsid="00e48cd3"/>
    </style:style>
    <style:style style:name="P146" style:family="paragraph" style:parent-style-name="Text_20_body">
      <style:paragraph-properties fo:margin-left="0cm" fo:margin-right="0cm" fo:text-indent="0cm" style:auto-text-indent="false"/>
      <style:text-properties officeooo:rsid="00e4d0b0" officeooo:paragraph-rsid="00e4d0b0"/>
    </style:style>
    <style:style style:name="P147" style:family="paragraph" style:parent-style-name="Text_20_body">
      <style:paragraph-properties fo:margin-left="0cm" fo:margin-right="0cm" fo:text-indent="0cm" style:auto-text-indent="false"/>
      <style:text-properties officeooo:rsid="00e4d0b0" officeooo:paragraph-rsid="00e6812e"/>
    </style:style>
    <style:style style:name="P148" style:family="paragraph" style:parent-style-name="Text_20_body">
      <style:paragraph-properties fo:margin-left="0cm" fo:margin-right="0cm" fo:text-indent="0cm" style:auto-text-indent="false"/>
      <style:text-properties officeooo:rsid="00e4d0b0" officeooo:paragraph-rsid="00ef2e22"/>
    </style:style>
    <style:style style:name="P149" style:family="paragraph" style:parent-style-name="Text_20_body">
      <style:paragraph-properties fo:margin-left="0cm" fo:margin-right="0cm" fo:text-indent="0cm" style:auto-text-indent="false"/>
      <style:text-properties officeooo:rsid="00ea1309" officeooo:paragraph-rsid="00ea1309"/>
    </style:style>
    <style:style style:name="P150" style:family="paragraph" style:parent-style-name="Text_20_body">
      <style:paragraph-properties fo:margin-left="0cm" fo:margin-right="0cm" fo:text-indent="0cm" style:auto-text-indent="false"/>
      <style:text-properties officeooo:rsid="00ea1bda" officeooo:paragraph-rsid="00ea1bda"/>
    </style:style>
    <style:style style:name="P151" style:family="paragraph" style:parent-style-name="Text_20_body">
      <style:paragraph-properties fo:margin-left="0cm" fo:margin-right="0cm" fo:text-indent="0cm" style:auto-text-indent="false"/>
      <style:text-properties officeooo:rsid="002cd546" officeooo:paragraph-rsid="002cd546"/>
    </style:style>
    <style:style style:name="P152" style:family="paragraph" style:parent-style-name="Text_20_body">
      <style:paragraph-properties fo:margin-left="0cm" fo:margin-right="0cm" fo:text-indent="0cm" style:auto-text-indent="false"/>
      <style:text-properties officeooo:rsid="00e6812e" officeooo:paragraph-rsid="00e6812e"/>
    </style:style>
    <style:style style:name="P153" style:family="paragraph" style:parent-style-name="Text_20_body">
      <style:paragraph-properties fo:margin-left="0cm" fo:margin-right="0cm" fo:text-indent="0cm" style:auto-text-indent="false"/>
      <style:text-properties officeooo:rsid="00eb235c" officeooo:paragraph-rsid="00eb5b83"/>
    </style:style>
    <style:style style:name="P154" style:family="paragraph" style:parent-style-name="Text_20_body">
      <style:paragraph-properties fo:margin-left="0cm" fo:margin-right="0cm" fo:text-indent="0cm" style:auto-text-indent="false"/>
      <style:text-properties officeooo:rsid="00eb5b83" officeooo:paragraph-rsid="00eb5b83"/>
    </style:style>
    <style:style style:name="P155" style:family="paragraph" style:parent-style-name="Text_20_body">
      <style:paragraph-properties fo:margin-left="0cm" fo:margin-right="0cm" fo:text-indent="0cm" style:auto-text-indent="false"/>
      <style:text-properties officeooo:rsid="00335c6c" officeooo:paragraph-rsid="00ed7610"/>
    </style:style>
    <style:style style:name="P156" style:family="paragraph" style:parent-style-name="Text_20_body">
      <style:paragraph-properties fo:margin-left="0cm" fo:margin-right="0cm" fo:text-indent="0cm" style:auto-text-indent="false"/>
      <style:text-properties officeooo:rsid="00335c6c" officeooo:paragraph-rsid="00ef11ce"/>
    </style:style>
    <style:style style:name="P157" style:family="paragraph" style:parent-style-name="Text_20_body">
      <style:paragraph-properties fo:margin-left="0cm" fo:margin-right="0cm" fo:text-indent="0cm" style:auto-text-indent="false"/>
      <style:text-properties officeooo:paragraph-rsid="00ef2e22"/>
    </style:style>
    <style:style style:name="P158" style:family="paragraph" style:parent-style-name="Text_20_body">
      <style:paragraph-properties fo:margin-left="0cm" fo:margin-right="0cm" fo:text-indent="0cm" style:auto-text-indent="false"/>
      <style:text-properties officeooo:rsid="00ef9cd2" officeooo:paragraph-rsid="00ef9cd2"/>
    </style:style>
    <style:style style:name="P159" style:family="paragraph" style:parent-style-name="Text_20_body">
      <style:paragraph-properties fo:margin-left="0cm" fo:margin-right="0cm" fo:text-indent="0cm" style:auto-text-indent="false"/>
      <style:text-properties officeooo:rsid="00f55662" officeooo:paragraph-rsid="00f55662"/>
    </style:style>
    <style:style style:name="P160" style:family="paragraph" style:parent-style-name="Text_20_body">
      <style:paragraph-properties fo:background-color="#ffff00">
        <style:background-image/>
      </style:paragraph-properties>
      <style:text-properties officeooo:rsid="0075d0f4" officeooo:paragraph-rsid="0075d0f4"/>
    </style:style>
    <style:style style:name="P161" style:family="paragraph" style:parent-style-name="Text_20_body">
      <style:paragraph-properties fo:background-color="#ffff00">
        <style:background-image/>
      </style:paragraph-properties>
      <style:text-properties officeooo:rsid="00768957" officeooo:paragraph-rsid="00768957"/>
    </style:style>
    <style:style style:name="P162" style:family="paragraph" style:parent-style-name="Text_20_body">
      <style:paragraph-properties fo:background-color="#ffff00">
        <style:background-image/>
      </style:paragraph-properties>
      <style:text-properties officeooo:rsid="0077fb02" officeooo:paragraph-rsid="0077fb02"/>
    </style:style>
    <style:style style:name="P163" style:family="paragraph" style:parent-style-name="Text_20_body">
      <style:paragraph-properties fo:background-color="#ffff00">
        <style:background-image/>
      </style:paragraph-properties>
      <style:text-properties officeooo:paragraph-rsid="00798b78"/>
    </style:style>
    <style:style style:name="P164" style:family="paragraph" style:parent-style-name="Text_20_body">
      <style:paragraph-properties fo:background-color="#ffff00">
        <style:background-image/>
      </style:paragraph-properties>
      <style:text-properties fo:language="en" fo:country="US" officeooo:paragraph-rsid="00798b78"/>
    </style:style>
    <style:style style:name="P165" style:family="paragraph" style:parent-style-name="Heading_20_2">
      <style:text-properties fo:language="en" fo:country="US"/>
    </style:style>
    <style:style style:name="P166" style:family="paragraph" style:parent-style-name="Heading_20_2">
      <style:text-properties fo:language="en" fo:country="US" officeooo:rsid="00c34ec9" officeooo:paragraph-rsid="00123b05"/>
    </style:style>
    <style:style style:name="P167" style:family="paragraph" style:parent-style-name="Heading_20_2">
      <style:text-properties officeooo:paragraph-rsid="00b4d28f"/>
    </style:style>
    <style:style style:name="P168" style:family="paragraph" style:parent-style-name="Heading_20_2">
      <style:text-properties officeooo:rsid="00d4c0b6"/>
    </style:style>
    <style:style style:name="P169" style:family="paragraph" style:parent-style-name="Heading_20_1" style:list-style-name="">
      <style:text-properties fo:language="en" fo:country="US" officeooo:rsid="0088a29d" officeooo:paragraph-rsid="0088a29d"/>
    </style:style>
    <style:style style:name="P170" style:family="paragraph" style:parent-style-name="Heading_20_1" style:list-style-name="">
      <style:text-properties fo:language="en" fo:country="US" officeooo:paragraph-rsid="00283cc1"/>
    </style:style>
    <style:style style:name="P171" style:family="paragraph" style:parent-style-name="Heading_20_1">
      <style:paragraph-properties fo:break-before="page"/>
    </style:style>
    <style:style style:name="P172" style:family="paragraph" style:parent-style-name="Heading_20_1">
      <style:paragraph-properties fo:break-before="page"/>
      <style:text-properties fo:language="en" fo:country="US"/>
    </style:style>
    <style:style style:name="P173" style:family="paragraph" style:parent-style-name="Heading_20_1">
      <style:paragraph-properties fo:break-before="page"/>
      <style:text-properties fo:language="en" fo:country="US" officeooo:paragraph-rsid="0088a29d"/>
    </style:style>
    <style:style style:name="P174" style:family="paragraph" style:parent-style-name="Heading_20_1">
      <style:paragraph-properties fo:break-before="page"/>
      <style:text-properties fo:language="en" fo:country="US" officeooo:rsid="007edad5" officeooo:paragraph-rsid="007edad5"/>
    </style:style>
    <style:style style:name="P175" style:family="paragraph" style:parent-style-name="Heading_20_1" style:list-style-name="">
      <style:paragraph-properties fo:break-before="page"/>
      <style:text-properties fo:language="en" fo:country="US"/>
    </style:style>
    <style:style style:name="P176" style:family="paragraph" style:parent-style-name="Heading_20_1">
      <style:paragraph-properties fo:break-before="page"/>
      <style:text-properties fo:language="en" fo:country="US" officeooo:paragraph-rsid="00798b78"/>
    </style:style>
    <style:style style:name="P177" style:family="paragraph" style:parent-style-name="Heading_20_1">
      <style:paragraph-properties fo:break-before="page"/>
      <style:text-properties fo:language="en" fo:country="US" officeooo:paragraph-rsid="00283cc1" fo:background-color="#ffff00"/>
    </style:style>
    <style:style style:name="P178" style:family="paragraph" style:parent-style-name="Heading_20_3">
      <style:text-properties fo:language="en" fo:country="US"/>
    </style:style>
    <style:style style:name="P179" style:family="paragraph" style:parent-style-name="Heading_20_3">
      <style:text-properties officeooo:paragraph-rsid="00e067c3"/>
    </style:style>
    <style:style style:name="P180" style:family="paragraph" style:parent-style-name="Heading_20_3">
      <style:text-properties officeooo:paragraph-rsid="00ef2e22"/>
    </style:style>
    <style:style style:name="P181" style:family="paragraph" style:parent-style-name="Heading_20_3">
      <style:text-properties officeooo:paragraph-rsid="00ed7610"/>
    </style:style>
    <style:style style:name="P182" style:family="paragraph" style:parent-style-name="Heading_20_3">
      <style:text-properties officeooo:paragraph-rsid="00fec06a"/>
    </style:style>
    <style:style style:name="P183" style:family="paragraph" style:parent-style-name="Heading_20_3">
      <style:text-properties officeooo:paragraph-rsid="0100e32a"/>
    </style:style>
    <style:style style:name="P184" style:family="paragraph" style:parent-style-name="Text_20_body" style:list-style-name="">
      <style:text-properties fo:language="en" fo:country="US" officeooo:rsid="0088a29d" officeooo:paragraph-rsid="0088a29d"/>
    </style:style>
    <style:style style:name="P185" style:family="paragraph" style:parent-style-name="Text_20_body" style:list-style-name="">
      <style:text-properties fo:language="en" fo:country="US" officeooo:rsid="0088a29d" officeooo:paragraph-rsid="008b7e61"/>
    </style:style>
    <style:style style:name="P186" style:family="paragraph" style:parent-style-name="Text_20_body" style:list-style-name="">
      <style:text-properties fo:language="en" fo:country="US" officeooo:rsid="0088a29d" officeooo:paragraph-rsid="00ad31c7"/>
    </style:style>
    <style:style style:name="P187" style:family="paragraph" style:parent-style-name="Text_20_body" style:list-style-name="">
      <style:text-properties fo:language="en" fo:country="US" officeooo:rsid="009eadeb" officeooo:paragraph-rsid="009eadeb"/>
    </style:style>
    <style:style style:name="P188" style:family="paragraph" style:parent-style-name="Text_20_body" style:list-style-name="">
      <style:text-properties fo:language="en" fo:country="US" officeooo:rsid="00d4c0b6" officeooo:paragraph-rsid="00d4c0b6"/>
    </style:style>
    <style:style style:name="P189" style:family="paragraph" style:parent-style-name="Text_20_body" style:list-style-name="L1">
      <style:text-properties fo:language="en" fo:country="US"/>
    </style:style>
    <style:style style:name="P190" style:family="paragraph" style:parent-style-name="Text_20_body" style:list-style-name="L1">
      <style:text-properties fo:language="en" fo:country="US" officeooo:paragraph-rsid="00123b05"/>
    </style:style>
    <style:style style:name="P191" style:family="paragraph" style:parent-style-name="Text_20_body" style:list-style-name="L2">
      <style:text-properties fo:language="en" fo:country="US"/>
    </style:style>
    <style:style style:name="P192" style:family="paragraph" style:parent-style-name="Text_20_body" style:list-style-name="L2">
      <style:text-properties fo:language="en" fo:country="US" officeooo:paragraph-rsid="006db444"/>
    </style:style>
    <style:style style:name="P193" style:family="paragraph" style:parent-style-name="Text_20_body" style:list-style-name="L3">
      <style:text-properties fo:language="en" fo:country="US" officeooo:rsid="0072e75e" officeooo:paragraph-rsid="0073ebf9"/>
    </style:style>
    <style:style style:name="P194" style:family="paragraph" style:parent-style-name="Text_20_body" style:list-style-name="L4">
      <style:text-properties fo:language="en" fo:country="US" officeooo:rsid="00b45000" officeooo:paragraph-rsid="00b45000"/>
    </style:style>
    <style:style style:name="P195" style:family="paragraph" style:parent-style-name="Text_20_body" style:list-style-name="">
      <style:text-properties fo:language="en" fo:country="US"/>
    </style:style>
    <style:style style:name="P196" style:family="paragraph" style:parent-style-name="Text_20_body" style:list-style-name="">
      <style:text-properties fo:language="en" fo:country="US" officeooo:paragraph-rsid="008d7382"/>
    </style:style>
    <style:style style:name="P197" style:family="paragraph" style:parent-style-name="Text_20_body" style:list-style-name="">
      <style:text-properties fo:language="en" fo:country="US" officeooo:paragraph-rsid="008f0908"/>
    </style:style>
    <style:style style:name="P198" style:family="paragraph" style:parent-style-name="Text_20_body" style:list-style-name="">
      <style:text-properties fo:language="en" fo:country="US" officeooo:paragraph-rsid="008fb7c8"/>
    </style:style>
    <style:style style:name="P199" style:family="paragraph" style:parent-style-name="Text_20_body" style:list-style-name="L6">
      <style:text-properties fo:language="en" fo:country="US"/>
    </style:style>
    <style:style style:name="P200" style:family="paragraph" style:parent-style-name="Text_20_body" style:list-style-name="L6">
      <style:text-properties fo:language="en" fo:country="US" officeooo:paragraph-rsid="0018fcd6"/>
    </style:style>
    <style:style style:name="P201" style:family="paragraph" style:parent-style-name="Text_20_body" style:list-style-name="L7">
      <style:text-properties fo:language="en" fo:country="US"/>
    </style:style>
    <style:style style:name="P202" style:family="paragraph" style:parent-style-name="Text_20_body" style:list-style-name="L7">
      <style:text-properties fo:language="en" fo:country="US" officeooo:rsid="00929647" officeooo:paragraph-rsid="00929647"/>
    </style:style>
    <style:style style:name="P203" style:family="paragraph" style:parent-style-name="Text_20_body" style:list-style-name="">
      <style:text-properties fo:language="en" fo:country="US" officeooo:rsid="00929647" officeooo:paragraph-rsid="00929647"/>
    </style:style>
    <style:style style:name="P204" style:family="paragraph" style:parent-style-name="Text_20_body" style:list-style-name="">
      <style:text-properties fo:language="en" fo:country="US" officeooo:rsid="0094367c" officeooo:paragraph-rsid="0094367c"/>
    </style:style>
    <style:style style:name="P205" style:family="paragraph" style:parent-style-name="Text_20_body" style:list-style-name="">
      <style:text-properties fo:language="en" fo:country="US" officeooo:rsid="0094367c" officeooo:paragraph-rsid="0094d5e0"/>
    </style:style>
    <style:style style:name="P206" style:family="paragraph" style:parent-style-name="Text_20_body" style:list-style-name="">
      <style:text-properties fo:language="en" fo:country="US" officeooo:rsid="0094d5e0" officeooo:paragraph-rsid="0094d5e0"/>
    </style:style>
    <style:style style:name="P207" style:family="paragraph" style:parent-style-name="Text_20_body" style:list-style-name="L8">
      <style:text-properties fo:language="en" fo:country="US" officeooo:rsid="0094d5e0" officeooo:paragraph-rsid="0094d5e0"/>
    </style:style>
    <style:style style:name="P208" style:family="paragraph" style:parent-style-name="Text_20_body" style:list-style-name="">
      <style:text-properties fo:language="en" fo:country="US" officeooo:rsid="0095cbcf" officeooo:paragraph-rsid="0095cbcf"/>
    </style:style>
    <style:style style:name="P209" style:family="paragraph" style:parent-style-name="Text_20_body" style:list-style-name="">
      <style:text-properties fo:language="en" fo:country="US" officeooo:rsid="00844b5e" officeooo:paragraph-rsid="0095cbcf" fo:background-color="#ffff00"/>
    </style:style>
    <style:style style:name="P210" style:family="paragraph" style:parent-style-name="Text_20_body" style:list-style-name="">
      <style:text-properties fo:language="en" fo:country="US" officeooo:rsid="0095cbcf" officeooo:paragraph-rsid="0095cbcf" fo:background-color="#ffff00"/>
    </style:style>
    <style:style style:name="P211" style:family="paragraph" style:parent-style-name="Text_20_body" style:list-style-name="L20">
      <style:text-properties fo:language="en" fo:country="US" officeooo:paragraph-rsid="001968b9" fo:background-color="#ffff00"/>
    </style:style>
    <style:style style:name="P212" style:family="paragraph" style:parent-style-name="Text_20_body" style:list-style-name="L20">
      <style:text-properties fo:language="en" fo:country="US" officeooo:rsid="001968b9" officeooo:paragraph-rsid="001968b9" fo:background-color="#ffff00"/>
    </style:style>
    <style:style style:name="P213" style:family="paragraph" style:parent-style-name="Text_20_body" style:list-style-name="L20">
      <style:text-properties fo:language="en" fo:country="US" officeooo:rsid="0030380c" officeooo:paragraph-rsid="0030380c" fo:background-color="#ffff00"/>
    </style:style>
    <style:style style:name="P214" style:family="paragraph" style:parent-style-name="Text_20_body" style:list-style-name="L20">
      <style:text-properties fo:language="en" fo:country="US" officeooo:rsid="0030380c" officeooo:paragraph-rsid="0037c55c" fo:background-color="#ffff00"/>
    </style:style>
    <style:style style:name="P215" style:family="paragraph" style:parent-style-name="Text_20_body" style:list-style-name="L20">
      <style:text-properties fo:language="en" fo:country="US" officeooo:rsid="00306120" officeooo:paragraph-rsid="00306120" fo:background-color="#ffff00"/>
    </style:style>
    <style:style style:name="P216" style:family="paragraph" style:parent-style-name="Text_20_body" style:list-style-name="L20">
      <style:text-properties fo:language="en" fo:country="US" officeooo:rsid="0037c55c" officeooo:paragraph-rsid="0037c55c" fo:background-color="#ffff00"/>
    </style:style>
    <style:style style:name="P217" style:family="paragraph" style:parent-style-name="Text_20_body" style:list-style-name="L10">
      <style:text-properties fo:language="en" fo:country="US" officeooo:rsid="00c34ec9" officeooo:paragraph-rsid="00c34ec9"/>
    </style:style>
    <style:style style:name="P218" style:family="paragraph" style:parent-style-name="Text_20_body" style:list-style-name="L11">
      <style:text-properties fo:language="en" fo:country="US" officeooo:rsid="00c3a8fe" officeooo:paragraph-rsid="00c3a8fe"/>
    </style:style>
    <style:style style:name="P219" style:family="paragraph" style:parent-style-name="Text_20_body" style:list-style-name="L17">
      <style:text-properties fo:language="en" fo:country="US" officeooo:rsid="004e38c3" officeooo:paragraph-rsid="004e38c3"/>
    </style:style>
    <style:style style:name="P220" style:family="paragraph" style:parent-style-name="Text_20_body" style:list-style-name="L17">
      <style:text-properties fo:language="en" fo:country="US" officeooo:rsid="004e6a52" officeooo:paragraph-rsid="004e6a52"/>
    </style:style>
    <style:style style:name="P221" style:family="paragraph" style:parent-style-name="Text_20_body" style:list-style-name="L19">
      <style:text-properties fo:language="en" fo:country="US" officeooo:rsid="0024fa38" officeooo:paragraph-rsid="0024fa38"/>
    </style:style>
    <style:style style:name="P222" style:family="paragraph" style:parent-style-name="Text_20_body" style:list-style-name="L1">
      <style:text-properties officeooo:paragraph-rsid="00123b05"/>
    </style:style>
    <style:style style:name="P223" style:family="paragraph" style:parent-style-name="Text_20_body" style:list-style-name="L2"/>
    <style:style style:name="P224" style:family="paragraph" style:parent-style-name="Text_20_body" style:list-style-name="L3">
      <style:text-properties officeooo:paragraph-rsid="0073ebf9"/>
    </style:style>
    <style:style style:name="P225" style:family="paragraph" style:parent-style-name="Text_20_body" style:list-style-name="L3">
      <style:text-properties officeooo:rsid="0073ebf9" officeooo:paragraph-rsid="0073ebf9"/>
    </style:style>
    <style:style style:name="P226" style:family="paragraph" style:parent-style-name="Text_20_body" style:list-style-name="L5">
      <style:text-properties officeooo:paragraph-rsid="00859060"/>
    </style:style>
    <style:style style:name="P227" style:family="paragraph" style:parent-style-name="Text_20_body" style:list-style-name="L5">
      <style:text-properties officeooo:paragraph-rsid="00874c2f"/>
    </style:style>
    <style:style style:name="P228" style:family="paragraph" style:parent-style-name="Text_20_body" style:list-style-name="L5">
      <style:text-properties officeooo:rsid="00859060" officeooo:paragraph-rsid="00874c2f"/>
    </style:style>
    <style:style style:name="P229" style:family="paragraph" style:parent-style-name="Text_20_body" style:list-style-name="L5">
      <style:text-properties officeooo:rsid="00874c2f" officeooo:paragraph-rsid="00874c2f"/>
    </style:style>
    <style:style style:name="P230" style:family="paragraph" style:parent-style-name="Text_20_body" style:list-style-name="L5">
      <style:text-properties fo:font-weight="bold" officeooo:rsid="00874c2f" officeooo:paragraph-rsid="00874c2f" style:font-weight-asian="bold" style:font-weight-complex="bold"/>
    </style:style>
    <style:style style:name="P231" style:family="paragraph" style:parent-style-name="Text_20_body" style:list-style-name="L9">
      <style:text-properties fo:font-weight="bold" officeooo:paragraph-rsid="009640e2" style:font-weight-asian="bold" style:font-weight-complex="bold"/>
    </style:style>
    <style:style style:name="P232" style:family="paragraph" style:parent-style-name="Text_20_body" style:list-style-name="L9">
      <style:text-properties fo:font-weight="bold" officeooo:rsid="009640e2" officeooo:paragraph-rsid="00981cca" style:font-weight-asian="bold" style:font-weight-complex="bold"/>
    </style:style>
    <style:style style:name="P233" style:family="paragraph" style:parent-style-name="Text_20_body" style:list-style-name="L9">
      <style:text-properties fo:font-weight="bold" officeooo:rsid="00981cca" officeooo:paragraph-rsid="00981cca" style:font-weight-asian="bold" style:font-weight-complex="bold"/>
    </style:style>
    <style:style style:name="P234" style:family="paragraph" style:parent-style-name="Text_20_body" style:list-style-name="L9">
      <style:text-properties fo:font-weight="bold" officeooo:rsid="00981cca" officeooo:paragraph-rsid="009961f3" style:font-weight-asian="bold" style:font-weight-complex="bold"/>
    </style:style>
    <style:style style:name="P235" style:family="paragraph" style:parent-style-name="Text_20_body" style:list-style-name="">
      <style:text-properties officeooo:rsid="0095cbcf" officeooo:paragraph-rsid="0095cbcf"/>
    </style:style>
    <style:style style:name="P236" style:family="paragraph" style:parent-style-name="Text_20_body" style:list-style-name="">
      <style:text-properties officeooo:rsid="00844b5e" officeooo:paragraph-rsid="00a74e8a"/>
    </style:style>
    <style:style style:name="P237" style:family="paragraph" style:parent-style-name="Text_20_body" style:list-style-name="L9">
      <style:text-properties officeooo:paragraph-rsid="009c0b66"/>
    </style:style>
    <style:style style:name="P238" style:family="paragraph" style:parent-style-name="Text_20_body" style:list-style-name="L10">
      <style:text-properties officeooo:rsid="00c34ec9" officeooo:paragraph-rsid="00c34ec9"/>
    </style:style>
    <style:style style:name="P239" style:family="paragraph" style:parent-style-name="Text_20_body" style:list-style-name="L12">
      <style:text-properties officeooo:rsid="00c7a408" officeooo:paragraph-rsid="00c8c7f2"/>
    </style:style>
    <style:style style:name="P240" style:family="paragraph" style:parent-style-name="Text_20_body" style:list-style-name="L12">
      <style:text-properties officeooo:rsid="00c7a408" officeooo:paragraph-rsid="00ce70fc"/>
    </style:style>
    <style:style style:name="P241" style:family="paragraph" style:parent-style-name="Text_20_body" style:list-style-name="L12">
      <style:text-properties officeooo:rsid="00c7a408" officeooo:paragraph-rsid="00d01331"/>
    </style:style>
    <style:style style:name="P242" style:family="paragraph" style:parent-style-name="Text_20_body" style:list-style-name="L13">
      <style:text-properties officeooo:rsid="00c9ea9f" officeooo:paragraph-rsid="00c9ea9f"/>
    </style:style>
    <style:style style:name="P243" style:family="paragraph" style:parent-style-name="Text_20_body" style:list-style-name="L14">
      <style:text-properties officeooo:rsid="00d59147" officeooo:paragraph-rsid="00d59147"/>
    </style:style>
    <style:style style:name="P244" style:family="paragraph" style:parent-style-name="Text_20_body" style:list-style-name="L15">
      <style:text-properties officeooo:rsid="00dda751" officeooo:paragraph-rsid="00dda751"/>
    </style:style>
    <style:style style:name="P245" style:family="paragraph" style:parent-style-name="Text_20_body" style:list-style-name="L16">
      <style:text-properties officeooo:rsid="00ef2e22" officeooo:paragraph-rsid="00ef2e22"/>
    </style:style>
    <style:style style:name="P246" style:family="paragraph" style:parent-style-name="Text_20_body" style:list-style-name="L17">
      <style:text-properties officeooo:rsid="004e38c3" officeooo:paragraph-rsid="004e38c3"/>
    </style:style>
    <style:style style:name="P247" style:family="paragraph" style:parent-style-name="Text_20_body" style:list-style-name="L17">
      <style:text-properties officeooo:rsid="004e6a52" officeooo:paragraph-rsid="004e6a52"/>
    </style:style>
    <style:style style:name="P248" style:family="paragraph" style:parent-style-name="Text_20_body" style:list-style-name="L18">
      <style:text-properties officeooo:paragraph-rsid="01053a28"/>
    </style:style>
    <style:style style:name="P249" style:family="paragraph" style:parent-style-name="Text_20_body" style:list-style-name="L18">
      <style:text-properties officeooo:paragraph-rsid="010577d6"/>
    </style:style>
    <style:style style:name="P250" style:family="paragraph" style:parent-style-name="Text_20_body" style:list-style-name="L18">
      <style:text-properties officeooo:rsid="01053a28" officeooo:paragraph-rsid="010577d6"/>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98b78"/>
    </style:style>
    <style:style style:name="T15" style:family="text">
      <style:text-properties fo:language="en" fo:country="US" officeooo:rsid="007edad5"/>
    </style:style>
    <style:style style:name="T16" style:family="text">
      <style:text-properties fo:language="en" fo:country="US" officeooo:rsid="007eebc4"/>
    </style:style>
    <style:style style:name="T17" style:family="text">
      <style:text-properties fo:language="en" fo:country="US" officeooo:rsid="0080398e"/>
    </style:style>
    <style:style style:name="T18" style:family="text">
      <style:text-properties fo:language="en" fo:country="US" officeooo:rsid="00817f44"/>
    </style:style>
    <style:style style:name="T19" style:family="text">
      <style:text-properties fo:language="en" fo:country="US" fo:background-color="#ffff00" loext:char-shading-value="0"/>
    </style:style>
    <style:style style:name="T20" style:family="text">
      <style:text-properties fo:language="en" fo:country="US" officeooo:rsid="0095cbcf" fo:background-color="#ffff00" loext:char-shading-value="0"/>
    </style:style>
    <style:style style:name="T21" style:family="text">
      <style:text-properties fo:language="en" fo:country="US" officeooo:rsid="00a74e8a" fo:background-color="#ffff00" loext:char-shading-value="0"/>
    </style:style>
    <style:style style:name="T22" style:family="text">
      <style:text-properties fo:language="en" fo:country="US" officeooo:rsid="00a99a09"/>
    </style:style>
    <style:style style:name="T23" style:family="text">
      <style:text-properties fo:language="en" fo:country="US" officeooo:rsid="00aa4a26"/>
    </style:style>
    <style:style style:name="T24" style:family="text">
      <style:text-properties fo:language="en" fo:country="US" officeooo:rsid="00c1829b"/>
    </style:style>
    <style:style style:name="T25" style:family="text">
      <style:text-properties fo:language="en" fo:country="US" officeooo:rsid="00df2f23"/>
    </style:style>
    <style:style style:name="T26" style:family="text">
      <style:text-properties fo:language="en" fo:country="US" officeooo:rsid="003d4953"/>
    </style:style>
    <style:style style:name="T27" style:family="text">
      <style:text-properties fo:language="en" fo:country="US" officeooo:rsid="00f5b543"/>
    </style:style>
    <style:style style:name="T28" style:family="text">
      <style:text-properties fo:language="en" fo:country="US" officeooo:rsid="0101abdb"/>
    </style:style>
    <style:style style:name="T29" style:family="text">
      <style:text-properties fo:language="en" fo:country="US" officeooo:rsid="01036702"/>
    </style:style>
    <style:style style:name="T30" style:family="text">
      <style:text-properties officeooo:rsid="0018597b"/>
    </style:style>
    <style:style style:name="T31" style:family="text">
      <style:text-properties officeooo:rsid="001968b9"/>
    </style:style>
    <style:style style:name="T32" style:family="text">
      <style:text-properties officeooo:rsid="001a36af"/>
    </style:style>
    <style:style style:name="T33" style:family="text">
      <style:text-properties officeooo:rsid="001e6a64"/>
    </style:style>
    <style:style style:name="T34" style:family="text">
      <style:text-properties officeooo:rsid="00283cc1"/>
    </style:style>
    <style:style style:name="T35" style:family="text">
      <style:text-properties officeooo:rsid="002a3552"/>
    </style:style>
    <style:style style:name="T36" style:family="text">
      <style:text-properties officeooo:rsid="002a79cd"/>
    </style:style>
    <style:style style:name="T37" style:family="text">
      <style:text-properties officeooo:rsid="00306120"/>
    </style:style>
    <style:style style:name="T38" style:family="text">
      <style:text-properties officeooo:rsid="0035f8d2"/>
    </style:style>
    <style:style style:name="T39" style:family="text">
      <style:text-properties officeooo:rsid="00364a08"/>
    </style:style>
    <style:style style:name="T40" style:family="text">
      <style:text-properties officeooo:rsid="0037c55c"/>
    </style:style>
    <style:style style:name="T41" style:family="text">
      <style:text-properties officeooo:rsid="003c1b14"/>
    </style:style>
    <style:style style:name="T42" style:family="text">
      <style:text-properties officeooo:rsid="00403782"/>
    </style:style>
    <style:style style:name="T43" style:family="text">
      <style:text-properties officeooo:rsid="0041571f"/>
    </style:style>
    <style:style style:name="T44" style:family="text">
      <style:text-properties officeooo:rsid="004301b8"/>
    </style:style>
    <style:style style:name="T45" style:family="text">
      <style:text-properties officeooo:rsid="0047ce26"/>
    </style:style>
    <style:style style:name="T46" style:family="text">
      <style:text-properties officeooo:rsid="00480c8c"/>
    </style:style>
    <style:style style:name="T47" style:family="text">
      <style:text-properties officeooo:rsid="004c0dd7"/>
    </style:style>
    <style:style style:name="T48" style:family="text">
      <style:text-properties officeooo:rsid="004d59f3"/>
    </style:style>
    <style:style style:name="T49" style:family="text">
      <style:text-properties officeooo:rsid="004e38c3"/>
    </style:style>
    <style:style style:name="T50" style:family="text">
      <style:text-properties officeooo:rsid="0050ee9a"/>
    </style:style>
    <style:style style:name="T51" style:family="text">
      <style:text-properties officeooo:rsid="0054e95c"/>
    </style:style>
    <style:style style:name="T52" style:family="text">
      <style:text-properties officeooo:rsid="00570450"/>
    </style:style>
    <style:style style:name="T53" style:family="text">
      <style:text-properties officeooo:rsid="0059e783"/>
    </style:style>
    <style:style style:name="T54" style:family="text">
      <style:text-properties officeooo:rsid="005cbae6"/>
    </style:style>
    <style:style style:name="T55" style:family="text">
      <style:text-properties officeooo:rsid="005da713"/>
    </style:style>
    <style:style style:name="T56" style:family="text">
      <style:text-properties officeooo:rsid="005f6cde"/>
    </style:style>
    <style:style style:name="T57" style:family="text">
      <style:text-properties officeooo:rsid="00614c69"/>
    </style:style>
    <style:style style:name="T58" style:family="text">
      <style:text-properties officeooo:rsid="0062861d"/>
    </style:style>
    <style:style style:name="T59" style:family="text">
      <style:text-properties officeooo:rsid="0063175a"/>
    </style:style>
    <style:style style:name="T60" style:family="text">
      <style:text-properties officeooo:rsid="002e6634"/>
    </style:style>
    <style:style style:name="T61" style:family="text">
      <style:text-properties officeooo:rsid="006479e9"/>
    </style:style>
    <style:style style:name="T62" style:family="text">
      <style:text-properties officeooo:rsid="0065cf0c"/>
    </style:style>
    <style:style style:name="T63" style:family="text">
      <style:text-properties officeooo:rsid="00669e62"/>
    </style:style>
    <style:style style:name="T64" style:family="text">
      <style:text-properties officeooo:rsid="006a8d73"/>
    </style:style>
    <style:style style:name="T65" style:family="text">
      <style:text-properties officeooo:rsid="006bd283"/>
    </style:style>
    <style:style style:name="T66" style:family="text">
      <style:text-properties officeooo:rsid="006c34c3"/>
    </style:style>
    <style:style style:name="T67" style:family="text">
      <style:text-properties officeooo:rsid="006db444"/>
    </style:style>
    <style:style style:name="T68" style:family="text">
      <style:text-properties officeooo:rsid="0072e75e"/>
    </style:style>
    <style:style style:name="T69" style:family="text">
      <style:text-properties officeooo:rsid="0077fb02"/>
    </style:style>
    <style:style style:name="T70" style:family="text">
      <style:text-properties officeooo:rsid="00798b78"/>
    </style:style>
    <style:style style:name="T71" style:family="text">
      <style:text-properties officeooo:rsid="007adf7a"/>
    </style:style>
    <style:style style:name="T72" style:family="text">
      <style:text-properties officeooo:rsid="007bd582"/>
    </style:style>
    <style:style style:name="T73" style:family="text">
      <style:text-properties officeooo:rsid="007c3fb1"/>
    </style:style>
    <style:style style:name="T74" style:family="text">
      <style:text-properties officeooo:rsid="00817f44"/>
    </style:style>
    <style:style style:name="T75" style:family="text">
      <style:text-properties officeooo:rsid="0083250a"/>
    </style:style>
    <style:style style:name="T76" style:family="text">
      <style:text-properties officeooo:rsid="00844b5e"/>
    </style:style>
    <style:style style:name="T77" style:family="text">
      <style:text-properties officeooo:rsid="00859060"/>
    </style:style>
    <style:style style:name="T78" style:family="text">
      <style:text-properties fo:font-weight="bold" style:font-weight-asian="bold" style:font-weight-complex="bold"/>
    </style:style>
    <style:style style:name="T79" style:family="text">
      <style:text-properties fo:font-weight="bold" officeooo:rsid="00859060" style:font-weight-asian="bold" style:font-weight-complex="bold"/>
    </style:style>
    <style:style style:name="T80" style:family="text">
      <style:text-properties fo:font-weight="bold" officeooo:rsid="00874c2f" style:font-weight-asian="bold" style:font-weight-complex="bold"/>
    </style:style>
    <style:style style:name="T81" style:family="text">
      <style:text-properties fo:font-weight="bold" officeooo:rsid="009640e2" style:font-weight-asian="bold" style:font-weight-complex="bold"/>
    </style:style>
    <style:style style:name="T82" style:family="text">
      <style:text-properties fo:font-weight="bold" officeooo:rsid="00faf2d7" style:font-weight-asian="bold" style:font-weight-complex="bold"/>
    </style:style>
    <style:style style:name="T83" style:family="text">
      <style:text-properties fo:font-weight="bold" officeooo:rsid="01053a28" style:font-weight-asian="bold" style:font-weight-complex="bold"/>
    </style:style>
    <style:style style:name="T84" style:family="text">
      <style:text-properties fo:font-weight="bold" officeooo:rsid="010577d6" style:font-weight-asian="bold" style:font-weight-complex="bold"/>
    </style:style>
    <style:style style:name="T85" style:family="text">
      <style:text-properties officeooo:rsid="00874c2f"/>
    </style:style>
    <style:style style:name="T86" style:family="text">
      <style:text-properties fo:font-weight="normal" style:font-weight-asian="normal" style:font-weight-complex="normal"/>
    </style:style>
    <style:style style:name="T87" style:family="text">
      <style:text-properties fo:font-weight="normal" officeooo:rsid="009640e2" style:font-weight-asian="normal" style:font-weight-complex="normal"/>
    </style:style>
    <style:style style:name="T88" style:family="text">
      <style:text-properties fo:font-weight="normal" officeooo:rsid="00874c2f" style:font-weight-asian="normal" style:font-weight-complex="normal"/>
    </style:style>
    <style:style style:name="T89" style:family="text">
      <style:text-properties fo:font-weight="normal" officeooo:rsid="00981cca" style:font-weight-asian="normal" style:font-weight-complex="normal"/>
    </style:style>
    <style:style style:name="T90" style:family="text">
      <style:text-properties fo:font-weight="normal" officeooo:rsid="009961f3" style:font-weight-asian="normal" style:font-weight-complex="normal"/>
    </style:style>
    <style:style style:name="T91" style:family="text">
      <style:text-properties fo:font-weight="normal" officeooo:rsid="009c0b66" style:font-weight-asian="normal" style:font-weight-complex="normal"/>
    </style:style>
    <style:style style:name="T92" style:family="text">
      <style:text-properties fo:font-weight="normal" officeooo:rsid="009de7b9" style:font-weight-asian="normal" style:font-weight-complex="normal"/>
    </style:style>
    <style:style style:name="T93" style:family="text">
      <style:text-properties officeooo:rsid="008b7e61"/>
    </style:style>
    <style:style style:name="T94" style:family="text">
      <style:text-properties officeooo:rsid="008d7382"/>
    </style:style>
    <style:style style:name="T95" style:family="text">
      <style:text-properties officeooo:rsid="008fb7c8"/>
    </style:style>
    <style:style style:name="T96" style:family="text">
      <style:text-properties officeooo:rsid="0091a264"/>
    </style:style>
    <style:style style:name="T97" style:family="text">
      <style:text-properties officeooo:rsid="0094367c"/>
    </style:style>
    <style:style style:name="T98" style:family="text">
      <style:text-properties officeooo:rsid="0094d5e0"/>
    </style:style>
    <style:style style:name="T99" style:family="text">
      <style:text-properties officeooo:rsid="0095cbcf"/>
    </style:style>
    <style:style style:name="T100" style:family="text">
      <style:text-properties officeooo:rsid="009619cf"/>
    </style:style>
    <style:style style:name="T101" style:family="text">
      <style:text-properties officeooo:rsid="009640e2"/>
    </style:style>
    <style:style style:name="T102" style:family="text">
      <style:text-properties officeooo:rsid="009961f3"/>
    </style:style>
    <style:style style:name="T103" style:family="text">
      <style:text-properties officeooo:rsid="00998138"/>
    </style:style>
    <style:style style:name="T104" style:family="text">
      <style:text-properties officeooo:rsid="009eadeb"/>
    </style:style>
    <style:style style:name="T105" style:family="text">
      <style:text-properties officeooo:rsid="009f266c"/>
    </style:style>
    <style:style style:name="T106" style:family="text">
      <style:text-properties officeooo:rsid="009fa4ad"/>
    </style:style>
    <style:style style:name="T107" style:family="text">
      <style:text-properties officeooo:rsid="009feb82"/>
    </style:style>
    <style:style style:name="T108" style:family="text">
      <style:text-properties officeooo:rsid="00a158d1"/>
    </style:style>
    <style:style style:name="T109" style:family="text">
      <style:text-properties officeooo:rsid="00a3cbd8"/>
    </style:style>
    <style:style style:name="T110" style:family="text">
      <style:text-properties officeooo:rsid="00a4c39f"/>
    </style:style>
    <style:style style:name="T111" style:family="text">
      <style:text-properties officeooo:rsid="00a5e7c8"/>
    </style:style>
    <style:style style:name="T112" style:family="text">
      <style:text-properties officeooo:rsid="00a83bf6"/>
    </style:style>
    <style:style style:name="T113" style:family="text">
      <style:text-properties officeooo:rsid="00a8df7c"/>
    </style:style>
    <style:style style:name="T114" style:family="text">
      <style:text-properties officeooo:rsid="00aa4a26"/>
    </style:style>
    <style:style style:name="T115" style:family="text">
      <style:text-properties officeooo:rsid="00ac1545"/>
    </style:style>
    <style:style style:name="T116" style:family="text">
      <style:text-properties officeooo:rsid="00ad31c7"/>
    </style:style>
    <style:style style:name="T117" style:family="text">
      <style:text-properties officeooo:rsid="00adbe63"/>
    </style:style>
    <style:style style:name="T118" style:family="text">
      <style:text-properties officeooo:rsid="00b3ff39"/>
    </style:style>
    <style:style style:name="T119" style:family="text">
      <style:text-properties officeooo:rsid="00b45000"/>
    </style:style>
    <style:style style:name="T120" style:family="text">
      <style:text-properties officeooo:rsid="00b4c94f"/>
    </style:style>
    <style:style style:name="T121" style:family="text">
      <style:text-properties officeooo:rsid="00b4e23d"/>
    </style:style>
    <style:style style:name="T122" style:family="text">
      <style:text-properties officeooo:rsid="00b6a754"/>
    </style:style>
    <style:style style:name="T123" style:family="text">
      <style:text-properties officeooo:rsid="00b797e1"/>
    </style:style>
    <style:style style:name="T124" style:family="text">
      <style:text-properties officeooo:rsid="00b83e23"/>
    </style:style>
    <style:style style:name="T125" style:family="text">
      <style:text-properties officeooo:rsid="00b96333"/>
    </style:style>
    <style:style style:name="T126" style:family="text">
      <style:text-properties officeooo:rsid="00b9f825"/>
    </style:style>
    <style:style style:name="T127" style:family="text">
      <style:text-properties officeooo:rsid="00bc2e21"/>
    </style:style>
    <style:style style:name="T128" style:family="text">
      <style:text-properties officeooo:rsid="00bd84d7"/>
    </style:style>
    <style:style style:name="T129" style:family="text">
      <style:text-properties officeooo:rsid="00be1dd5"/>
    </style:style>
    <style:style style:name="T130" style:family="text">
      <style:text-properties officeooo:rsid="00c04b93"/>
    </style:style>
    <style:style style:name="T131" style:family="text">
      <style:text-properties officeooo:rsid="00c125db"/>
    </style:style>
    <style:style style:name="T132" style:family="text">
      <style:text-properties officeooo:rsid="00c1829b"/>
    </style:style>
    <style:style style:name="T133" style:family="text">
      <style:text-properties officeooo:rsid="00c3a8fe"/>
    </style:style>
    <style:style style:name="T134" style:family="text">
      <style:text-properties officeooo:rsid="00c3b31b"/>
    </style:style>
    <style:style style:name="T135" style:family="text">
      <style:text-properties officeooo:rsid="00c52e3a"/>
    </style:style>
    <style:style style:name="T136" style:family="text">
      <style:text-properties officeooo:rsid="00c8c7f2"/>
    </style:style>
    <style:style style:name="T137" style:family="text">
      <style:text-properties officeooo:rsid="00cb904a"/>
    </style:style>
    <style:style style:name="T138" style:family="text">
      <style:text-properties officeooo:rsid="00cd699d"/>
    </style:style>
    <style:style style:name="T139" style:family="text">
      <style:text-properties officeooo:rsid="00ce70fc"/>
    </style:style>
    <style:style style:name="T140" style:family="text">
      <style:text-properties officeooo:rsid="00d2a101"/>
    </style:style>
    <style:style style:name="T141" style:family="text">
      <style:text-properties officeooo:rsid="00d5064e"/>
    </style:style>
    <style:style style:name="T142" style:family="text">
      <style:text-properties officeooo:rsid="00d59147"/>
    </style:style>
    <style:style style:name="T143" style:family="text">
      <style:text-properties officeooo:rsid="00d5d0d4"/>
    </style:style>
    <style:style style:name="T144" style:family="text">
      <style:text-properties officeooo:rsid="00d65878"/>
    </style:style>
    <style:style style:name="T145" style:family="text">
      <style:text-properties fo:font-style="italic" style:font-style-asian="italic" style:font-style-complex="italic"/>
    </style:style>
    <style:style style:name="T146" style:family="text">
      <style:text-properties fo:font-style="italic" officeooo:rsid="00e48cd3" style:font-style-asian="italic" style:font-style-complex="italic"/>
    </style:style>
    <style:style style:name="T147" style:family="text">
      <style:text-properties fo:font-style="italic" officeooo:rsid="002a79cd" style:font-style-asian="italic" style:font-style-complex="italic"/>
    </style:style>
    <style:style style:name="T148" style:family="text">
      <style:text-properties fo:font-style="italic" officeooo:rsid="00e6812e" style:font-style-asian="italic" style:font-style-complex="italic"/>
    </style:style>
    <style:style style:name="T149" style:family="text">
      <style:text-properties fo:font-style="italic" officeooo:rsid="00f5b543" style:font-style-asian="italic" style:font-style-complex="italic"/>
    </style:style>
    <style:style style:name="T150" style:family="text">
      <style:text-properties fo:font-style="italic" officeooo:rsid="00fccec0" style:font-style-asian="italic" style:font-style-complex="italic"/>
    </style:style>
    <style:style style:name="T151" style:family="text">
      <style:text-properties fo:font-style="italic" officeooo:rsid="00fec06a" style:font-style-asian="italic" style:font-style-complex="italic"/>
    </style:style>
    <style:style style:name="T152" style:family="text">
      <style:text-properties fo:font-style="italic" officeooo:rsid="010078fb" style:font-style-asian="italic" style:font-style-complex="italic"/>
    </style:style>
    <style:style style:name="T153" style:family="text">
      <style:text-properties fo:font-style="italic" officeooo:rsid="0100e32a" style:font-style-asian="italic" style:font-style-complex="italic"/>
    </style:style>
    <style:style style:name="T154" style:family="text">
      <style:text-properties fo:font-style="normal" style:font-style-asian="normal" style:font-style-complex="normal"/>
    </style:style>
    <style:style style:name="T155" style:family="text">
      <style:text-properties fo:font-style="normal" officeooo:rsid="00d86c4d" style:font-style-asian="normal" style:font-style-complex="normal"/>
    </style:style>
    <style:style style:name="T156" style:family="text">
      <style:text-properties fo:font-style="normal" officeooo:rsid="00e2ca41" style:font-style-asian="normal" style:font-style-complex="normal"/>
    </style:style>
    <style:style style:name="T157" style:family="text">
      <style:text-properties fo:font-style="normal" officeooo:rsid="00f89e12" style:font-style-asian="normal" style:font-style-complex="normal"/>
    </style:style>
    <style:style style:name="T158" style:family="text">
      <style:text-properties fo:font-style="normal" officeooo:rsid="00fec06a" style:font-style-asian="normal" style:font-style-complex="normal"/>
    </style:style>
    <style:style style:name="T159" style:family="text">
      <style:text-properties fo:font-style="normal" officeooo:rsid="010078fb" style:font-style-asian="normal" style:font-style-complex="normal"/>
    </style:style>
    <style:style style:name="T160" style:family="text">
      <style:text-properties fo:font-style="normal" officeooo:rsid="0100e32a" style:font-style-asian="normal" style:font-style-complex="normal"/>
    </style:style>
    <style:style style:name="T161" style:family="text">
      <style:text-properties officeooo:rsid="00d8a448"/>
    </style:style>
    <style:style style:name="T162" style:family="text">
      <style:text-properties officeooo:rsid="00daa047"/>
    </style:style>
    <style:style style:name="T163" style:family="text">
      <style:text-properties officeooo:rsid="00dbb052"/>
    </style:style>
    <style:style style:name="T164" style:family="text">
      <style:text-properties officeooo:rsid="00dbcf9b"/>
    </style:style>
    <style:style style:name="T165" style:family="text">
      <style:text-properties officeooo:rsid="00dc6eb0"/>
    </style:style>
    <style:style style:name="T166" style:family="text">
      <style:text-properties officeooo:rsid="00dda751"/>
    </style:style>
    <style:style style:name="T167" style:family="text">
      <style:text-properties officeooo:rsid="00df2f23"/>
    </style:style>
    <style:style style:name="T168" style:family="text">
      <style:text-properties officeooo:rsid="00e00742"/>
    </style:style>
    <style:style style:name="T169" style:family="text">
      <style:text-properties officeooo:rsid="00e067c3"/>
    </style:style>
    <style:style style:name="T170" style:family="text">
      <style:text-properties officeooo:rsid="00e19096"/>
    </style:style>
    <style:style style:name="T171" style:family="text">
      <style:text-properties officeooo:rsid="00e21eb9"/>
    </style:style>
    <style:style style:name="T172" style:family="text">
      <style:text-properties officeooo:rsid="00e2ca41"/>
    </style:style>
    <style:style style:name="T173" style:family="text">
      <style:text-properties officeooo:rsid="00e48cd3"/>
    </style:style>
    <style:style style:name="T174" style:family="text">
      <style:text-properties officeooo:rsid="00e4ad5a"/>
    </style:style>
    <style:style style:name="T175" style:family="text">
      <style:text-properties officeooo:rsid="00e6812e"/>
    </style:style>
    <style:style style:name="T176" style:family="text">
      <style:text-properties officeooo:rsid="00ea1309"/>
    </style:style>
    <style:style style:name="T177" style:family="text">
      <style:text-properties officeooo:rsid="00ea1bda"/>
    </style:style>
    <style:style style:name="T178" style:family="text">
      <style:text-properties officeooo:rsid="00eb235c"/>
    </style:style>
    <style:style style:name="T179" style:family="text">
      <style:text-properties officeooo:rsid="00eb5b83"/>
    </style:style>
    <style:style style:name="T180" style:family="text">
      <style:text-properties officeooo:rsid="00eb6fef"/>
    </style:style>
    <style:style style:name="T181" style:family="text">
      <style:text-properties officeooo:rsid="00eca14c"/>
    </style:style>
    <style:style style:name="T182" style:family="text">
      <style:text-properties officeooo:rsid="00ef11ce"/>
    </style:style>
    <style:style style:name="T183" style:family="text">
      <style:text-properties officeooo:rsid="00ef2e22"/>
    </style:style>
    <style:style style:name="T184" style:family="text">
      <style:text-properties officeooo:rsid="00dbcf9b" fo:background-color="#ffff00" loext:char-shading-value="0"/>
    </style:style>
    <style:style style:name="T185" style:family="text">
      <style:text-properties officeooo:rsid="00dc6eb0" fo:background-color="#ffff00" loext:char-shading-value="0"/>
    </style:style>
    <style:style style:name="T186" style:family="text">
      <style:text-properties officeooo:rsid="00dda751" fo:background-color="#ffff00" loext:char-shading-value="0"/>
    </style:style>
    <style:style style:name="T187" style:family="text">
      <style:text-properties officeooo:rsid="00ef2e22" fo:background-color="#ffff00" loext:char-shading-value="0"/>
    </style:style>
    <style:style style:name="T188" style:family="text">
      <style:text-properties officeooo:rsid="00ef6e3d" fo:background-color="#ffff00" loext:char-shading-value="0"/>
    </style:style>
    <style:style style:name="T189" style:family="text">
      <style:text-properties officeooo:rsid="00f12c3c" fo:background-color="#ffff00" loext:char-shading-value="0"/>
    </style:style>
    <style:style style:name="T190" style:family="text">
      <style:text-properties officeooo:rsid="00ef6e3d"/>
    </style:style>
    <style:style style:name="T191" style:family="text">
      <style:text-properties officeooo:rsid="00f12c3c"/>
    </style:style>
    <style:style style:name="T192" style:family="text">
      <style:text-properties officeooo:rsid="00f14455"/>
    </style:style>
    <style:style style:name="T193" style:family="text">
      <style:text-properties officeooo:rsid="00f50451"/>
    </style:style>
    <style:style style:name="T194" style:family="text">
      <style:text-properties officeooo:rsid="00f55662"/>
    </style:style>
    <style:style style:name="T195" style:family="text">
      <style:text-properties officeooo:rsid="00f5b543"/>
    </style:style>
    <style:style style:name="T196" style:family="text">
      <style:text-properties officeooo:rsid="00f6c574"/>
    </style:style>
    <style:style style:name="T197" style:family="text">
      <style:text-properties officeooo:rsid="00f89e12"/>
    </style:style>
    <style:style style:name="T198" style:family="text">
      <style:text-properties officeooo:rsid="00faf2d7"/>
    </style:style>
    <style:style style:name="T199" style:family="text">
      <style:text-properties officeooo:rsid="00fccec0"/>
    </style:style>
    <style:style style:name="T200" style:family="text">
      <style:text-properties officeooo:rsid="00fec06a"/>
    </style:style>
    <style:style style:name="T201" style:family="text">
      <style:text-properties officeooo:rsid="010078fb"/>
    </style:style>
    <style:style style:name="T202" style:family="text">
      <style:text-properties officeooo:rsid="0100e32a"/>
    </style:style>
    <style:style style:name="T203" style:family="text">
      <style:text-properties officeooo:rsid="0101abdb"/>
    </style:style>
    <style:style style:name="T204" style:family="text">
      <style:text-properties officeooo:rsid="0102268d"/>
    </style:style>
    <style:style style:name="T205" style:family="text">
      <style:text-properties officeooo:rsid="01036702"/>
    </style:style>
    <style:style style:name="T206" style:family="text">
      <style:text-properties officeooo:rsid="01053a28"/>
    </style:style>
    <style:style style:name="T207" style:family="text">
      <style:text-properties officeooo:rsid="010577d6"/>
    </style:style>
    <style:style style:name="T208" style:family="text">
      <style:text-properties officeooo:rsid="010666c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9" text:outline-level="1">Index</text:h>
      <text:h text:style-name="P184" text:outline-level="1"><text:a xlink:type="simple" xlink:href="#0_scope_and_purpose" text:style-name="Internet_20_link" text:visited-style-name="Visited_20_Internet_20_Link">Scope and purpose of this document</text:a></text:h>
      <text:h text:style-name="P184" text:outline-level="1"><text:a xlink:type="simple" xlink:href="#1_general_principles" text:style-name="Internet_20_link" text:visited-style-name="Visited_20_Internet_20_Link">1. General principles</text:a></text:h>
      <text:h text:style-name="P184" text:outline-level="1"><text:tab/><text:a xlink:type="simple" xlink:href="#1_1_burden_on_the_decoder" text:style-name="Internet_20_link" text:visited-style-name="Visited_20_Internet_20_Link">1.1. Burden on the decoder</text:a></text:h>
      <text:h text:style-name="P184" text:outline-level="1"><text:tab/><text:a xlink:type="simple" xlink:href="#1_2_error_attribution_and_recovery" text:style-name="Internet_20_link" text:visited-style-name="Visited_20_Internet_20_Link"><text:span text:style-name="T113">1.2. Error attribution and recovery</text:span></text:a></text:h>
      <text:h text:style-name="P184" text:outline-level="1"><text:a xlink:type="simple" xlink:href="#2_tiff_a_file_header" text:style-name="Internet_20_link" text:visited-style-name="Visited_20_Internet_20_Link"><text:span text:style-name="T74">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184" text:outline-level="1"><text:tab/><text:a xlink:type="simple" xlink:href="#2_1_first_part" text:style-name="Internet_20_link" text:visited-style-name="Visited_20_Internet_20_Link"><text:span text:style-name="T74">2</text:span></text:a><text:a xlink:type="simple" xlink:href="#2_1_first_part" text:style-name="Internet_20_link" text:visited-style-name="Visited_20_Internet_20_Link">.1. First part</text:a></text:h>
      <text:h text:style-name="P184" text:outline-level="1"><text:tab/><text:a xlink:type="simple" xlink:href="#2_2_second_part_in_classictiff_a" text:style-name="Internet_20_link" text:visited-style-name="Visited_20_Internet_20_Link">2.2. Second part in ClassTIFF/A</text:a></text:h>
      <text:h text:style-name="P184" text:outline-level="1"><text:tab/><text:a xlink:type="simple" xlink:href="#2_3_second_part_in_bigtiff_a" text:style-name="Internet_20_link" text:visited-style-name="Visited_20_Internet_20_Link">2.3. Second part in BigTIFF/A</text:a></text:h>
      <text:h text:style-name="P184" text:outline-level="1"><text:tab/><text:a xlink:type="simple" xlink:href="#2_4_fault_tolerance" text:style-name="Internet_20_link" text:visited-style-name="Visited_20_Internet_20_Link">2.4. Fault tolerance in decoding</text:a></text:h>
      <text:h text:style-name="P185"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77">Test files</text:span></text:a></text:h>
      <text:h text:style-name="P186" text:outline-level="1"><text:a xlink:type="simple" xlink:href="#3_data_block_order" text:style-name="Internet_20_link" text:visited-style-name="Visited_20_Internet_20_Link"><text:span text:style-name="T77">3</text:span></text:a><text:a xlink:type="simple" xlink:href="#3_data_block_order" text:style-name="Internet_20_link" text:visited-style-name="Visited_20_Internet_20_Link">. Data block order, location, and organization</text:a></text:h>
      <text:h text:style-name="P185" text:outline-level="1"><text:tab/><text:a xlink:type="simple" xlink:href="#3_1_tiff_and_tiff_a" text:style-name="Internet_20_link" text:visited-style-name="Visited_20_Internet_20_Link"><text:span text:style-name="T100">3.1. TIFF and TIFF/A</text:span></text:a></text:h>
      <text:h text:style-name="P185" text:outline-level="1"><text:tab/><text:a xlink:type="simple" xlink:href="#3_2_alignment" text:style-name="Internet_20_link" text:visited-style-name="Visited_20_Internet_20_Link"><text:span text:style-name="T100">3.2. Alignment</text:span></text:a></text:h>
      <text:h text:style-name="P185" text:outline-level="1"><text:tab/><text:a xlink:type="simple" xlink:href="#3_3_test_files" text:style-name="Internet_20_link" text:visited-style-name="Visited_20_Internet_20_Link"><text:span text:style-name="T100">3.3. Test files</text:span></text:a></text:h>
      <text:h text:style-name="P187" text:outline-level="1"><text:a xlink:type="simple" xlink:href="#4_ifd_tree" text:style-name="Internet_20_link" text:visited-style-name="Visited_20_Internet_20_Link">4. </text:a><text:a xlink:type="simple" xlink:href="#4_ifd_tree" text:style-name="Internet_20_link" text:visited-style-name="Visited_20_Internet_20_Link"><text:span text:style-name="T105">The </text:span></text:a><text:a xlink:type="simple" xlink:href="#4_ifd_tree" text:style-name="Internet_20_link" text:visited-style-name="Visited_20_Internet_20_Link">IFD tree</text:a></text:h>
      <text:h text:style-name="P187" text:outline-level="1"><text:tab/><text:a xlink:type="simple" xlink:href="#4_1_historical_context" text:style-name="Internet_20_link" text:visited-style-name="Visited_20_Internet_20_Link"><text:span text:style-name="T106">4.1. Historical context</text:span></text:a></text:h>
      <text:h text:style-name="P187" text:outline-level="1"><text:tab/><text:a xlink:type="simple" xlink:href="#4_2_the_ifd_structure" text:style-name="Internet_20_link" text:visited-style-name="Visited_20_Internet_20_Link"><text:span text:style-name="T112">4.2. The IFD structure</text:span></text:a></text:h>
      <text:h text:style-name="P187" text:outline-level="1"><text:tab/><text:tab/><text:a xlink:type="simple" xlink:href="#4_2_1_format_and_decoder_considerations" text:style-name="Internet_20_link" text:visited-style-name="Visited_20_Internet_20_Link"><text:span text:style-name="T118">4.2.1. Format and primary decoder considerations</text:span></text:a></text:h>
      <text:h text:style-name="P187" text:outline-level="1"><text:tab/><text:tab/><text:a xlink:type="simple" xlink:href="#4_2_2_datatype_tolerance" text:style-name="Internet_20_link" text:visited-style-name="Visited_20_Internet_20_Link"><text:span text:style-name="T123">4.2.2. Datatype tolerance</text:span></text:a></text:h>
      <text:h text:style-name="P187" text:outline-level="1"><text:tab/><text:tab/><text:a xlink:type="simple" xlink:href="#4_2_3_premature_eof" text:style-name="Internet_20_link" text:visited-style-name="Visited_20_Internet_20_Link"><text:span text:style-name="T123">4.2.3. Premature EOF</text:span></text:a></text:h>
      <text:h text:style-name="P187" text:outline-level="1"><text:tab/><text:tab/><text:a xlink:type="simple" xlink:href="#4_2_4_ifd_arrays_vs_ifd_lists" text:style-name="Internet_20_link" text:visited-style-name="Visited_20_Internet_20_Link"><text:span text:style-name="T130">4.2.4. IFD arrays vs IFD lists</text:span></text:a></text:h>
      <text:h text:style-name="P187" text:outline-level="1"><text:tab/><text:a xlink:type="simple" xlink:href="#4_3_the_tiff_a_ifd_tree" text:style-name="Internet_20_link" text:visited-style-name="Visited_20_Internet_20_Link"><text:span text:style-name="T132">4.3. The TIFF/A IFD tree</text:span></text:a></text:h>
      <text:h text:style-name="P187" text:outline-level="1"><text:tab/><text:a xlink:type="simple" xlink:href="#4_4_old_school_ifd_relations" text:style-name="Internet_20_link" text:visited-style-name="Visited_20_Internet_20_Link"><text:span text:style-name="T133">4.4. Old-school IFD relations a decoder should be aware of</text:span></text:a></text:h>
      <text:h text:style-name="P187" text:outline-level="1"><text:tab/><text:a xlink:type="simple" xlink:href="#4_5_test_files" text:style-name="Internet_20_link" text:visited-style-name="Visited_20_Internet_20_Link"><text:span text:style-name="T136">4.5. Test files</text:span></text:a></text:h>
      <text:h text:style-name="P188" text:outline-level="1"><text:a xlink:type="simple" xlink:href="#5_the_tiff_a_image_ifd" text:style-name="Internet_20_link" text:visited-style-name="Visited_20_Internet_20_Link">5. The TIFF/A image IFD</text:a></text:h>
      <text:h text:style-name="P188" text:outline-level="1"><text:tab/><text:a xlink:type="simple" xlink:href="#5_1_decoder_guidelines" text:style-name="Internet_20_link" text:visited-style-name="Visited_20_Internet_20_Link">5.1. </text:a><text:a xlink:type="simple" xlink:href="#5_1_decoder_guidelines" text:style-name="Internet_20_link" text:visited-style-name="Visited_20_Internet_20_Link"><text:span text:style-name="T161">General </text:span></text:a><text:a xlink:type="simple" xlink:href="#5_1_decoder_guidelines" text:style-name="Internet_20_link" text:visited-style-name="Visited_20_Internet_20_Link">guidelines</text:a></text:h>
      <text:h text:style-name="P188" text:outline-level="1"><text:tab/><text:a xlink:type="simple" xlink:href="#5_2_image_dimensions" text:style-name="Internet_20_link" text:visited-style-name="Visited_20_Internet_20_Link">5.2. Image dimensions</text:a></text:h>
      <text:h text:style-name="P188" text:outline-level="1"><text:tab/><text:tab/><text:a xlink:type="simple" xlink:href="#5_2_1_image_dimension_tags" text:style-name="Internet_20_link" text:visited-style-name="Visited_20_Internet_20_Link"><text:span text:style-name="T166">5.2.1. Tags and codec operation</text:span></text:a><text:span text:style-name="T166"> </text:span></text:h>
      <text:h text:style-name="P188" text:outline-level="1"><text:tab/><text:tab/><text:a xlink:type="simple" xlink:href="#5_2_2_test_files" text:style-name="Internet_20_link" text:visited-style-name="Visited_20_Internet_20_Link"><text:span text:style-name="T166">5.2.2. Test files</text:span></text:a></text:h>
      <text:h text:style-name="P188" text:outline-level="1"><text:tab/><text:a xlink:type="simple" xlink:href="#5_3_image_colorspace" text:style-name="Internet_20_link" text:visited-style-name="Visited_20_Internet_20_Link"><text:span text:style-name="T168">5.3. Image colorspace</text:span></text:a></text:h>
      <text:h text:style-name="P188" text:outline-level="1"><text:tab/><text:tab/><text:a xlink:type="simple" xlink:href="#5_3_1_tags" text:style-name="Internet_20_link" text:visited-style-name="Visited_20_Internet_20_Link"><text:span text:style-name="T170">5.3.1. Tags</text:span></text:a></text:h>
      <text:h text:style-name="P188" text:outline-level="1"><text:tab/><text:tab/><text:a xlink:type="simple" xlink:href="#5_3_2_fault_tolerant_decoding" text:style-name="Internet_20_link" text:visited-style-name="Visited_20_Internet_20_Link"><text:span text:style-name="T170">5.3.2. Fault tolerant decoding</text:span></text:a></text:h>
      <text:h text:style-name="P188" text:outline-level="1"><text:tab/><text:tab/><text:a xlink:type="simple" xlink:href="#5_3_3_sample_data_ranges" text:style-name="Internet_20_link" text:visited-style-name="Visited_20_Internet_20_Link"><text:span text:style-name="T182">5.3.3. Sample data ranges</text:span></text:a></text:h>
      <text:h text:style-name="P188" text:outline-level="1"><text:tab/><text:tab/><text:a xlink:type="simple" xlink:href="#5_3_4_precomputed_alpha" text:style-name="Internet_20_link" text:visited-style-name="Visited_20_Internet_20_Link"><text:span text:style-name="T182">5.3.4. Precomputed alpha</text:span></text:a></text:h>
      <text:h text:style-name="P188" text:outline-level="1"><text:tab/><text:tab/><text:a xlink:type="simple" xlink:href="#5_3_5_extra_samples_and_default_rendering" text:style-name="Internet_20_link" text:visited-style-name="Visited_20_Internet_20_Link"><text:span text:style-name="T182">5.3.5. Extra samples and default rendering</text:span></text:a></text:h>
      <text:h text:style-name="P188" text:outline-level="1"><text:soft-page-break/><text:tab/><text:tab/><text:a xlink:type="simple" xlink:href="#5_3_6_test_files" text:style-name="Internet_20_link" text:visited-style-name="Visited_20_Internet_20_Link"><text:span text:style-name="T183">5.3.6. Test files</text:span></text:a></text:h>
      <text:h text:style-name="P188" text:outline-level="1"><text:tab/><text:a xlink:type="simple" xlink:href="#5_4_raster_organization" text:style-name="Internet_20_link" text:visited-style-name="Visited_20_Internet_20_Link"><text:span text:style-name="T193">5.4. Raster organization</text:span></text:a></text:h>
      <text:h text:style-name="P188" text:outline-level="1"><text:tab/><text:tab/><text:a xlink:type="simple" xlink:href="#5_4_1_tags" text:style-name="Internet_20_link" text:visited-style-name="Visited_20_Internet_20_Link"><text:span text:style-name="T194">5.4.1. Tags</text:span></text:a></text:h>
      <text:h text:style-name="P188" text:outline-level="1"><text:tab/><text:tab/><text:a xlink:type="simple" xlink:href="#5_4_2_fault_tolerant_decoding" text:style-name="Internet_20_link" text:visited-style-name="Visited_20_Internet_20_Link"><text:span text:style-name="T194">5.4.2. Fault tolerant decoding</text:span></text:a></text:h>
      <text:h text:style-name="P188" text:outline-level="1"><text:tab/><text:tab/><text:a xlink:type="simple" xlink:href="#5_4_3_recommendations_on_orientation" text:style-name="Internet_20_link" text:visited-style-name="Visited_20_Internet_20_Link"><text:span text:style-name="T195">5.4.3. Encoder recommendations</text:span></text:a></text:h>
      <text:h text:style-name="P188" text:outline-level="1"><text:tab/><text:tab/><text:a xlink:type="simple" xlink:href="#5_4_4_test_files" text:style-name="Internet_20_link" text:visited-style-name="Visited_20_Internet_20_Link"><text:span text:style-name="T205">5.4.4. Test files</text:span></text:a></text:h>
      <text:h text:style-name="P173" text:outline-level="1"><text:bookmark text:name="0_scope_and_purpose"/>Scope and purpose of this document</text:h>
      <text:p text:style-name="P7">This document is intended to be a stand-alone specification of what is henceforth called "<text:span text:style-name="T1">TIFF/A</text:span>".</text:p>
      <text:p text:style-name="P8"><text:span text:style-name="T1">TIFF/A</text:span> is a subset of TIFF. The subset is chosen such that it meets specific goals. The most important ones are...</text:p>
      <text:list xml:id="list5207487339944407405" text:style-name="L1">
        <text:list-item>
          <text:p text:style-name="P222"><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189">It needs to circumvent anything that is ambiguous in the existing TIFF specifications, as well as real-life practice. We need a subset that contains only what anyone can unambiguously agree upon, now and in the foreseeable future.</text:p>
        </text:list-item>
        <text:list-item>
          <text:p text:style-name="P189">It needs to be free of patents and license restrictions. Whilst in our opinion compression support is an absolute requirement, the subset needs to be chosen such that any implied technology is free to use, and all required specifications <text:span text:style-name="T67">and possibly reference implementations </text:span>are freely available and widely adopted.</text:p>
        </text:list-item>
        <text:list-item>
          <text:p text:style-name="P190">It needs to cover the needs of the target user base. For instance, many digitization and archival project<text:span text:style-name="T67">s</text:span> struggle with a strict budget, and computer equipment is often times limited in many ways. The <text:span text:style-name="T1">TIFF/A</text:span> subset needs to be chosen such that it does not involve unnecessarily large processing. <text:span text:style-name="T67">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8">Whilst <text:span text:style-name="T1">TIFF/A</text:span> is a subset of TIFF, this document is meant to evolve into a stand-alone specification, for several reasons. </text:p>
      <text:list xml:id="list9117523531114490908" text:style-name="L2">
        <text:list-item>
          <text:p text:style-name="P223"><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191">Secondly, centralization of all required specification into a single document will ease implementation and conformance checking.</text:p>
        </text:list-item>
        <text:list-item>
          <text:p text:style-name="P192">Last, but certainly not least, this document aims to specify more then just a particular TIFF subset. It also contains guidelines for <text:span text:style-name="T67">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24">This TIFF/A document, aside from actually specifying TIFF/A, thus often mentions particular target applications. These applications include <text:span text:style-name="T68">e</text:span>ncoding and decoding, <text:span text:style-name="T68">but also “conversion”. This “converting” application covers a lot of functionality as it aims to convert TIFF into legit TIFF/A. </text:span></text:p>
      <text:list xml:id="list5584311328492732920" text:style-name="L3">
        <text:list-item>
          <text:p text:style-name="P193">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224"><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225"><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26">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160"><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60"><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61">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69">This </text:span>will always result in some possible input files being rejected with proper problem document, rather then being converted into legitimate TIFF/A.</text:p>
      <text:p text:style-name="P162">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162">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63"><text:span text:style-name="T69">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 </text:span></text:p>
      <text:p text:style-name="P164">However, we do not intend anything included in this document to be non-negotiable or final. At this stage, this document is a proposal, designed such that parts of it can be rejected with minimal impact on other parts that may get approval. </text:p>
      <text:p text:style-name="P163"><text:soft-page-break/><text:span text:style-name="T2">To ease this process, </text:span><text:a xlink:type="simple" xlink:href="#999_d_preforma_evaluation" text:style-name="Internet_20_link" text:visited-style-name="Visited_20_Internet_20_Link">appendix </text:a><text:a xlink:type="simple" xlink:href="#999_d_preforma_evaluation" text:style-name="Internet_20_link" text:visited-style-name="Visited_20_Internet_20_Link"><text:span text:style-name="T14">D</text:span></text:a><text:span text:style-name="T2"> contains an exhaustive enumeration of the particular parts and issues that require evaluation.</text:span></text:p>
      <text:p text:style-name="P25">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it" text:style-name="Internet_20_link" text:visited-style-name="Visited_20_Internet_20_Link">B</text:a>, and <text:a xlink:type="simple" xlink:href="#999_c_tiff_ep" text:style-name="Internet_20_link" text:visited-style-name="Visited_20_Internet_20_Link">C</text:a>, provide such a direct comparison between TIFF, TIFF/IT, and TIFF/EP on the one hand, respectively, and TIFF/<text:span text:style-name="T72">A</text:span> on the other.</text:p>
      <text:p text:style-name="P10"/>
      <text:h text:style-name="P174" text:outline-level="1"><text:bookmark text:name="1_general_principles"/>1. General principles</text:h>
      <text:h text:style-name="Heading_20_2" text:outline-level="2"><text:bookmark text:name="1_1_burden_on_the_decoder"/><text:span text:style-name="T15">1.</text:span><text:span text:style-name="T2">1. Burden on the decoder</text:span></text:h>
      <text:p text:style-name="P68"><text:span text:style-name="T2">TIFF contains a lot of options when it comes to file organization. TIFF/A, being a TIFF subset, imposes some limit, but still there's many different encod</text:span><text:span text:style-name="T16">ing</text:span><text:span text:style-name="T2"> possibilities in TIFF/A.</text:span></text:p>
      <text:p text:style-name="P69"><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6">if it is </text:span><text:span text:style-name="T2">able to deal with all possible combinations of all options.</text:span></text:p>
      <text:p text:style-name="P68"><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6">at least historically, there's a wide range of </text:span><text:span text:style-name="T2">devices </text:span><text:span text:style-name="T16">that are low in memory and processing power, encoding and </text:span><text:span text:style-name="T2">exporting images, </text:span><text:span text:style-name="T16">whilst decoding these files for conversion or rendering or whatever is usually delegated to more </text:span><text:span text:style-name="T17">powerful</text:span><text:span text:style-name="T16"> machines.</text:span></text:p>
      <text:h text:style-name="Heading_20_2" text:outline-level="2"><text:bookmark text:name="1_2_error_attribution_and_recovery"/><text:span text:style-name="T16">1.</text:span><text:span text:style-name="T2">2. Error attribution and recovery</text:span></text:h>
      <text:p text:style-name="P40">When building a batch converter from one simple image file format A to another simple image file format B, there's often a problem in error attribution and recovery. Suppose the batch program runs overnight, without human supervision, converting many thousands of files. However, the moment the last person leaves the room and goes home for the night, the application encounters an error. How should it respond?</text:p>
      <text:p text:style-name="P40">Suppose it's a system-wide error, “Out of memory”. The batch program may be leaking some memory, and we've run out. It's appropriate, in this application, to actually stop the converting process and visually display an error.</text:p>
      <text:p text:style-name="P80"><text:span text:style-name="T2">But what if the error is related to the file in format A that just got scanned? The error says “Decoding file 0123.A: Incorrect signature value, this is probably not a valid A”. You certainly don't want the batch program to stop working, for whomever comes in first the next morning to discover pretty much nothing happened, for no good reason. </text:span><text:span text:style-name="T22">Likely, the desired response may be to make a log entry somewhere, and move on to the next file, instead. </text:span></text:p>
      <text:p text:style-name="P80"><text:span text:style-name="T2">Your batch program is in need of proper error attribution. At the very least, when an error occurs, it requires a way to find out whether or not the error is related to the decoding process of a specific file. </text:span><text:span text:style-name="T22">If it's not, it's likely OK for the program to assume the error is system-wide.</text:span></text:p>
      <text:p text:style-name="P79"><text:span text:style-name="T2">The situation with TIFF and TIFF/A both, is a lot more complicated, because TIFF nor TIFF/A is a simple file format. Errors can originate on the file level, for instance when a file</text:span><text:span text:style-name="T22"> </text:span><text:span text:style-name="T2">header is so totally off that it doesn't make any sense to go on. But an error can equally likely originate from decoding the raster contained in the fifth IFD, and it's quite possible all IFDs up to that point can be decoded just fine and images can be extracted. </text:span><text:span text:style-name="T22">Or, the pointer to the value of the “Software” tag in that fifth IFD could be totally corrupted </text:span><text:span text:style-name="T23">and point to a location beyond EOF</text:span><text:span text:style-name="T22">, which would imply that Software tag cannot be read, but the image can still be retrieved.</text:span></text:p>
      <text:p text:style-name="P81"><text:span text:style-name="T2">For every possible application to respond appropriately in every different error situation, a TIFF decoder will be required to provide a means to check the origin of the error. In an object oriented decoder design, it's likely there are different objects representing the file, each IFD, and even each tag. Error attribution can be fully supported by simply having an error flag inside each of these objects, with the decoder setting </text:span><text:span text:style-name="T23">the appropriate flag</text:span><text:span text:style-name="T2"> when the error occurs, and the calling application checking </text:span><text:span text:style-name="T23">those flags </text:span><text:span text:style-name="T2">as needed in order to respond meaningfully.</text:span></text:p>
      <text:p text:style-name="P82"><text:soft-page-break/><text:span text:style-name="T22">P</text:span><text:span text:style-name="T23">roper error response can be quite complicated and something to keep in mind during application or system design. For example, TIFF as well as TIFF/A may contain downsampled versions of an image, enabling an application to avoid the overhead of the full-size image in some circumstances. However, it's quite possible an error occurs when decoding such a downsampled image, and the error may be attributed to the downsampled image IFD. The tricky part is, this does not imply the actual image cannot be read. It may be that the full-size version IFD of this image can be decoded just fine. Meaning, an application that decides to use a downsample, must be designed such that retrieving the next bigger downsampled version or the full-size image remains a valid plan B.</text:span></text:p>
      <text:p text:style-name="P82"><text:span text:style-name="T23">I</text:span><text:span text:style-name="T22">n the remainder of this document, whenever an error situation is discussed, </text:span><text:span text:style-name="T23">it's clearly stated </text:span><text:span text:style-name="T22">to which object or level </text:span><text:span text:style-name="T23">the error </text:span><text:span text:style-name="T22">should be attributed.</text:span></text:p>
      <text:p text:style-name="P83"><text:span text:style-name="T22">T</text:span><text:span text:style-name="T2">he different types or levels of error defined, are...</text:span></text:p>
      <text:list xml:id="list216466960436165669" text:style-name="L4">
        <text:list-item>
          <text:p text:style-name="P194">File level error. This can be a consequence of encountering EOF during header decoding, or header values making no sense at all. Pretty much nothing can be accessed.</text:p>
        </text:list-item>
        <text:list-item>
          <text:p text:style-name="P194">IFD level error. The error is local to this IFD. The caller cannot even access a tag count. However, other IFDs may be fine.</text:p>
        </text:list-item>
        <text:list-item>
          <text:p text:style-name="P194">IFD-image level error. The IFD itself is fine. It's just that it doesn't make sense as an image. For example, maybe there is no ImageWidth tag, or maybe the PhotometricInterpretation tag that ought to be an integer specification of colorspace family, is an ASCII string instead. The caller can access the tags and their value. But it cannot get a decoded image stream.</text:p>
        </text:list-item>
      </text:list>
      <text:p text:style-name="P39"/>
      <text:h text:style-name="P171" text:outline-level="1"><text:bookmark text:name="2_tiff_a_file_header"/><text:span text:style-name="T18">2</text:span><text:span text:style-name="T2">. </text:span><text:span text:style-name="T9">TIFF/A</text:span><text:span text:style-name="T2"> file header</text:span></text:h>
      <text:h text:style-name="P165" text:outline-level="2"><text:bookmark text:name="2_1_first_part"/><text:span text:style-name="T74">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7"/>
      <text:p text:style-name="P8">The first two bytes in <text:span text:style-name="T1">TIFF/A</text:span> are required to have the same value. This value is either ASCII "I" (decimal 73, hex 49) or ASCII "M" (decimal 77, hex 4D).</text:p>
      <text:p text:style-name="P7">These first two bytes are the byte order indicator. "M" is historically short for "Motorola", "I" is short for "Intel". "M" indicates network byte order, higher order bytes come first. "I" indicates reversed byte order, higher order bytes come last.</text:p>
      <text:p text:style-name="P7">This byte order indicator applies to any <text:span text:style-name="T73">multibyte value</text:span> <text:span text:style-name="T73">in the file</text:span>, from the subsequent version number, other members of the header specified below, all data members of the IFD structure, all tag values, up to and including even the actual image pixel color data.</text:p>
      <text:p text:style-name="P7">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8">We eliminate this ambiguity in <text:span text:style-name="T1">TIFF/A</text:span> by limiting image data to 8bit or 16bit integer, and 32bit or 64bit floating point.</text:p>
      <text:p text:style-name="P29">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74">See also “</text:span><text:a xlink:type="simple" xlink:href="#1_1_burden_on_the_decoder" text:style-name="Internet_20_link" text:visited-style-name="Visited_20_Internet_20_Link"><text:span text:style-name="T74">1.1. Burden on the decoder</text:span></text:a><text:span text:style-name="T74">”.</text:span></text:p>
      <text:p text:style-name="P29">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74">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29">As usual, TIFF or <text:span text:style-name="T1">TIFF/A</text:span> encoders may chose to not support either ClassicTIFF, or BigTIFF, <text:span text:style-name="T75">or they may chose to support both.</text:span> Decoders, however, need to support both.</text:p>
      <text:p text:style-name="P29">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29"/>
      <text:p text:style-name="P29">This second and final part of the Classic<text:span text:style-name="T1">TIFF/A</text:span> header specifies a 4 byte unsigned integer value that is the file offset of the first IFD. IFD structures are explained below <text:span text:style-name="T74">in “</text:span><text:a xlink:type="simple" xlink:href="#4_2_the_ifd_structure" text:style-name="Internet_20_link" text:visited-style-name="Visited_20_Internet_20_Link"><text:span text:style-name="T74">4.2. The IFD structure</text:span></text:a><text:span text:style-name="T74">”</text:span>.</text:p>
      <text:p text:style-name="P29">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9">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29"/>
      <text:p text:style-name="P29">This second and final part of the BigTIFF/<text:span text:style-name="T1">A</text:span> header starts of with 2 unsigned 16bit integer members, with fixed values, respectively 8 and 0.</text:p>
      <text:p text:style-name="P29">Immediately following these two members, is an 8 byte unsigned integer value that is the file offset of the first IFD. IFD structures are explained below <text:span text:style-name="T74">in “</text:span><text:a xlink:type="simple" xlink:href="#4_2_the_ifd_structure" text:style-name="Internet_20_link" text:visited-style-name="Visited_20_Internet_20_Link"><text:span text:style-name="T74">4.2. The IFD structure</text:span></text:a><text:span text:style-name="T74">”</text:span>.</text:p>
      <text:p text:style-name="P29">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9">The BigTIFF/<text:span text:style-name="T1">A</text:span> file header is thus 16 bytes long.</text:p>
      <text:h text:style-name="Heading_20_2" text:outline-level="2"><text:bookmark text:name="2_4_fault_tolerance"/>2.4. Fault tolerance in decoding</text:h>
      <text:p text:style-name="P29">In real-life TIFF, it is not uncommon to see lowercase "ii" or lowercase "mm" <text:span text:style-name="T76">for the first member of the header structure</text:span>. <text:span text:style-name="T76">A robust, fault-tolerant decoder </text:span>is required to <text:span text:style-name="T76">interpret </text:span>these incorrect values <text:span text:style-name="T76">as</text:span> "II" or "MM" respectively.</text:p>
      <text:p text:style-name="P8">Any other values <text:span text:style-name="T76">in that first member will </text:span>need to be regarded <text:a xlink:type="simple" xlink:href="#1_2_error_attribution_and_recovery" text:style-name="Internet_20_link" text:visited-style-name="Visited_20_Internet_20_Link">a</text:a><text:a xlink:type="simple" xlink:href="#1_2_error_attribution_and_recovery" text:style-name="Internet_20_link" text:visited-style-name="Visited_20_Internet_20_Link"><text:span text:style-name="T120">n </text:span></text:a><text:a xlink:type="simple" xlink:href="#1_2_error_attribution_and_recovery" text:style-name="Internet_20_link" text:visited-style-name="Visited_20_Internet_20_Link">error </text:a><text:a xlink:type="simple" xlink:href="#1_2_error_attribution_and_recovery" text:style-name="Internet_20_link" text:visited-style-name="Visited_20_Internet_20_Link"><text:span text:style-name="T76">on the TIFF file level</text:span></text:a><text:span text:style-name="T76">.</text:span></text:p>
      <text:p text:style-name="P31">In real-life, it is not uncommon to encounter <text:span text:style-name="T76">otherwise </text:span>perfectly <text:span text:style-name="T76">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76">, this practice mostly dates back to the pre-BigTIFF era, and it's expected BigTIFF-aware manufacturers abandon this practice. So it's reasonable to assume all such files are ClassicTIFF.</text:span></text:p>
      <text:p text:style-name="P31">For this reason, <text:span text:style-name="T76">a fault tolerant decoder is recommended to interpret anything other then 43, as if it were 42.</text:span></text:p>
      <text:p text:style-name="P30">A fault-tolerant decoder may want to ignore the first two members of the second part of the header, in BigTIFF/A. To this day they have fixed values that don't convey any real meaning.</text:p>
      <text:p text:style-name="P30">If a premature EOF is encountered decoding the header, a decoder can only meaningfully respond with <text:a xlink:type="simple" xlink:href="#1_2_error_attribution_and_recovery" text:style-name="Internet_20_link" text:visited-style-name="Visited_20_Internet_20_Link">a fatal error on the TIFF file level</text:a>.</text:p>
      <text:p text:style-name="P27">The open source “converter” solution proposed by Libis and AWare Systems will include the fault <text:soft-page-break/>tolerance specified above in the decoding part, meaning, TIFF files with any of these mistakes will get converted to perfectly legitimate TIFF/A.</text:p>
      <text:p text:style-name="P27">The closed source version will try and go beyond said fault tolerance. If the first member is neither “II”, “MM”, “ii”, nor “mm”, <text:span text:style-name="T77">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77">Test files</text:span></text:h>
      <text:list xml:id="list3207178153354021873" text:style-name="L5">
        <text:list-item>
          <text:p text:style-name="P226"><text:span text:style-name="T79">Header\Classic Intel.tif</text:span><text:span text:style-name="T77">: Perfectly well formed ClassicTIFF/A, Intel byte order, 16 bits per sample in the actual image data enabling testing byte order correctness up to image data decoding.</text:span></text:p>
        </text:list-item>
        <text:list-item>
          <text:p text:style-name="P228"><text:span text:style-name="T78">Header\Classic Motorola.tif</text:span>: Perfectly well formed <text:span text:style-name="T85">Classic</text:span>TIFF,/A Motorola byte order, 16 bits per sample in the actual image data enabling testing byte order correctness up to image data decoding.</text:p>
        </text:list-item>
        <text:list-item>
          <text:p text:style-name="P227"><text:span text:style-name="T79">Header\</text:span><text:span text:style-name="T80">Big </text:span><text:span text:style-name="T79">Intel.tif</text:span><text:span text:style-name="T77">: Perfectly well formed BigTIFF/A, Intel byte order, 16 bits per sample in the actual image data enabling testing byte order correctness up to image data decoding.</text:span></text:p>
        </text:list-item>
        <text:list-item>
          <text:p text:style-name="P228"><text:span text:style-name="T78">Header\</text:span><text:span text:style-name="T80">Big </text:span><text:span text:style-name="T78">Motorola.tif</text:span>: Perfectly well formed BigTIFF,/A Motorola byte order, 16 bits per sample in the actual image data enabling testing byte order correctness up to image data decoding.</text:p>
        </text:list-item>
        <text:list-item>
          <text:p text:style-name="P229"><text:span text:style-name="T78">Header\Lowercase byteorder E.tif</text:span>: ClassicTIFF/A, Intel byte order, 16 bits per sample, but the first member of the header is “ii” where it should actually be “II”.</text:p>
        </text:list-item>
        <text:list-item>
          <text:p text:style-name="P229"><text:span text:style-name="T78">Header\Nonsense byteorder E.tif</text:span>: ClassicTIFF/A, Intel byte order, 16 bits per sample, but the first member of the header is “xx” where it should actually be “II”.</text:p>
        </text:list-item>
        <text:list-item>
          <text:p text:style-name="P229"><text:span text:style-name="T78">Header\Incorrect version E.tif</text:span>: ClassicTIFF/A, Intel byte order, 16 bits per sample, but the version number in the header is 78 where it should actually be 42.</text:p>
        </text:list-item>
        <text:list-item>
          <text:p text:style-name="P230">Header\Incorrect bigconst E.tif<text:span text:style-name="T86">: BigTIFF/A, Intel byte order, but the first two member of the second part of the header are totally off.</text:span></text:p>
        </text:list-item>
      </text:list>
      <text:p text:style-name="P70">Please note that the final four test files included for this section are not actually legitimate TIFF nor legitimate TIFF/A. They are included for testing fault tolerance and/or error behavior, only.</text:p>
      <text:h text:style-name="P175" text:outline-level="1"><text:bookmark text:name="3_data_block_order"/><text:span text:style-name="T93">3</text:span>. Data block order, location, and organization</text:h>
      <text:h text:style-name="Heading_20_2" text:outline-level="2"><text:bookmark text:name="3_1_tiff_and_tiff_a"/>3.1. TIFF and TIFF/A</text:h>
      <text:h text:style-name="P195" text:outline-level="1">Any data block in TIFF is either the file header specified in previous section “<text:a xlink:type="simple" xlink:href="#2_tiff_a_file_header" text:style-name="Internet_20_link" text:visited-style-name="Visited_20_Internet_20_Link"><text:span text:style-name="T94">2. TIFF/A file header</text:span></text:a><text:span text:style-name="T94">”</text:span>, or...</text:h>
      <text:list xml:id="list7411192959776598177" text:style-name="L6">
        <text:list-item>
          <text:h text:style-name="P199" text:outline-level="1">a TIFF IFD</text:h>
        </text:list-item>
        <text:list-item>
          <text:h text:style-name="P199" text:outline-level="1"><text:span text:style-name="T94">a t</text:span>ag <text:span text:style-name="T94">value</text:span></text:h>
        </text:list-item>
        <text:list-item>
          <text:h text:style-name="P200" text:outline-level="1"><text:span text:style-name="T94">an </text:span>image strip or tile</text:h>
        </text:list-item>
      </text:list>
      <text:h text:style-name="P196" text:outline-level="1">A TIFF IFD more or less corresponds to a single raster image. It<text:span text:style-name="T94">'s a collection of tags, followed by a pointer to the next IFD in the same chain.</text:span></text:h>
      <text:h text:style-name="P197" text:outline-level="1">A tag is more or less a data member in the IFD. Its tag type, <text:span text:style-name="T94">identified by an </text:span>unsigned 16bit integer, indicates what exact data is given. For example, the tag with ID 256 <text:span text:style-name="T93">is </text:span>used to <text:span text:style-name="T93">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94">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196" text:outline-level="1">The raster pixel color data is divided into rectangular parts, either strips or tiles. <text:span text:style-name="T96">Every such strip or tile ends up in a separate data block. </text:span>The<text:span text:style-name="T100">se</text:span> <text:span text:style-name="T96">data block </text:span>file offsets and lengths are specified in dedicated tags.</text:h>
      <text:h text:style-name="P198" text:outline-level="1"><text:span text:style-name="T95">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195" text:outline-level="1">Additionally, any data block is supposed to be linked from only one location. For example, if multiple pages in a TIFF file include the same <text:span text:style-name="T100">encoding software name, and the name does not fit the tag value space inside the IFD</text:span>, they are required to each link to their own instance of that <text:span text:style-name="T100">name</text:span>.</text:h>
      <text:h text:style-name="P195" text:outline-level="1">This serves multiple purposes...</text:h>
      <text:list xml:id="list1066129710487191591" text:style-name="L7">
        <text:list-item>
          <text:h text:style-name="P201" text:outline-level="1">Encoders can flush data in any order they see fit. They never need huge buffers. This is important because encoders can be low-memory devices like faxes and scanners.</text:h>
        </text:list-item>
        <text:list-item>
          <text:h text:style-name="P202"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100">defined</text:span>, even for private purposes, and still these low-level file operations work just fine.</text:h>
        </text:list-item>
      </text:list>
      <text:h text:style-name="P203" text:outline-level="1">The specific context of TIFF/A <text:span text:style-name="T97">changes this picture slightly.</text:span></text:h>
      <text:h text:style-name="P204"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204" text:outline-level="1">More importantly, TIFF allows for parts of the addressing space inside a file to be unused. This actually naturally happens as a consequence of page deletion, for example, as this is most commonly implemented as a mere IFD unlinking.</text:h>
      <text:h text:style-name="P205"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98">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206" text:outline-level="1">Therefore, a final step in a TIFF/A compliance check, should map all addressing space usage. This enables detection of...</text:h>
      <text:list xml:id="list1287474133355879413" text:style-name="L8">
        <text:list-item>
          <text:h text:style-name="P207" text:outline-level="1">partly overlapping data blocks</text:h>
        </text:list-item>
        <text:list-item>
          <text:h text:style-name="P207" text:outline-level="1">multiple pointers to a single data block</text:h>
        </text:list-item>
        <text:list-item>
          <text:h text:style-name="P207" text:outline-level="1">unused spaces</text:h>
        </text:list-item>
      </text:list>
      <text:h text:style-name="P208" text:outline-level="1">These first two problems imply the file is invalid TIFF, all three problems imply the file is invalid TIFF/A. </text:h>
      <text:h text:style-name="P235"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ext:h text:style-name="P209" text:outline-level="1">The open source “converter” solution proposed by Libis and AWare Systems will include <text:span text:style-name="T99">resolution of these problems, and ensure TIFF/A compliance, as a natural consequence of the conversion. The open source compliance checker will include addressing space mapping and detection of these problems.</text:span></text:h>
      <text:h text:style-name="P210" text:outline-level="1">There's nothing left for the closed source commercial solution to add, here, the open source solution covers everything.</text:h>
      <text:h text:style-name="Heading_20_2" text:outline-level="2"><text:bookmark text:name="3_2_alignment"/>3.2. Alignment</text:h>
      <text:p text:style-name="P71">In ClassicTIFF, all data blocks are required to be aligned on a 4 byte boundary. In BigTIFF, the required alignment is 8 bytes.</text:p>
      <text:p text:style-name="P71">This historical requirement 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72">Still, TIFF requires this alignment, and TIFF/A is a subset of TIFF, so it <text:span text:style-name="T103">can</text:span>not be ignored. </text:p>
      <text:p text:style-name="P78">Note that this alignment will often result in tiny unused spaces that are at most 3 bytes long in ClassicTIFF and at most 7 bytes long in BigTIFF. Spaces this small, correctly ensuring proper alignment, should be ignored and not count as actual unused space in the above mentioned TIFF/A compliance check.</text:p>
      <text:h text:style-name="P236" text:outline-level="1"><text:span text:style-name="T19">The open source “converter” solution proposed by Libis and AWare Systems will include </text:span><text:span text:style-name="T21">restoration of proper alignment </text:span><text:span text:style-name="T20">as a natural consequence of the conversion. </text:span></text:h>
      <text:h text:style-name="Heading_20_2" text:outline-level="2"><text:bookmark text:name="3_3_test_files"/>3.<text:span text:style-name="T100">3</text:span>. Test files</text:h>
      <text:list xml:id="list1273584511790914976" text:style-name="L9">
        <text:list-item>
          <text:p text:style-name="P231"><text:span text:style-name="T101">Block\Overlap E.tif</text:span><text:span text:style-name="T87">: <text:s/></text:span><text:span text:style-name="T88">ClassicTIFF/A, Intel byte order, </text:span><text:span text:style-name="T87">8</text:span><text:span text:style-name="T88"> bits per sample. </text:span><text:span text:style-name="T87">Contains two IFDs. First one has a Software tag defining the name of the encoding software “Overlap test encoding software”. As this tag value does not fit inside the IFD, it's contained in a separate </text:span><text:soft-page-break/><text:span text:style-name="T87">data block. The second IFD also has a Software tag. This tag points to the same data block offset, plus 8, and has the same length, minus 8. Its value therefore ends up being “test encoding software”.</text:span></text:p>
        </text:list-item>
        <text:list-item>
          <text:p text:style-name="P237"><text:span text:style-name="T81">Block\Block reuse E.tif</text:span><text:span text:style-name="T87">: </text:span><text:span text:style-name="T88">ClassicTIFF/A, Intel byte order, </text:span><text:span text:style-name="T87">8</text:span><text:span text:style-name="T88"> bits per sample. </text:span><text:span text:style-name="T87">Contains two IFDs. Both have a Software tag defining the name of the encoding software, both point to the same data block containing this tag's </text:span><text:span text:style-name="T91">value “This tag value data block pointed to from two locations”.</text:span></text:p>
        </text:list-item>
        <text:list-item>
          <text:p text:style-name="P232">Block\Unused space E.tif<text:span text:style-name="T86">: <text:s/></text:span><text:span text:style-name="T88">ClassicTIFF/A, Intel byte order, </text:span><text:span text:style-name="T86">8</text:span><text:span text:style-name="T88"> bits per sample, </text:span><text:span text:style-name="T89">single IFD. This files contains </text:span><text:span text:style-name="T91">an </text:span><text:span text:style-name="T89">unused space </text:span><text:span text:style-name="T91">of 128 bytes immediately before the single IFD data block</text:span><text:span text:style-name="T89">.</text:span></text:p>
        </text:list-item>
        <text:list-item>
          <text:p text:style-name="P233">Block\Bad alignment Classic E.tif<text:span text:style-name="T86">: </text:span><text:span text:style-name="T88">ClassicTIFF/A, Intel byte order, </text:span><text:span text:style-name="T87">8</text:span><text:span text:style-name="T88"> bits per sample, </text:span><text:span text:style-name="T86">single IFD. </text:span><text:span text:style-name="T90">Some of the data blocks in this file don't sit on 4 byte boundary offsets.</text:span></text:p>
        </text:list-item>
        <text:list-item>
          <text:p text:style-name="P234"><text:span text:style-name="T102">Block\Bad alignment Big E.tif</text:span><text:span text:style-name="T90">: Big</text:span><text:span text:style-name="T88">TIFF/A, Intel byte order, </text:span><text:span text:style-name="T87">8</text:span><text:span text:style-name="T88"> bits per sample, </text:span><text:span text:style-name="T90">single IFD. Some of the data blocks in this file don't sit on 8 byte boundary offsets, even though all blocks sit on 4 byte boundary offsets.</text:span></text:p>
        </text:list-item>
      </text:list>
      <text:p text:style-name="P73"><text:span text:style-name="T90">P</text:span><text:span text:style-name="T86">lease note that none of these files are actually </text:span><text:span text:style-name="T92">valid </text:span><text:span text:style-name="T86">TIFF/A, and, except for “</text:span><text:span text:style-name="T87">Block\Unused space E.tif”, </text:span><text:span text:style-name="T86">none of these files are actually </text:span><text:span text:style-name="T92">valid</text:span><text:span text:style-name="T86"> TIFF. They are included for testing fault tolerance, error behavior and/or conversion and compliance checking, only.</text:span></text:p>
      <text:h text:style-name="P172" text:outline-level="1"><text:bookmark text:name="4_ifd_tree"/><text:span text:style-name="T104">4</text:span>. <text:span text:style-name="T105">The </text:span>IFD tree</text:h>
      <text:h text:style-name="P165" text:outline-level="2"><text:bookmark text:name="4_1_historical_context"/>4.1. Historical context</text:h>
      <text:p text:style-name="P7">In TIFF, the origin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32">In the early days, TIFF was mostly used as a container for a single such raster.</text:p>
      <text:p text:style-name="P33">This scheme evolved in several different ways. Since the top level was actually designed to be a single-linked list of IFD structures, <text:span text:style-name="T110">with the first IFD being pointed to in the file header and every IFD including a pointer to the next IFD in the list, </text:span>TIFF quite naturally became a multiraster format.</text:p>
      <text:p text:style-name="P33">There was however no good way to encode and convey all possible meanings of this multiraster list. Were these different planes of the same image? Different layers? Different pages in a scan? A base image and multiple possible masks? A base image and <text:span text:style-name="T107">some </text:span>convenient premade more manageable downsampled versions thereof? Some attempts were made to <text:span text:style-name="T108">come up with a </text:span>standard <text:span text:style-name="T108">to specify</text:span> these intended relations between the different rasters, and some of these standards still live on in real-life practical TIFF usage <text:span text:style-name="T110">today</text:span>.</text:p>
      <text:p text:style-name="P33">It became clear, however, that standards could not foresee every possible multiraster relation in every possible application and encoding context. </text:p>
      <text:p text:style-name="P33">On top of that, there was a problem with compatibility between software with different levels of support for different versions of these standards. <text:span text:style-name="T107">Suppose, for example, an old-time page deletion algorithm gets fed an old-time multiraster TIFF. Both the algorithm and the file predate or ignore these standards to convey multiraster relations. Say the TIFF file contains 4 pages of a single fax. And let's agree the algorithm is used to delete the second page. This is fine, all goes as planned from the user's point of view.</text:span></text:p>
      <text:p text:style-name="P32">Now let's apply the same algorithm with the same parameters and user intention to a newer TIFF file. This file, too, has 4 rasters. However, whilst the first and second are marked a full-size new image, the third and fourth are marked as downsampled version<text:span text:style-name="T110">s</text:span> of the previous full-size image. The user may view this TIFF with a software that conforms to these new standards, and conclude there are two pages in this file. He may next use the said page deletion algorithm to delete the second one. Suddenly, all goes haywire, we end up with the first full-size new image, followed by IFDs that are said to be downsamples of this full-size image, whilst they are actually downsamples of the deleted raster. When the user next views the result, what he <text:span text:style-name="T108">sees </text:span>may actually depend on his viewing scale and zooming level, as his newfangled viewing software may decide to use these downsamples or <text:span text:style-name="T110">use </text:span>the full-scale image depending on the size of the intended rendering.</text:p>
      <text:p text:style-name="P34">In other words, these standards fell short, and introduced the potential for data corruption.</text:p>
      <text:p text:style-name="P35">It became clear that a different strategy was <text:span text:style-name="T108">needed</text:span>. Modern practical usage of TIFF regards every IFD in this top-level linked list as a single independent page of a multipage document. No raster relation is to be specified at this level, ensuring <text:span text:style-name="T108">wide </text:span>compatibility. <text:span text:style-name="T108">The oldest software that predates all raster relation specification standards, will just assume every raster on this level is a separate image, and it is correct in doing so. The various raster relation specification standards are such that in the absence of any raster relationship tag, again the IFDs in this list are assumed to be separate images, so that's OK too. And thirdly, it fits fine with modern TIFF handling software too, of course.</text:span></text:p>
      <text:p text:style-name="P34">Instead of including every encoded raster in the same top-level linked list, modern <text:span text:style-name="T110">TIFF usage </text:span>allows for secondary lists to be started from <text:span text:style-name="T110">within </text:span>any IFD, with specific tags <text:span text:style-name="T110">to </text:span>indicate the meaning of these secondary lists, thus turning <text:span text:style-name="T110">the </text:span>single list into a full IFD tree. For example, raster IFDs can include the SubIFDs tag. This tag, if included, points to the first IFD in a list of <text:soft-page-break/>downsampled versions of the IFD that includes th<text:span text:style-name="T135">e </text:span>tag.</text:p>
      <text:p text:style-name="P36">Building on the previous example, a modern TIFF file with four rasters, the third and fourth being a downsampled version of the second, should have two IFDs in the top-level list. The second IFD should contain the SubIFDs tag, and this tag should point to the third raster, which in turn links to the fourth. The old-time page deletion algorithm has no problem correctly deleting the second page by unlinking it. It doesn't understand the SubIFDs tag, but it doesn't need to either because unlinking the second IFD, the third and fourth disappear too. If instead the page deletion algorithm is built to comply <text:span text:style-name="T110">with </text:span>one of the old-time raster relationship specifications, it'll note no raster relationship tags are present in the two IFDs it's seeing and, again, merely unlink the second IFD, as was the user's intention.</text:p>
      <text:p text:style-name="P37">The modern way to turn TIFF into an IFD tree rather then a single list, has some important additional advantages. For starters, decoders do not need to scan ahead in order to understand an IFD. It used to be a subsequent IFD could potentially be a mask that needed to be applied to the previous IFD, but now instead that previous IFD contains an in-place indication of everything related to it. <text:span text:style-name="T110">Another advantage lies in the fact that </text:span>the IFD structure inherits the extendability scheme inherent to tags. There is no standard “LayerIFDs” tag, but there could be, and you could be the one to register it or you could <text:span text:style-name="T110">define </text:span>a private “LayerIFDs” tag if your workflow does not require good interchange of this particular data.</text:p>
      <text:p text:style-name="P38">Furthermore, it's now possible to encode anything existing of any number of rasters with any possible relationship, and still ensure perfect data interchange of <text:span text:style-name="T110">at the very least </text:span>the composed image. For example, this <text:span text:style-name="T110">hypothetical </text:span>“LayerIFDs” tag should be used in a top-level IFD that contains the composed image result<text:span text:style-name="T110">ing</text:span> from <text:span text:style-name="T110">appropriately </text:span>blending all layers. The tag should point to a list of rasters representing each layer, including the base layer. Software that doesn't understand the “LayerIFDs” tag, will of course not be able to access and make sense of these individual layers, nor will it be able to compose anything the way that is defined in this hypothetical “LayerIFDs” tag specification, but it will decode and render the composed image just fine. </text:p>
      <text:p text:style-name="P8"><text:span text:style-name="T135">All t</text:span>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text:span text:style-name="T109">the SubIFDs tag standard in the TIFF/A subset is vital</text:span>. Also, <text:span text:style-name="T109">any TIFF decoder, including the one on the input end of the </text:span><text:a xlink:type="simple" xlink:href="#0_scope_and_purpose" text:style-name="Internet_20_link" text:visited-style-name="Visited_20_Internet_20_Link"><text:span text:style-name="T109">TIFF-to-TIFF/A converter</text:span></text:a><text:span text:style-name="T109">, should understand old-time raster relationship specification sufficiently to at least skip old-time downsamples and such in the top-level IFD list and not mistake them for independent pages.</text:span></text:p>
      <text:p text:style-name="P8">The <text:span text:style-name="T109">next </text:span>subsection below specifies the IFD structure. Next, we build on <text:span text:style-name="T111">all </text:span>this and specify the <text:span text:style-name="T1">TIFF/A</text:span> IFD tree. <text:span text:style-name="T110">T</text:span>he final subsection <text:span text:style-name="T110">includes recommendations on how to skip old-time downsamples and other such “slave images”.</text:span></text:p>
      <text:h text:style-name="P165" text:outline-level="2"><text:bookmark text:name="4_2_the_ifd_structure"/><text:span text:style-name="T74">4</text:span>.<text:span text:style-name="T106">2</text:span>. The IFD structure</text:h>
      <text:h text:style-name="P178" text:outline-level="3"><text:bookmark text:name="4_2_1_format_and_decoder_considerations"/>4.2.1. Format and <text:span text:style-name="T120">primary </text:span>decoder considerations</text:h>
      <text:p text:style-name="P41">Whilst the data member<text:span text:style-name="T118">s</text:span> of the IFD structure, and their meaning, remain the same in ClassicTIFF and BigTIFF <text:span text:style-name="T118">alike</text:span>, their size and datatype does not.</text:p>
      <text:p text:style-name="P7">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ext:soft-page-break/>there is no next IFD</text:p>
          </table:table-cell>
        </table:table-row>
      </table:table>
      <text:p text:style-name="P7"/>
      <text:p text:style-name="P7">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7"/>
      <text:p text:style-name="P7">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7"/>
      <text:p text:style-name="P7">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7"/>
      <text:p text:style-name="P7">Reading, decoding and interpreting an IFD, is a process that starts with a given file offset for this IFD. This file offset can be incorrect. It can point to a location inside the file header, or it can point to EOF or beyond. <text:span text:style-name="T115">P</text:span>artial download<text:span text:style-name="T115">s often result in such situations</text:span>.</text:p>
      <text:p text:style-name="P7">It is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text:span text:style-name="T114">partly or </text:span>completely specified and a user may want to retrieve <text:span text:style-name="T114">whatever he can</text:span>.</text:p>
      <text:p text:style-name="P39">This is why an incorrect IFD offset should result in an error attributed to that IFD, not to the structure the offset was actually read from. An incorrect IFD offset, is an <text:a xlink:type="simple" xlink:href="#1_2_error_attribution_and_recovery" text:style-name="Internet_20_link" text:visited-style-name="Visited_20_Internet_20_Link">IFD-level error</text:a>, attributed to that IFD.</text:p>
      <text:p text:style-name="P7">Any TIFF handling code needs to also check for circular IFD reference at this point. The most clearly understood circular IFD reference situation, is when the file header points to a particular IFD A as the first IFD. This IFD A in turn points to IFD B as next IFD, and IFD B points to IFD A as the next IFD. Any code scanning through IFDs for whatever purpose may end up in an infinite loop in this situation. To protect itself from this, a TIFF decoder needs to maintain a table of IFD offsets <text:span text:style-name="T119">for </text:span><text:soft-page-break/><text:span text:style-name="T119">the file</text:span>.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7">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8">A tag count that <text:span text:style-name="T115">fails the sanity check and exceeds the recommended maximum of 4096, should result in an </text:span><text:a xlink:type="simple" xlink:href="#1_2_error_attribution_and_recovery" text:style-name="Internet_20_link" text:visited-style-name="Visited_20_Internet_20_Link"><text:span text:style-name="T115">IFD-level error</text:span></text:a>.</text:p>
      <text:p text:style-name="P8">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text:span text:style-name="T115">below </text:span>in “<text:a xlink:type="simple" xlink:href="#5_the_tiff_a_image_ifd" text:style-name="Internet_20_link" text:visited-style-name="Visited_20_Internet_20_Link"><text:span text:style-name="T115">5. The TIFF/A image IFD</text:span></text:a><text:span text:style-name="T115">”.</text:span></text:p>
      <text:p text:style-name="P7">The second member of the tag structure, is a datatype indication. The possible values and their meaning <text:span text:style-name="T115">are</text:span>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floating point value is obtained <text:soft-page-break/>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7"/>
      <text:p text:style-name="P8">Some datatypes are not actually valid for any of the <text:span text:style-name="T1">TIFF/A</text:span> tags. They are thus marked "not defined in <text:span text:style-name="T1">TIFF/A</text:span>".</text:p>
      <text:p text:style-name="P7">Following the tag datatype specifier, is the integer specification of the number of values in the tag data. <text:span text:style-name="T117">Every tag value is </text:span>regarded an array of <text:span text:style-name="T117">a particular </text:span>datatype. If it's a single element, it's simply an array of length 1.</text:p>
      <text:p text:style-name="P7">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text:soft-page-break/>structure. If it's smaller then the byte length of a file offset, it's encoded in the lower portion of this final member. Meaning, the bytes in this member that have the highest file offsets, are not used.</text:p>
      <text:p text:style-name="P7">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43">The TIFF specification states that tag identification codes in an IFD should be unique, and written in ascending order. It's easily understood that tag identification codes ought to be unique, it simply does not make sense to have multiple ImageWidth specifications, <text:span text:style-name="T117">and, tag values being arrays, in cases where multiple values do make sense this should normally be covered with a single tag having multiple values</text:span>. The ascending order, may not conceptually be required, but it's part of the TIFF specification, <text:span text:style-name="T117">so it's part of TIFF/A</text:span>.</text:p>
      <text:p text:style-name="P43">A decoder should be prepared to deal with multiple occurrences of the same tag, and <text:span text:style-name="T117">incorrect sort </text:span>order of tags. In the interest of <text:span text:style-name="T121">predictable </text:span>uniform response to unexpected situations, it is required that a decoder that sees multiple instances of the same tag inside a single IFD, holds on to the first instance and ignores all subsequent instances. It may issue a warning, <text:span text:style-name="T117">depending on the desired level of verbosity</text:span>.</text:p>
      <text:p text:style-name="P43">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text:span text:style-name="T117">s</text:span> should be issue<text:span text:style-name="T117">d</text:span>, as the error <text:span text:style-name="T117">will be attributed to this next IFD when its decoding process starts</text:span>. This is detailed near the top of this section “<text:a xlink:type="simple" xlink:href="#4_2_1_format_and_decoder_considerations" text:style-name="Internet_20_link" text:visited-style-name="Visited_20_Internet_20_Link">4.2.1. Format and </text:a><text:a xlink:type="simple" xlink:href="#4_2_1_format_and_decoder_considerations" text:style-name="Internet_20_link" text:visited-style-name="Visited_20_Internet_20_Link"><text:span text:style-name="T120">primary </text:span></text:a><text:a xlink:type="simple" xlink:href="#4_2_1_format_and_decoder_considerations" text:style-name="Internet_20_link" text:visited-style-name="Visited_20_Internet_20_Link">decoder considerations</text:a><text:span text:style-name="T117">”</text:span>.</text:p>
      <text:h text:style-name="Heading_20_3" text:outline-level="3"><text:bookmark text:name="4_2_2_datatype_tolerance"/>4.2.2. Datatype toleran<text:span text:style-name="T120">ce</text:span></text:h>
      <text:p text:style-name="P42">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text:span text:style-name="T115">In a verbose context, a message can be emitted alerting to the situation, but this should not be regarded an error on any level</text:span>. </text:p>
      <text:p text:style-name="P42">Integer conversions should also be attempted if the specified type is not a subset of the expected type. For example, if the ImageWidth tag specifies datatype 9 (SLong, Signed 32bit integer), and its value is 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text:span text:style-name="T119">n </text:span>error. <text:span text:style-name="T119">The attribution of the error, is up to the calling code. For instance, in the case of ImageWidth, it may be the code that makes sense of the image configuration that attempted to read the value, noticed that it cannot due to conversion issues, and put this down as </text:span><text:a xlink:type="simple" xlink:href="#1_2_error_attribution_and_recovery" text:style-name="Internet_20_link" text:visited-style-name="Visited_20_Internet_20_Link"><text:span text:style-name="T119">an IFD-image-level error</text:span></text:a><text:span text:style-name="T119">. </text:span>Sometimes conversion is simply not defined. The ImageWidth tag could specify datatype 2 (ASCII) or datatype 5 (Rational). No conversion attempt should be made from anything non-integer (including IFD and IFD8), to anything integer. <text:span text:style-name="T120">Again, actual error an error attribution should be up to the calling code that's actually trying to access the value because that code has a meaningful context where this particular data is needed, and the exact error attribution will be a consequence of this context</text:span>. <text:span text:style-name="T120">Likely, this will be the code that builds some insights on the image configuration and required decoding processes and such, and the end-result should probably be </text:span><text:a xlink:type="simple" xlink:href="#1_2_error_attribution_and_recovery" text:style-name="Internet_20_link" text:visited-style-name="Visited_20_Internet_20_Link"><text:span text:style-name="T120">an IFD-image-level error</text:span></text:a><text:span text:style-name="T120">.</text:span></text:p>
      <text:p text:style-name="P42">When a decoder expects the datatype 7 (Undefined), it should also accept datatype 1 (Byte), <text:soft-page-break/>because many encoders mistakenly use this. Depending on the desired level of verbosity, <text:span text:style-name="T116">again, a warning message may be emitted</text:span>. No other conversion to datatype 7 (Undefined) should ever be attempted, because it is illogical and because data could easily be corrupted due to byte order issues.</text:p>
      <text:p text:style-name="P42">When a decoder expects the datatype 5 (Rational), it should attempt to also convert from datatype 10 (SRational), and the other way around.</text:p>
      <text:p text:style-name="P42">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text:p>
      <text:p text:style-name="P42">However, TIFF (not <text:span text:style-name="T1">TIFF/A</text:span>) is freely extendable, custom tags can be registered and private tags can be used, so applications can encounter tags that are unknown to them. If any such unknown tag has the Long datatype, it's unclear whether <text:span text:style-name="T116">it's actually meant to be true integer data, or </text:span>point<text:span text:style-name="T116">s</text:span> to auxiliary IFDs. This problem has the potential to invalidate the functionality detailed in section “<text:a xlink:type="simple" xlink:href="#3_data_block_order" text:style-name="Internet_20_link" text:visited-style-name="Visited_20_Internet_20_Link"><text:span text:style-name="T116">3. Data block order, location, and organization</text:span></text:a><text:span text:style-name="T116">”</text:spa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ext:span text:style-name="T122">into</text:span> a single multipage file, or the other way around.</text:p>
      <text:p text:style-name="P42">BigTIFF is relatively new, but it's expected the Long/IFD issue will probably persist and we'll likely find there will be a similar Long8/IFD8 issue in the near future.</text:p>
      <text:p text:style-name="P42">In TIFF, this problem can only be solved in a heuristic manner. <text:span text:style-name="T116">In a first pass, t</text:span>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text:span text:style-name="T116">possibility that this Long is actually meant to be an IFD pointer should be examined. If the data located at that position </text:span>makes for a sensible IFD structure, it probably is.</text:p>
      <text:p text:style-name="P42">In valid <text:span text:style-name="T1">TIFF/A</text:span>, this problem does not exist, because <text:span text:style-name="T1">TIFF/A</text:span> is not extendable. It contains only the tags specified <text:span text:style-name="T116">below </text:span>in section “<text:a xlink:type="simple" xlink:href="#5_the_tiff_a_image_ifd" text:style-name="Internet_20_link" text:visited-style-name="Visited_20_Internet_20_Link"><text:span text:style-name="T116">5. The TIFF/A image IFD</text:span></text:a><text:span text:style-name="T116">”</text:span>, so all tags are known. Furthermore, in valid <text:span text:style-name="T1">TIFF/A</text:span>, the datatypes 13 (IFD) and 18 (IFD8) are the only datatypes allowed for tags that point to auxiliary IFDs.</text:p>
      <text:p text:style-name="P44">Whilst the decoder ought to be very tolerant when it comes to tag datatypes, as specified above, a TIFF/A encoder should aim to get it exactly right. It's recommended but not required an encoder should always use the smallest possible allowed datatype. For example, the ImageWidth tag has valid datatypes 3 (Short) and 4 (Long). If the actual image width value can be encoded in the shorter of these, then so it should. Meaning, if the image width value does not exceed 65535, it ought to get datatype 3 (Short).</text:p>
      <text:h text:style-name="Heading_20_3" text:outline-level="3"><text:bookmark text:name="4_2_3_premature_eof"/>4.2.3. Premature EOF</text:h>
      <text:p text:style-name="P84">Usually, encountering a premature EOF in the midst of a structure, is a rea<text:span text:style-name="T124">sonably unambiguous and intuitive thing to handle. For example, when the decoder tries and makes sense of the first part of the TIFF file header, but instead of 4 bytes it can read only 3 because this file is exactly 3 bytes long, these three byte values hardly even matter. This can only result in a TIFF-level error, and if you need a meaningful error description it'll probably be something along the lines of “This is not a valid TIFF file”.</text:span></text:p>
      <text:p text:style-name="P85">Such a premature EOF during IFD reading is however a bit more tricky. We start with an IFD offset <text:span text:style-name="T127">that </text:span>turns out to be potentially valid and it's not already present in the table used to avoid circular <text:soft-page-break/>reference. So we go ahead and read the tag count.</text:p>
      <text:p text:style-name="P85">Suppose it turns out there are 13 tags in this ClassicTIFF IFD. However, we've got <text:span text:style-name="T125">147 bytes left before EOF. That's 12 tag structures, and 3 stray bytes. It's quite possible we can make perfect sense of the image encoded in this IFD building from just those 12 tags. In fact, it's reasonably likely. Remember that tags are supposed to be sorted in ascending order. The most vital tags for image encoding, were defined in the earliest TIFF versions, and have the lowest ID numbers. Meaning, the more you advance in this IFD structure, the more likely it is you're dealing with tags that have little to do with basic image interpretation. Furthermore, many encoders will write out actual strip or tile data blocks and auxiliary tag value data blocks before they append the IFD block, so chances are everything we really need in order to make sense of the image is right there.</text:span></text:p>
      <text:p text:style-name="P86">It goes without saying a decoder is highly recommended to at least emit a warning message, if it's verbose at all. Compliance checkers and the like, will need to flag this issue. At the same time, though, in the interest of providing best possible access to whatever is accessible, a premature EOF during IFD structure reading should not be treated as a fatal error on any level. Decoders should adjust the <text:span text:style-name="T126">internal representation of the </text:span>tag count to accurately reflect the number of tag structures that are fully read, assume the offset to the next IFD to equal zero, and move on.</text:p>
      <text:p text:style-name="P87"><text:span text:style-name="T128">I</text:span>t is not uncommon to find <text:span text:style-name="T128">TIFF </text:span>files with a single IFD, IFD data block at the end of the file, with all <text:span text:style-name="T129">IFD </text:span>tag <text:span text:style-name="T129">structures</text:span> intact but premature EOF right where the offset to the next IFD is expected <text:span text:style-name="T129">to be</text:span>. This has been obser<text:span text:style-name="T128">v</text:span>ed with a frequency <text:span text:style-name="T128">that indicates there is or at least was at one point some reasonably wide spread encoder producing these files. The above detailed handling of premature EOF should enable decoders to handle these files perfectly fine.</text:span></text:p>
      <text:h text:style-name="Heading_20_3" text:outline-level="3"><text:bookmark text:name="4_2_4_ifd_arrays_vs_ifd_lists"/>4.2.4. IFD arrays vs IFD lists</text:h>
      <text:p text:style-name="P88">With all tag values being arrays, and IFDs having a pointer to the next IFD therefore forming a linked list, there are actually two different ways in which a tag with datatype 13 (IFD) or 18 (IFD8) (or Long/Long8, see “<text:a xlink:type="simple" xlink:href="#4_2_2_datatype_tolerance" text:style-name="Internet_20_link" text:visited-style-name="Visited_20_Internet_20_Link">4.2.2. Datatype tolerance</text:a>”) can point to multiple IFDs.</text:p>
      <text:p text:style-name="P88">Both are in use. In fact, it's not uncommon to see both used at the same time, within a single tag. Sometimes both are used at the same time, pointing in two different ways to the same IFDs.</text:p>
      <text:p text:style-name="P88">A decoder must be prepared to deal with that situation. In the interest of uniform decoding behavior, and in particular uniform order of child IFDs, the following algorithm or equivalent thereof is strongly recommended.</text:p>
      <text:p text:style-name="P88">A decoder starts of with <text:span text:style-name="T131">the tag's value, being </text:span>an array of IFD offsets. <text:span text:style-name="T131">This may be an array with a single element, it may be more. The decoder is to iterate through all these values, and add each unique value to an internal value array. Meaning, if even at this stage multiple instances of the same offset value are detected, all subsequent instances are simply ignored.</text:span></text:p>
      <text:p text:style-name="P89">Scanning through the list of IFDs is next implemented by starting with the first offset value in the internal array, reading the IFD structure at that position, and ending up with a pointer to a next IFD. This new offset value, again, is checked against the internal array of values, and appended to the array if and only if it's unique. If, on the other hand, the offset value is found in the array, it's simply ignored.</text:p>
      <text:p text:style-name="P89">The scanning process continues with the next element in the internal array, until that array is exhausted.</text:p>
      <text:p text:style-name="P89">In TIFF/A, tags with datatype 13 (IFD) or 18 (IFD8) (not Long/Long8, these are not valid datatypes for IFD offsets in TIFF/A), are required to have an element count equal to 1. In other words, TIFF/A unambiguously opts for the list, not the array. Whilst TIFF (and robust TIFF/A) decoders have to be prepared to deal with both situations and any possible combination thereof, TIFF/A encoders are required to output IFD lists only.</text:p>
      <text:p text:style-name="P90"><text:soft-page-break/>Naturally, decoders may opt to emit a warning message when detecting IFD arrays rather then lists, but they may want to be careful pointing out that this is perfectly valid TIFF and merely not part of the valid TIFF/A subset. Additionally, TIFF/A compliance checkers should point out this situation. The TIFF-to-TIFF/A converter will remedy the problem as a natural consequence of the conversion process.</text:p>
      <text:p text:style-name="P92">All of the problems included in this section 4.2. are handled by the open source TIFF-to-TIFF/A converter Libis and AWare Systems aim to provide, as a natural consequence of the conversion process. Our open source decode will also explicitly check for these problems, and be able to report them.</text:p>
      <text:p text:style-name="P92">There's nothing left for the Libis and AWare Systems closed source solution to add, here.</text:p>
      <text:h text:style-name="P167" text:outline-level="2"><text:bookmark text:name="4_3_the_tiff_a_ifd_tree"/><text:span text:style-name="T24">4</text:span><text:span text:style-name="T2">.</text:span><text:span text:style-name="T24">3</text:span><text:span text:style-name="T2">. The </text:span><text:span text:style-name="T9">TIFF/A</text:span><text:span text:style-name="T2"> IFD tree</text:span></text:h>
      <text:p text:style-name="P11">Every IFD in a TIFF/A file is required to be an image IFD, as specified in section “<text:a xlink:type="simple" xlink:href="#5_the_tiff_a_image_ifd" text:style-name="Internet_20_link" text:visited-style-name="Visited_20_Internet_20_Link"><text:span text:style-name="T132">5. </text:span></text:a><text:a xlink:type="simple" xlink:href="#5_the_tiff_a_image_ifd" text:style-name="Internet_20_link" text:visited-style-name="Visited_20_Internet_20_Link">TIFF/A image IFD</text:a>”.</text:p>
      <text:p text:style-name="P63"><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1">An IFD in the main single-linked list can point to child IFDs using the SubIFDs tag. Every child IFD contains the same image data, but image dimensions (meaning, horizontal and vertical pixel count) and/or colorspace specification should be different.</text:p>
      <text:p text:style-name="P64"><text:span text:style-name="T3">In TIFF/A, it is highly recommended, though not absolutely required, to include a full list of SubIFDs for every image, starting with a same-size 8 bit per channel sRGB SubIFD if an only i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24">All </text:span><text:span text:style-name="T5">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2">The following are examples of this SubIFD <text:span text:style-name="T132">lists complying to this </text:span>recommendation.</text:p>
      <text:p text:style-name="P65">Example 1.</text:p>
      <text:p text:style-name="P12"><text:tab/>Main list IFD: 4000x6000 pixels, 16 bits per channel sRGB</text:p>
      <text:p text:style-name="P12"><text:tab/>SubIFD 0: 4000x6000 pixels, 8 bits per channel sRGB</text:p>
      <text:p text:style-name="P12"><text:tab/>SubIFD 1: 1000x1500 pixels, 8 bits per channel sRGB</text:p>
      <text:p text:style-name="P12"><text:tab/>SubIFD 2: 250x375 pixels, 8 bits per channel sRGB</text:p>
      <text:p text:style-name="P12">Example 2</text:p>
      <text:p text:style-name="P12"><text:tab/>Main list IFD: 4000x6000 pixels, 8 bits per channel sRGB</text:p>
      <text:p text:style-name="P12"><text:tab/>SubIFD 0: 1000x1500 pixels, 8 bits per channel sRGB</text:p>
      <text:p text:style-name="P12"><text:tab/>SubIFD 1: 250x375 pixels, 8 bits per channel sRGB</text:p>
      <text:p text:style-name="P12">Example 3:</text:p>
      <text:p text:style-name="P12"><text:tab/>Main list IFD: 400x290 pixels, 8 bits per channel sRGB</text:p>
      <text:p text:style-name="P9">Many naive TIFF decoders, converters and renderers support only th<text:span text:style-name="T30">e </text:span>main list IFD<text:span text:style-name="T30">s</text:span>. They see only the correct full-sized and full-precision page IFDs in <text:span text:style-name="T132">any </text:span>TIFF/A page and <text:span text:style-name="T33">ignore the </text:span>SubIFD <text:span text:style-name="T132">list</text:span>. <text:soft-page-break/><text:span text:style-name="T30">Meaning, n</text:span>o support for any old-style raster relation specification nor for the new-style SubIFD tag nor for the TIFF/A recommendation is required <text:span text:style-name="T33">from </text:span>TIFF decoders, converters and renderers <text:span text:style-name="T132">in order to </text:span>at <text:span text:style-name="T132">the very </text:span>least arrive at correct results <text:span text:style-name="T30">when decoding a TIFF/A file</text:span>.</text:p>
      <text:p text:style-name="P9">A naive TIFF decoder that attempts to support any of the old-style raster relation specifications of TIFF, <text:span text:style-name="T30">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32">r</text:span> relation specifications.</text:p>
      <text:p text:style-name="P9">Any TIFF decoder that does support the SubIFDs tag, <text:span text:style-name="T132">should</text:span> not merely arrive at correct results <text:span text:style-name="T132">this way</text:span>, <text:span text:style-name="T30">but also see the downsamples in size and possibly colorspace, and make use of these as it sees fit.</text:span></text:p>
      <text:p text:style-name="P45">In a rendering context, it's recommended a TIFF/A decoder works from the smallest possible raster, <text:span text:style-name="T132">main page IFD or SubIFD,</text:span> that is at least as wide and as high as the target output, delivering the fastest possible result with the least possible IO and processing need<text:span text:style-name="T32">s</text:span>, <text:span text:style-name="T132">with </text:span>only limited negative impact on rendering quality. In an asynchronous progressive rendering context, it's recommended a TIFF/A decoder and renderer works from the full-sized and full-precision main list <text:span text:style-name="T132">page </text:span>IFD in a subsequent pass, delivering the highest <text:span text:style-name="T132">output </text:span>quality attainable.</text:p>
      <text:p text:style-name="P46">This being a recommendation, rather then a requirement, there are several options open to encoders, TIFF/A compliance checkers, and last but not least, the <text:a xlink:type="simple" xlink:href="#0_scope_and_purpose" text:style-name="Internet_20_link" text:visited-style-name="Visited_20_Internet_20_Link">TIFF-to-TIFF/A converter</text:a>.</text:p>
      <text:p text:style-name="P48">Unless targeted at a specific application or applied in a specific context that limits the options, it is recommended a TIFF-to-TIFF/A converter exposes these options to the calling context, or user. At the very least, a converter should probably offer the option to ensure either...</text:p>
      <text:list xml:id="list4913337970892306603" text:style-name="L10">
        <text:list-item>
          <text:p text:style-name="P217">the smallest possible output. If the calling context or user chooses this option, no SubIFDs are to be included in the target output.</text:p>
        </text:list-item>
        <text:list-item>
          <text:p text:style-name="P238"><text:span text:style-name="T2">exact transcoding. In this case, the exact SubIFDs (or downsamples specified in an old-school manner, see “</text:span><text:a xlink:type="simple" xlink:href="#4_4_old_school_ifd_relations" text:style-name="Internet_20_link" text:visited-style-name="Visited_20_Internet_20_Link">4.4. Old-school IFD relations a decoder should be aware of</text:a><text:span text:style-name="T2">”), with the exact same dimensions, are taken from TIFF input and included in the TIFF/A output as proper SubIFDs.</text:span></text:p>
        </text:list-item>
        <text:list-item>
          <text:p text:style-name="P217">compliance with the TIFF/A recommendations. Input SubIFDs and other downsamples are completely ignored. Output is produced by (re)downsampling the main page image, resulting in the exact SubIFDs list recommended above.</text:p>
        </text:list-item>
      </text:list>
      <text:p text:style-name="P28">The open source solution proposed by Libis and AWare Systems will largely ignore this issue. The open source TIFF-to-TIFF/A converter will skip over any form of input downsample, and produce no downsample in the TIFF/A output. That is in essence the first option mentioned above.</text:p>
      <text:p text:style-name="P28">The closed source commercial version will add support for the other two options.</text:p>
      <text:h text:style-name="P166" text:outline-level="2"><text:bookmark text:name="4_4_old_school_ifd_relations"/>4.4. Old-school IFD relations a decoder should be aware of</text:h>
      <text:p text:style-name="P49">A complete history lesson on the origins and practical usage of all old-style IFD relation specifications is clearly beyond the scope of this TIFF/A specification. In valid TIFF/A, every IFD in the top-level list is its own independent page, every downsample is encoded as a SubIFD linked in the list starting with the SubIFDs tag in the main page IFD it belongs to.</text:p>
      <text:p text:style-name="P47">Nonetheless, a TIFF decoder, including the one on the input side of the <text:a xlink:type="simple" xlink:href="#0_scope_and_purpose" text:style-name="Internet_20_link" text:visited-style-name="Visited_20_Internet_20_Link">TIFF-to-TIFF/A converter</text:a>, will need additional measures in order to make sure it never mistakes such an old-school downsample in the top-level list for a new independent page.</text:p>
      <text:p text:style-name="P47">This can be achieved by checking for the following conditions.</text:p>
      <text:list xml:id="list9074322834644452491" text:style-name="L11">
        <text:list-item>
          <text:p text:style-name="P218">The IFD is not the first IFD in the top-level list, includes tag 255 (SubfileType) with <text:soft-page-break/>datatype 3 (Short, unsigned 16bit integer), count 1 and single value 2 (reduced-resolution image data).</text:p>
        </text:list-item>
        <text:list-item>
          <text:p text:style-name="P218">The IFD is not the first IFD in the top-level list, includes tag 254 (NewSubfileType) with datatype 4 (Long, unsigned 32bit integer), count 1 and single value 1 (reduced-resolution version of another image in this TIFF file).</text:p>
        </text:list-item>
      </text:list>
      <text:p text:style-name="P47">If either of the these two conditions i<text:span text:style-name="T135">s</text:span> fully met, the decoder needs to completely ignore this IFD. <text:span text:style-name="T134">Even though this specification does not provide more detail on these tag types or the ways they were used and the specifications that include them, and even though the code footprint of this additional measure is equally limited, this should result in an appropriate response to the vast majority of practical real-life TIFF files that attempt to use any of the old-style schemes in a reasonably unambiguous manner.</text:span></text:p>
      <text:p text:style-name="P28">The open source solution proposed by Libis and AWare Systems will comply with this requirement and correctly ignore old-school downsamples this way. The converter will therefore eliminate these problematic downsamples as a natural consequence of the conversion process.</text:p>
      <text:h text:style-name="Heading_20_2" text:outline-level="2"><text:bookmark text:name="4_5_test_files"/>4.5. Test files</text:h>
      <text:list xml:id="list5263207152415031409" text:style-name="L12">
        <text:list-item>
          <text:p text:style-name="P239"><text:span text:style-name="T78">IFD struct\Beyond EOF E.tif</text:span>: Perfectly well formed first IFD in the top-level list, pointing to a position beyond EOF as the next IFD.</text:p>
        </text:list-item>
        <text:list-item>
          <text:p text:style-name="P239"><text:span text:style-name="T78">IFD struct\Circular E.tif</text:span>: Perfectly well formed first two IFD in the top-level list. First one points to the second as the next IFD. Second one, points to the first, as the next IFD.</text:p>
        </text:list-item>
        <text:list-item>
          <text:p text:style-name="P239"><text:span text:style-name="T78">IFD struct\Circular short E.tif</text:span>: Perfectly well formed first IFD in the top-level list, pointing to itself as the next IFD.</text:p>
        </text:list-item>
        <text:list-item>
          <text:p text:style-name="P239"><text:span text:style-name="T78">IFD struct\Insane tag count E.tif</text:span>: <text:span text:style-name="T137">Two</text:span> IFDs in the top-level list. First <text:span text:style-name="T137">one is OK. </text:span>Second <text:span text:style-name="T137">one </text:span>has a corrupt tag count of 65000.</text:p>
        </text:list-item>
        <text:list-item>
          <text:p text:style-name="P239"><text:span text:style-name="T78">IFD struct\Unsorted tags E.tif</text:span>: Single IFD, tags are not properly sorted.</text:p>
        </text:list-item>
        <text:list-item>
          <text:p text:style-name="P239"><text:span text:style-name="T78">IFD struct\Duplicate tag E.tif</text:span>: Single IFD containing two instances of the ImageWidth tag.</text:p>
        </text:list-item>
        <text:list-item>
          <text:p text:style-name="P239"><text:span text:style-name="T78">IFD struct\Premature EOF E.tif</text:span>: Single IFD, EOF in the midst of the IFD structure, but remaining <text:span text:style-name="T138">IFD </text:span>tag <text:span text:style-name="T138">structures</text:span> <text:span text:style-name="T138">and file </text:span>suffice to make sense of the image.</text:p>
        </text:list-item>
        <text:list-item>
          <text:p text:style-name="P239"><text:span text:style-name="T78">IFD struct\SubIFDs list.tif</text:span>: Single <text:span text:style-name="T139">top-level </text:span>IFD, four SubIFDs in a single-linked list.</text:p>
        </text:list-item>
        <text:list-item>
          <text:p text:style-name="P240"><text:span text:style-name="T78">IFD struct\SubIFDs array E.tif</text:span>: Single <text:span text:style-name="T139">top-level </text:span>IFD, four SubIFDs, each directly pointed to by an element in the SubIFDs tag value array.</text:p>
        </text:list-item>
        <text:list-item>
          <text:p text:style-name="P241"><text:span text:style-name="T78">IFD struct\SubIFDs list array mixed E.tif</text:span>: Single <text:span text:style-name="T139">top-level </text:span>IFD, four SubIFDs, bizarre mixture of list and array with <text:span text:style-name="T140">the four SubIFDs linked to form a list, but both the first and second in the list pointed to in the tag value array. A decoder should still see all four SubIFDs, sorted from bigger to smaller, if it complies with section “</text:span><text:a xlink:type="simple" xlink:href="#4_2_4_ifd_arrays_vs_ifd_lists" text:style-name="Internet_20_link" text:visited-style-name="Visited_20_Internet_20_Link"><text:span text:style-name="T140">4.2.4. IFD arrays vs IFD lists</text:span></text:a><text:span text:style-name="T140">”.</text:span></text:p>
        </text:list-item>
      </text:list>
      <text:p text:style-name="P91">Please note that with the exception of the SubIFDs test series, none of these are perfectly valid TIFF. With the exception of “SubIFDs list.tif” only, none of these are perfectly valid TIFF/A. They are included for testing error handling and recovery, robust decoding, and conversion.</text:p>
      <text:list xml:id="list7026570248070418893" text:style-name="L13">
        <text:list-item>
          <text:p text:style-name="P242"><text:span text:style-name="T78">IFD tree\Recommended list.tif</text:span>: Single IFD in the main list, encoding a rather big raster. The IFD includes the SubIFDs tag, pointing to a list of downsamples, with sizes and colorspaces as per TIFF/A recommendation.</text:p>
        </text:list-item>
        <text:list-item>
          <text:p text:style-name="P242"><text:span text:style-name="T78">IFD tree\Old school E.tif</text:span>: The first IFD in the main list is marked full size with an old-school tag 254 (NewSubfileType). It's followed by two other IFDs, in the same top-level main list, marked downsample, that are effectively downsamples of this first IFD.</text:p>
        </text:list-item>
      </text:list>
      <text:p text:style-name="P93"><text:soft-page-break/>Both these files are valid TIFF. However, the second one is not valid TIFF/A.</text:p>
      <text:p text:style-name="P50"/>
      <text:h text:style-name="P171" text:outline-level="1"><text:bookmark text:name="5_the_tiff_a_image_ifd"/><text:span text:style-name="T115">5</text:span>. The <text:span text:style-name="T1">TIFF/A</text:span> image IFD</text:h>
      <text:h text:style-name="Heading_20_2" text:outline-level="2"><text:bookmark text:name="5_1_decoder_guidelines"/>5.1. <text:span text:style-name="T161">General</text:span> guidelines</text:h>
      <text:p text:style-name="P94">It is strongly recommended TIFF and TIFF/A decoders make a firm distinction between tag structures and values on the one hand, and higher level image properties on the other. </text:p>
      <text:p text:style-name="P94">For example, <text:span text:style-name="T141">on the one hand, </text:span>there's tag structure<text:span text:style-name="T144">s</text:span> inside an IFD structure, and one of these is likely to be the ImageWidth tag, probably with a value encoded in-place, because if one builds from the assumption that it makes any sense at all <text:span text:style-name="T144">this value </text:span>likely at most 4 bytes long. Then again, decoders should not be build on <text:span text:style-name="T141">any </text:span>assumption <text:span text:style-name="T141">other then the need for proper handling of the unexpected. An ImageWidth </text:span>tag <text:span text:style-name="T144">in a TIFF file of unknown origin </text:span>could have a value that is an array of 100 floating points.</text:p>
      <text:p text:style-name="P95">On the other hand, there's the image width, <text:span text:style-name="T142">a different concept entirely.</text:span></text:p>
      <text:p text:style-name="P96">Th<text:span text:style-name="T144">is </text:span>distinction has several advantages.</text:p>
      <text:list xml:id="list4733805861489148094" text:style-name="L14">
        <text:list-item>
          <text:p text:style-name="P243">A decoder that is build to be robust and do some tolerant auto-correction of tag values, can be made to have a single centralized location for this auto-correcting code. If every location internal to the codec, as well as all possible calling layer code, that needs access to the image width, is required to query a literal tag value instead of having easy access to an integer image property, there is considerable overhead, and many locations that consistently require the same auto-correction.</text:p>
        </text:list-item>
        <text:list-item>
          <text:p text:style-name="P243">A decoder that makes the firm distinction between literal tags and tag values on the one hand, and interpreted image properties on the other, is able to provide access to both. Simply put, it has no problem supporting TIFF tag viewing and TIFF image viewing applications alike.</text:p>
        </text:list-item>
      </text:list>
      <text:p text:style-name="P96">For less obvious reasons, the same distinction is recommended in a TIFF or TIFF/A encoder. The advantages are essentially the same, even though the applications that actually require these advantages are less numerous.</text:p>
      <text:p text:style-name="P96">Many of the exotic, or sometimes even plain incorrect test files accompanying this specification have been built with an encoder making this firm distinction between image properties and tag values. Often <text:span text:style-name="T144">times</text:span>, this encoder was used to build an encoded image and its IFD in a perfectly ordinary manner, <text:span text:style-name="T143">and the particular TIFF-level oddities were next achieved by some fiddling with the resulting tags. This illustrates how an encoder that makes this distinction can be a powerful tool providing exactly the output that is required, in any situation, even when it lacks high-level support for some of the more exotic or incorrect requirements.</text:span></text:p>
      <text:p text:style-name="P100">The following sections aim to specify the relationship between tag values and higher level image properties, and how to convert one into the other. <text:span text:style-name="T144">Doing so, it specifies exactly what tags are valid in TIFF/A, with what datatypes and counts, and how they ought be used and interpreted.</text:span></text:p>
      <text:p text:style-name="P101">Each of the following sections describes a particular set of tags and image properties. A decoder can thus be build to lazily interpret the property section that is required when it's required for the first time, if ever. However, robust and fault tolerant decoding of one property section, may require some values derived in another section. For example, the algorithm deriving the horizontal tile count as described in “<text:a xlink:type="simple" xlink:href="#5_4_raster_organization" text:style-name="Internet_20_link" text:visited-style-name="Visited_20_Internet_20_Link">5.4. Raster organization</text:a>” uses the horizontal pixel count, as derived in “<text:a xlink:type="simple" xlink:href="#5_2_image_dimensions" text:style-name="Internet_20_link" text:visited-style-name="Visited_20_Internet_20_Link">5.2. Image dimensions</text:a>”. In order to easily and unambiguously reference all these properties used throughout the different sections, this specification names them. <text:span text:style-name="T168">Unlike actual tag names, however, these property names are provided for easy reference only, they are not strictly speaking part of the TIFF/A specification.</text:span></text:p>
      <text:p text:style-name="P97">Th<text:span text:style-name="T167">e</text:span> tag list <text:span text:style-name="T167">defined in the following sections </text:span>is exhaustive. TIFF/A does <text:span text:style-name="T145">not</text:span><text:span text:style-name="T154"> support the </text:span><text:soft-page-break/><text:span text:style-name="T154">extendability inherent to TIFF because this conflicts with the needs </text:span><text:span text:style-name="T155">of </text:span><text:span text:style-name="T154">an archival file format.</text:span></text:p>
      <text:h text:style-name="P168" text:outline-level="2"><text:bookmark text:name="5_2_image_dimensions"/>5.2. Image dimensions</text:h>
      <text:h text:style-name="P179" text:outline-level="3"><text:bookmark text:name="5_2_1_image_dimension_tags"/>5.2.1. <text:span text:style-name="T169">T</text:span>ags <text:span text:style-name="T169">and codec operation</text:span></text:h>
      <text:p text:style-name="P74">ImageWidth</text:p>
      <text:p text:style-name="P110">Tag identification code<text:tab/><text:tab/>256</text:p>
      <text:p text:style-name="P110">Type<text:tab/><text:tab/><text:tab/><text:tab/><text:tab/><text:span text:style-name="T34">3 </text:span>(Short, unsigned 16bit integer)</text:p>
      <text:p text:style-name="P110"><text:tab/><text:tab/><text:tab/><text:tab/><text:tab/><text:tab/><text:span text:style-name="T34">4 </text:span>(Long, unsigned 32bit integer) </text:p>
      <text:p text:style-name="P110">Count<text:tab/><text:tab/><text:tab/><text:tab/><text:tab/>1</text:p>
      <text:p text:style-name="P75">ImageLength</text:p>
      <text:p text:style-name="P110">Tag identification code<text:tab/><text:tab/>257</text:p>
      <text:p text:style-name="P110">Type<text:tab/><text:tab/><text:tab/><text:tab/><text:tab/><text:span text:style-name="T34">3 </text:span>(Short, unsigned 16bit integer)</text:p>
      <text:p text:style-name="P110"><text:tab/><text:tab/><text:tab/><text:tab/><text:tab/><text:tab/><text:span text:style-name="T34">4 </text:span>(Long, unsigned 32bit integer) </text:p>
      <text:p text:style-name="P110">Count<text:tab/><text:tab/><text:tab/><text:tab/><text:tab/>1</text:p>
      <text:p text:style-name="P98">The ImageWidth and ImageLength tags are mandatory in any TIFF/A IFD. <text:span text:style-name="T164">They encode the horizontal and vertical pixel count, not to be confused with any sort of physical rendering dimensions. </text:span></text:p>
      <text:p text:style-name="P98"><text:span text:style-name="T164">If either of these tags is absent, or has a datatype that does not convert or a value that does not make sense (zero, or any negative value when converting from a signed integer datatype), a decoder usually has no other option then responding with </text:span><text:a xlink:type="simple" xlink:href="#1_2_error_attribution_and_recovery" text:style-name="Internet_20_link" text:visited-style-name="Visited_20_Internet_20_Link"><text:span text:style-name="T164">an IFD-image level error</text:span></text:a><text:span text:style-name="T164">.</text:span></text:p>
      <text:p text:style-name="P102">The values read from the ImageWidth and ImageLength tags are <text:span text:style-name="T171">henceforth referred to as </text:span><text:span text:style-name="T145">ImageWidthValue</text:span> and <text:span text:style-name="T145">ImageLengthValue</text:span>.</text:p>
      <text:p text:style-name="P99">Encoders should emit both tags, as always picking from the allowed datatypes the shortest that can accommodate the correct value.</text:p>
      <text:p text:style-name="P135">XResolution</text:p>
      <text:p text:style-name="P110">Tag identification code<text:tab/><text:tab/>282</text:p>
      <text:p text:style-name="P110">Type<text:tab/><text:tab/><text:tab/><text:tab/><text:tab/><text:span text:style-name="T34">5 </text:span>(Rational, structure of 2 unsigned 32bit integers)</text:p>
      <text:p text:style-name="P110">Count<text:tab/><text:tab/><text:tab/><text:tab/><text:tab/>1</text:p>
      <text:p text:style-name="P135">YResolution</text:p>
      <text:p text:style-name="P110">Tag identification code<text:tab/><text:tab/>283</text:p>
      <text:p text:style-name="P110">Type<text:tab/><text:tab/><text:tab/><text:tab/><text:tab/><text:span text:style-name="T34">5 </text:span>(Rational, structure of 2 unsigned 32bit integers)</text:p>
      <text:p text:style-name="P110">Count<text:tab/><text:tab/><text:tab/><text:tab/><text:tab/>1</text:p>
      <text:p text:style-name="P135">ResolutionUnit</text:p>
      <text:p text:style-name="P110">Tag identification code<text:tab/><text:tab/>296</text:p>
      <text:p text:style-name="P110">Type<text:tab/><text:tab/><text:tab/><text:tab/><text:tab/><text:span text:style-name="T34">3 </text:span>(Short, unsigned 16bit integer)</text:p>
      <text:p text:style-name="P110">Count<text:tab/><text:tab/><text:tab/><text:tab/><text:tab/>1</text:p>
      <text:p text:style-name="P110">Default<text:tab/><text:tab/><text:tab/><text:tab/><text:tab/>2 (Pixels per inch)</text:p>
      <text:p text:style-name="P134">The XResolution, YResolution, and ResolutionUnit tags <text:span text:style-name="T162">are optional. They can be used to encode a resolution, or pixel aspect ratio. This resolution, taken together with the ImageWidth and </text:span><text:soft-page-break/><text:span text:style-name="T162">ImageLength values, </text:span>can be <text:span text:style-name="T162">an indication of </text:span>the physical size of the original document, if this document is scanned. It may also be some guideline for intended physical printing size.</text:p>
      <text:p text:style-name="P134">If the XResolution <text:span text:style-name="T163">tag </text:span>or the YResolution tag <text:span text:style-name="T162">is absent, or either of these has a datatype that does not convert or a value that does not make sense (zero, or any negative value when converting from the signed rational datatype), an aspect ratio of 1.0 is to be assumed and no further information on physical size is present. Aspect ratio of 1.0, also known as “square aspect ratio”, means that the width of a single pixel is equal to its height.</text:span></text:p>
      <text:p text:style-name="P137">If sensible values for XResolution and YResolution can be read, but the ResolutionUnit tag is absent or it has a nonconvertible datatype or value that does not make sense, the unit of resolution is assumed to be pixels per inch.</text:p>
      <text:p text:style-name="P138">Allowed sensible values for the ResolutionUnit tag are...</text:p>
      <text:p text:style-name="P116"><text:tab/>1<text:tab/>No absolute unit of measurement. XResolution and YResolution, taken together, merely encode a <text:span text:style-name="T165">pixel </text:span>aspect ratio.</text:p>
      <text:p text:style-name="P116"><text:tab/>2<text:tab/>The unit of the XResolution and YResolution is pixels per inch.</text:p>
      <text:p text:style-name="P116"><text:tab/>3<text:tab/>The unit of the XResolution and YResolution is pixels per centimeter.</text:p>
      <text:p text:style-name="P138">A TIFF/A decoder is required to support this resolution scheme, as is a compliant TIFF decoder. This can be challenging, because TIFF and TIFF/A support non-square pixel aspect ratios, and many imaging libraries do not.</text:p>
      <text:p text:style-name="P138">Whilst the above rules make for tolerant and robust decoding, and encoder should attempt to be consistent and predictable.</text:p>
      <text:p text:style-name="P138">If no actual resolution information is present in a given image, an encoder should never revert to making up some default and including the tags anyway. Such a fictional default value does not truly contribute information, in fact, it obscures the only real information being that no actual resolution is known. In this situation an encoder should, instead, simply not include any of the XResolution, YResolution, or ResolutionUnit tags.</text:p>
      <text:p text:style-name="P138">If a pixel aspect ratio equal to 1.0 can be assumed in an image that is to be encoded, but no additional resolution information is given, that amounts to exactly the same thing. Don't include any of the tags, and a decoder should assume the square pixel aspect ratio.</text:p>
      <text:p text:style-name="P138">In any other scenario, an encoder is recommended to add all three tags with correct values.</text:p>
      <text:p text:style-name="P139">A full compliance and sanity check can be 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p text:style-name="P141">The open source <text:span text:style-name="T165">solutions </text:span>proposed by Libis and AWare Systems do exactly as specified above. </text:p>
      <text:p text:style-name="P141"><text:span text:style-name="T165">The </text:span>closed source <text:span text:style-name="T165">solution adds compensation for some of the bugs in files collected over many years, without contradicting above specified functionality or meaning</text:span>. <text:span text:style-name="T166">The closed source converter solution also adds the option to convert IFDs with non-square pixels aspect ratios to a square pixel aspect ratio, appropriately resizing the encoded image in the process.</text:span></text:p>
      <text:h text:style-name="Heading_20_3" text:outline-level="3"><text:bookmark text:name="5_2_2_test_files"/>5.2.2. Test files</text:h>
      <text:list xml:id="list8096126962101003581" text:style-name="L15">
        <text:list-item>
          <text:p text:style-name="P244"><text:span text:style-name="T78">Dimensions\Nonsquare aspect.tif</text:span>: Perfectly well formed single IFD. The challenge is in the fact that pixels are twice as wide as they are high. A proper decoder glued correctly to a good imaging library, should render this image fine. Others will render it distorted, thin and long.</text:p>
        </text:list-item>
      </text:list>
      <text:h text:style-name="Heading_20_2" text:outline-level="2"><text:bookmark text:name="5_3_image_colorspace"/><text:soft-page-break/><text:span text:style-name="T168">5</text:span>.<text:span text:style-name="T168">3.</text:span> Image colorspace</text:h>
      <text:h text:style-name="Heading_20_3" text:outline-level="3"><text:bookmark text:name="5_3_1_tags"/>5.3.1. Tags</text:h>
      <text:p text:style-name="P76">BitsPerSample</text:p>
      <text:p text:style-name="P111">Tag identification code<text:tab/><text:tab/>25<text:span text:style-name="T34">8</text:span></text:p>
      <text:p text:style-name="P111">Type<text:tab/><text:tab/><text:tab/><text:tab/><text:tab/><text:span text:style-name="T34">3 </text:span>(Short, unsigned 16bit integer)</text:p>
      <text:p text:style-name="P112">Count<text:tab/><text:tab/><text:tab/><text:tab/><text:tab/><text:span text:style-name="T35">SampleCount (see below)</text:span></text:p>
      <text:p text:style-name="P136">PhotometricInterpretation</text:p>
      <text:p text:style-name="P111">Tag identification code<text:tab/><text:tab/>2<text:span text:style-name="T34">62</text:span></text:p>
      <text:p text:style-name="P111">Type<text:tab/><text:tab/><text:tab/><text:tab/><text:tab/><text:span text:style-name="T34">3 </text:span>(Short, unsigned 16bit integer)</text:p>
      <text:p text:style-name="P111">Count<text:tab/><text:tab/><text:tab/><text:tab/><text:tab/><text:span text:style-name="T34">1</text:span></text:p>
      <text:p text:style-name="P136">SamplesPerPixel</text:p>
      <text:p text:style-name="P111">Tag identification code<text:tab/><text:tab/><text:span text:style-name="T34">277</text:span></text:p>
      <text:p text:style-name="P111">Type<text:tab/><text:tab/><text:tab/><text:tab/><text:tab/><text:span text:style-name="T34">3 </text:span>(Short, unsigned 16bit integer)</text:p>
      <text:p text:style-name="P111">Count<text:tab/><text:tab/><text:tab/><text:tab/><text:tab/><text:span text:style-name="T34">1</text:span></text:p>
      <text:p text:style-name="P136">ExtraSamples</text:p>
      <text:p text:style-name="P111">Tag identification code<text:tab/><text:tab/><text:span text:style-name="T34">338</text:span></text:p>
      <text:p text:style-name="P111">Type<text:tab/><text:tab/><text:tab/><text:tab/><text:tab/><text:span text:style-name="T34">3 </text:span>(Short, unsigned 16bit integer)</text:p>
      <text:p text:style-name="P111">Count<text:tab/><text:tab/><text:tab/><text:tab/><text:tab/><text:span text:style-name="T34">Detailed below</text:span></text:p>
      <text:p text:style-name="P136">SampleFormat</text:p>
      <text:p text:style-name="P111">Tag identification code<text:tab/><text:tab/><text:span text:style-name="T34">339</text:span></text:p>
      <text:p text:style-name="P111">Type<text:tab/><text:tab/><text:tab/><text:tab/><text:tab/><text:span text:style-name="T34">3 </text:span>(Short, unsigned 16bit integer)</text:p>
      <text:p text:style-name="P112">Count<text:tab/><text:tab/><text:tab/><text:tab/><text:tab/><text:span text:style-name="T35">SampleCount (see below)</text:span></text:p>
      <text:p text:style-name="P146">The BitsPerSample tag encodes the number of bits, separately, for each image sample. Its count, therefore, should equal the number of samples per pixel. In TIFF, this tag is not mandatory and has a default value of 1. However, this default cannot be valid in the TIFF/A subset. It follows that this tag is mandatory in TIFF/A. <text:span text:style-name="T175">In the TIFF/A subset, valid values for a single sample are 8, 16, 32, and 64, and all samples should have the same value.</text:span></text:p>
      <text:p text:style-name="P143">The PhotometricInterpretation tag is mandatory in TIFF and TIFF/A. It provides an indication of “colorspace family”. In TIFF/A, the single only valid value is 2, meaning the colorspace is sRGB.</text:p>
      <text:p text:style-name="P144">The SamplesPerPixel tag encodes the number of <text:span text:style-name="T173">samples </text:span>in the image, i.e. the number of values that fully define a pixel. In TIFF, the SamplesPerPixel tag is not mandatory and has a default value of 1. However, this default cannot be valid in the TIFF/A subset. It follows that this tag is mandatory in TIFF/A.</text:p>
      <text:p text:style-name="P145">The ExtraSamples tag encodes the meaning and function of any image sample beyond the base color samples. For example, in a sRGB IFD that includes two masks, arriving at a total of 5 samples per pixel, this tag should be present with count equal to 2, both values indicating the samples following the R, G, and B samples are to be interpreted as noncomputed alpha <text:span text:style-name="T177">(also known as “unassociated alpha”)</text:span>. <text:span text:style-name="T177">In TIFF/A, valid values are...</text:span></text:p>
      <text:p text:style-name="P145"><text:tab/><text:span text:style-name="T177">0<text:tab/>unspecified, application dependent data</text:span></text:p>
      <text:p text:style-name="P145"><text:tab/><text:span text:style-name="T177">2 <text:tab/>noncomputed alpha</text:span></text:p>
      <text:p text:style-name="P145"><text:soft-page-break/>The ExtraSamples tag is not mandatory, in the sense that it should not be present if the IFD includes only the base color samples. It should however be present if the IFD includes any additional samples, <text:span text:style-name="T177">and have </text:span>exactly one value per additional sample.</text:p>
      <text:p text:style-name="P119">Typical usage scenario's for unspecified, <text:span text:style-name="T183">application dependent samples </text:span>are elevation data in geospatial imagery, x-ray data in scans of painting<text:span text:style-name="T183">s</text:span>, etc...</text:p>
      <text:p text:style-name="P148">The <text:span text:style-name="T177">SampleFormat</text:span> tag encodes the <text:span text:style-name="T177">datatype</text:span>, separately, for each image sample. Its count, therefore, should equal the number of samples per pixel. In TIFF, this tag is not mandatory and has a default value of 1 <text:span text:style-name="T177">(unsigned integer data)</text:span>. <text:span text:style-name="T177">This default is also valid and default in the TIFF/A subset, and therefore, this tag is not mandatory in TIFF/A either.</text:span></text:p>
      <text:p text:style-name="P150">In TIFF/A, valid values for SampleFormat are...</text:p>
      <text:p text:style-name="P150"><text:tab/>1<text:tab/>unsigned integer data</text:p>
      <text:p text:style-name="P150"><text:tab/>3<text:tab/>IEEE floating point data</text:p>
      <text:p text:style-name="P158">TIFF/A furthermore imposes restrictions on the combination of BitsPerSample and SampleFormat. A BitsPerSample value of 8 or 16, can only be combined with a SampleFormat of 1 (unsigned integer data), whilst a BitsPerSample value of 32 or 64 can only be combined with a SampleFormat of 3 (IEEE floating point data).</text:p>
      <text:h text:style-name="Heading_20_3" text:outline-level="3"><text:bookmark text:name="5_3_2_fault_tolerant_decoding"/>5.3.2. Fault tolerant decoding</text:h>
      <text:p text:style-name="P103">A decoder should first investiga<text:span text:style-name="T172">t</text:span>e the PhotometricInterpretation tag. If this tag is absent, has a nonconvertible datatype or count different from 1, a TIFF or TIFF/A decoder usually has no other option then giving up on this IFD with <text:a xlink:type="simple" xlink:href="#1_2_error_attribution_and_recovery" text:style-name="Internet_20_link" text:visited-style-name="Visited_20_Internet_20_Link">an IFD-image level error</text:a>.</text:p>
      <text:p text:style-name="P103">In TIFF/A, the only valid value for this tag is 2, meaning the colorspace is sRGB. TIFF defines a number of additional options. A TIFF decoder may support a<text:span text:style-name="T172">ny number of these options</text:span>, but a TIFF/A decoder is allowed to throw an IFD-image level error seeing any value other then 2.</text:p>
      <text:p text:style-name="P103">A TIFF <text:span text:style-name="T172">or TIFF/A </text:span>decoder should next derive a value for what is henceforth referred to as <text:span text:style-name="T145">BaseSampleCount</text:span><text:span text:style-name="T154">. This is the number of samples per pixel that are implied by the image colorspace. This value is a direct consequence of the colorspace family, a TIFF decoder should have some functional equivalent of an array of </text:span><text:span text:style-name="T145">BaseSampleCount</text:span><text:span text:style-name="T154"> constants, one for each supported colorspace family, </text:span><text:span text:style-name="T156">from which it picks the value that is applicable in this IFD</text:span><text:span text:style-name="T154">. In TIFF/A, this colorspace family is always sRGB, so </text:span><text:span text:style-name="T145">BaseSampleCount </text:span><text:span text:style-name="T154">always equals 3</text:span><text:span text:style-name="T145">.</text:span></text:p>
      <text:p text:style-name="P104"><text:span text:style-name="T154">The TIFF/A decoder should next attempt to read the SamplesPerPixel tag. If this tag is absent, has a nonconvertible datatype or count different from 1, the TIFF/A decoder is allowed to back out with an IFD-image level error. The value read from this tag is henceforth referred to as </text:span><text:span text:style-name="T145">SampleCount</text:span><text:span text:style-name="T154">.</text:span></text:p>
      <text:p text:style-name="P104"><text:span text:style-name="T154">If </text:span><text:span text:style-name="T145">BaseSampleCount</text:span><text:span text:style-name="T154"> is greater then </text:span><text:span text:style-name="T145">SampleCount</text:span><text:span text:style-name="T154">, this is an IFD-image error situation.</text:span></text:p>
      <text:p text:style-name="P144">Next up, the TIFF/A decoder takes a peek at the ExtraSamples tag and derives a property henceforth called <text:span text:style-name="T145">ExtraSampleCount</text:span>. At this point, the decoder is not yet interested in this tag's value, but merely its presence and count. <text:span text:style-name="T173">If the tag is not present, or has a nonconvertible datatype, </text:span><text:span text:style-name="T146">ExtraSampleCount</text:span><text:span text:style-name="T173"> should be made to equal 0. If the other hand the tag is present and has a datatype that can make sense, </text:span><text:span text:style-name="T146">ExtraSampleCount</text:span><text:span text:style-name="T173"> should be made to equal this tag's count.</text:span></text:p>
      <text:p text:style-name="P145">At this point, <text:span text:style-name="T145">BaseSampleCount</text:span><text:span text:style-name="T36">+</text:span><text:span text:style-name="T147">ExtraSampleCount</text:span><text:span text:style-name="T36"> should equal </text:span><text:span text:style-name="T147">SampleCount</text:span><text:span text:style-name="T36">. If it does not, the IFD contains inconsistent and contradictory information. This is an IFD-image error situation.</text:span></text:p>
      <text:p text:style-name="P151">If the decoder survives up to this point without throwing an IFD-image error, it has a basic understanding of the color image data encoded in this IFD, and it's ready to try and derive a more thorough <text:span text:style-name="T174">insight into each sample's </text:span>datatype <text:span text:style-name="T174">and bitdepth, and each extra sample's meaning.</text:span></text:p>
      <text:p text:style-name="P146">The decoder needs to next investiga<text:span text:style-name="T176">t</text:span>e the BitsPerSample tag. If this tag is not present, or if it has a nonconvertible datatype, this implies an IFD-image level error.</text:p>
      <text:p text:style-name="P146"><text:soft-page-break/>TIFF allows different image samples to have different bitcounts. For this reason, the BitsPerSample tag count should always equal <text:span text:style-name="T145">SampleCount </text:span><text:span text:style-name="T154">in a valid TIFF IFD. </text:span>However, in real life, codecs supporting <text:span text:style-name="T175">samples with different bitcounts </text:span>are few and far between. <text:span text:style-name="T175">Some buggy encoders don't actually bother to provide a BitsPerSample value for every sample and encode a single value instead. A fault-tolerant TIFF or TIFF/A decoder that sees a BitsPerSample count equal to 1, should therefore proceed as if the BitsPerSample tag had a count equal to </text:span><text:span text:style-name="T148">SampleCount</text:span><text:span text:style-name="T175">, with all values equal to the single value that is actually given.</text:span></text:p>
      <text:p text:style-name="P152">If the BitsPerSample tag has a count different from the correct count <text:span text:style-name="T145">SampleCount</text:span>, and different from the tolerated count 1, this is an IFD-image error.</text:p>
      <text:p text:style-name="P147"><text:span text:style-name="T175">In the TIFF/A subset, valid values for a single sample are 8, 16, 32, and 64, and all samples should have the same value. A TIFF/A decoder is allowed to revert to an IFD-image error if any other BitsPerSample tag value is detected. The decoder thus arrives at an image property value that is henceforth referred to as </text:span><text:span text:style-name="T148">BitsPerSampleValue</text:span><text:span text:style-name="T175">.</text:span></text:p>
      <text:p text:style-name="P149">Reading and interpreting the SampleFormat tag next, is very similar, except that there is a sensible default for this tag. </text:p>
      <text:p text:style-name="P149">Meaning, if the SampleFormat tag is not present or has a nonconvertible datatype, a decoder should proceed as if it were present, had the correct datatype, a count equal to <text:span text:style-name="T145">SampleCount</text:span>, and all values equal to 1 (unsigned integer data).</text:p>
      <text:p text:style-name="P149">If the SampleFormat tag is present, has a correct or convertible datatype, and a count equal to 1, a decoder should proceed as if it had a count equal to <text:span text:style-name="T145">SampleCount</text:span> with all values equal to the single value that is actually given.</text:p>
      <text:p text:style-name="P150">If the SampleFormat tag is present,<text:span text:style-name="T176"> has a correct or convertible datatype, and a count </text:span>different from the correct count <text:span text:style-name="T145">SampleCount</text:span>, and different from the tolerated count 1, this is an IFD-image error.</text:p>
      <text:p text:style-name="P150">In the TIFF/A subset, if <text:span text:style-name="T145">BitsPerSampleValue</text:span> is either 8 or 16, all SampleFormat values should be 1 (unsigned integer data). In combination with any other <text:span text:style-name="T145">BitsPerSampleValue</text:span>, 32 or 64, all SampleFormat values should be 3 (IEEE floating point data). If this is not the case, the IFD is not valid TIFF/A, and the decoder is allowed to back out with an IFD-image level error.</text:p>
      <text:p text:style-name="P117">If <text:span text:style-name="T145">ExtraSampleCount</text:span> is 0, then, at this point, the decoder has a complete understanding of the image colorspace. If <text:span text:style-name="T177">i</text:span>t's not, <text:span text:style-name="T177">the decoder </text:span>needs to take a second peek at the ExtraSamples tag.</text:p>
      <text:p text:style-name="P117">We've already checked the presence of the ExtraSamples tag, and its count. If <text:span text:style-name="T145">ExtraSampleCount</text:span> is not 0, and we arrive at this point without error, the ExtraSamples tag is present and its count is <text:span text:style-name="T177">guaranteed to be </text:span>correct and equal to <text:span text:style-name="T145">ExtraSampleCount</text:span>. The ExtraSamples tag contains an indication of meaning or intent, per image channel beyond those that are implied by the colorspace. <text:span text:style-name="T178">In TIFF/A, valid values are 0, for unspecified, application dependent data, and 2 for noncomputed alpha. A TIFF/A decoder is allowed to respond to any other value with an IFD-image level error.</text:span></text:p>
      <text:p text:style-name="P140">A full compliance and sanity check can <text:span text:style-name="T183">yet again be </text:span>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h text:style-name="P180" text:outline-level="3"><text:bookmark text:name="5_3_3_sample_data_ranges"/><text:span text:style-name="T182">5.3.3. </text:span>Sample data ranges</text:h>
      <text:p text:style-name="P155">With unsigned integer sample formats, sRGB is encoded as expected, meaning RGB(0,0,0) is black and RGB(x,x,x) with x representing the maximum integer value that fits the <text:span text:style-name="T182">bitdepth</text:span> (either 255 or 65535), is white.</text:p>
      <text:p text:style-name="P155">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text:soft-page-break/>needs <text:span text:style-name="T182">data </text:span>to remain inside that sRGB gamut.</text:p>
      <text:p text:style-name="P155">Uncomputed alpha is required to be encoded with the same range. Meaning, integer alpha 0 and floating point alpha 0.0 is fully transparent. Integer alpha x with x representing the maximum integer value that fits the <text:span text:style-name="T182">bitdepth</text:span> (either 255 or 65535), and floating point alpha 1.0 is fully opaque.</text:p>
      <text:p text:style-name="P156">In <text:span text:style-name="T182">unspecified </text:span>application-specific extra samples, the range may depend on the particular application. Still, it is highly recommended to make sure the range makes some sense when naive viewers <text:span text:style-name="T182">isolate </text:span>the application-specific channel <text:span text:style-name="T182">and </text:span>render as if it were a single linear<text:span text:style-name="T39"> </text:span>brightness channel with above specified ranges. </text:p>
      <text:p text:style-name="P156">For example, when encoding a floating point elevation data channel in a geospatial application, one may be mistakenly tempted to equate 0.0 to sea level and 1.0 to one unit <text:span text:style-name="T38">of elevation </text:span>like for example 1 meter. This would however result in 99.9% of <text:span text:style-name="T38">usual elevation channel data </text:span>being out of the range <text:span text:style-name="T38">expected by </text:span>a naive viewer that is unaware of your application and convention, and you'd be unable to use TIFF analysis tools to quickly view and visually <text:span text:style-name="T38">inspect </text:span>the channel, <text:span text:style-name="T182">or </text:span>extract the channel into a linear<text:span text:style-name="T39"> brightness </text:span>image and do some quick imaging operations with <text:span text:style-name="T38">general imaging tools </text:span>that are unaware of your particular application, etc. <text:span text:style-name="T38">This being a mere application-specific convention anyway, it is usually much more sensible to try and map the foreseeable “normally expected” minimum and maximum elevation to the above mentioned minimum and maximum for color and alpha channels. In floating point application-specific data, one is still able to go outside this range for the less expected data, similar to how sRGB is permitted to go outside this range to encode out of gamut data.</text:span></text:p>
      <text:h text:style-name="P181" text:outline-level="3"><text:bookmark text:name="5_3_4_precomputed_alpha"/><text:span text:style-name="T182">5.3.4. </text:span>Precomputed alpha</text:h>
      <text:p text:style-name="P153">In TIFF, other possibilities for the ExtraSamples <text:span text:style-name="T182">tag </text:span>value include 1 for <text:span text:style-name="T179">pre</text:span>computed alpha, also known as associated alpha or premultiplied alpha. This <text:span text:style-name="T180">tag value </text:span>effectively means that the values given for each of the base color <text:span text:style-name="T179">samples </text:span>in every pixel is already “multiplied” with the alpha value for that pixel, <text:span text:style-name="T182">or, more precisely, “rescaled” to a new range limited by the alpha value</text:span>.</text:p>
      <text:p text:style-name="P153">This is problematic because it leads to loss of color information. For example, suppose all channels contain 8bit integer data. Thus, the effective range is normally 0 to 255. With noncomputed alpha, a pixel could end up with an R value of 200, and an alpha value of 2. This quite red pixel is almost completely transparent. Precomputing this alpha, the effective range of R, given this alpha value of 2, is limited to 0 to 2. The precomputed R value is round(200*2/255) = 2. Actually, given this small alpha value 2, any noncomputed R value in the range <text:span text:style-name="T179">192</text:span> to <text:span text:style-name="T179">255</text:span> corresponds to <text:span text:style-name="T179">the same </text:span>precomputed R value 2. <text:span text:style-name="T179">Meaning, quite a lot of color precision is lost. The smaller the alpha value, the bigger the loss, culminating in total color loss when alpha equals 0. For this reason, it's not recommended to convert precomputed alpha pixels back to noncomputed alpha. It would obscure the loss of color precision and likely lead to artifacts further down the road.</text:span></text:p>
      <text:p text:style-name="P154">On top of that, these days imaging engines don't usually do any alpha calculations in colorspaces like sRGB, for the simple reasons that these spaces don't linearly match anything that is intrinsic to light, color, or human perception. Precomputed alpha in a colorspace like sRGB is more or less considered “not a thing” these days, and for good reason.</text:p>
      <text:p text:style-name="P154">This whole issue is moat in TIFF/A, because precomputed alpha is not a part of the valid TIFF/A subset anyway. However, it is relevant when decoding the input in the context of conversion from TIFF to TIFF/A. Even in this context though, it is strongly recommended to not support precomputed alpha, for the above reasons.</text:p>
      <text:h text:style-name="Heading_20_3" text:outline-level="3"><text:bookmark text:name="5_3_5_extra_samples_and_default_rendering"/><text:span text:style-name="T182">5.3.5. Extra samples</text:span> and default rendering</text:h>
      <text:p text:style-name="P118">Multiple alpha <text:span text:style-name="T181">samples </text:span>are possible. For example, these alpha <text:span text:style-name="T181">samples </text:span>can implement masks, each selecting some meaningful parts of the image. Multiple unspecified <text:span text:style-name="T181">samples </text:span>are <text:span text:style-name="T181">also </text:span>possible. <text:soft-page-break/>Alpha <text:span text:style-name="T181">samples </text:span>and unspecified <text:span text:style-name="T181">samples </text:span>may be <text:span text:style-name="T182">combined </text:span>in any order.</text:p>
      <text:p text:style-name="P118">Without application-specific context, a naive TIFF/A renderer is recommended to take the first alpha <text:span text:style-name="T181">sample </text:span>as a true transparency mask, if <text:span text:style-name="T183">indeed </text:span>there is at least one alpha <text:span text:style-name="T181">sample</text:span>. A naive renderer would be correct to completely ignore any <text:span text:style-name="T181">samples with </text:span>unspecified <text:span text:style-name="T181">data</text:span>, as well as any alpha <text:span text:style-name="T181">samples </text:span>beyond the first one.</text:p>
      <text:h text:style-name="Heading_20_3" text:outline-level="3"><text:bookmark text:name="5_3_6_test_files"/>5.3.6. Test files</text:h>
      <text:list xml:id="list840430078188046891" text:style-name="L16">
        <text:list-item>
          <text:p text:style-name="P245"><text:span text:style-name="T78">Colorspace\I8.tif</text:span>: <text:span text:style-name="T166">Perfectly well formed single IFD, </text:span>8bit per sample integer sRGB, no extra samples.</text:p>
        </text:list-item>
        <text:list-item>
          <text:p text:style-name="P245"><text:span text:style-name="T78">Colorspace\I16.tif</text:span>: Perfectly well formed single IFD, 16bit per sample integer sRGB, no extra samples.</text:p>
        </text:list-item>
        <text:list-item>
          <text:p text:style-name="P245"><text:span text:style-name="T78">Colorspace\F32.tif</text:span>: Perfectly well formed single IFD, 32bit per sample IEEE floating point sRGB, no extra samples.</text:p>
        </text:list-item>
        <text:list-item>
          <text:p text:style-name="P245"><text:span text:style-name="T78">Colorspace\F64.tif</text:span>: Perfectly well formed single IFD, 64bit per sample IEEE floating point sRGB, no extra samples.</text:p>
        </text:list-item>
        <text:list-item>
          <text:p text:style-name="P245"><text:span text:style-name="T78">Colorspace\I16 motorola alpha.tif</text:span>: Perfectly well formed single IFD in a Motorola byte order TIFF, 16bit per sample integer, single extra sample adding noncomputed alpha.</text:p>
        </text:list-item>
        <text:list-item>
          <text:p text:style-name="P245"><text:span text:style-name="T78">Colorspace\F</text:span><text:span text:style-name="T82">32</text:span><text:span text:style-name="T78"> app alpha.tif</text:span>: Perfectly well formed single IFD, <text:span text:style-name="T198">32</text:span>bit per sample IEEE floating point, two extra samples. First extra sample is unspecified and application defined. Second extra sample is noncomputed alpha.</text:p>
        </text:list-item>
        <text:list-item>
          <text:p text:style-name="P245"><text:span text:style-name="T78">Colorspace\I8 app alpha app app.tif</text:span>: Perfectly well formed single IFD, 8bit per sample integer, <text:span text:style-name="T192">4</text:span> extra samples, <text:span text:style-name="T192">one</text:span> of which <text:span text:style-name="T192">is</text:span> noncomputed alpha.</text:p>
        </text:list-item>
        <text:list-item>
          <text:p text:style-name="P245"><text:span text:style-name="T78">Colorspace\I8 bad BitsPerSample count E.tif</text:span>: Single IFD, 8bit per sample integer sRGB, no extra samples. The BitsPerSample tag <text:span text:style-name="T190">incorrectly has a count equal to 1 and requires above specified fault-tolerance in decoding.</text:span></text:p>
        </text:list-item>
      </text:list>
      <text:p text:style-name="P107">Please note that the last file is not actually valid TIFF/A or even valid TIFF. It's included for testing decoder fault tolerance.</text:p>
      <text:p text:style-name="P108">Application defined samples in these testfiles, are renderings of the text “Undefined” followed by an index, and the range is chosen such that it makes sense when interpreted as some form of brightness. If a default rendering of a testfile with an application defined channel somehow displays this text, this proves the decoder makes incorrect conclusions about the nature of this channel.</text:p>
      <text:p text:style-name="P142">The open source <text:span text:style-name="T165">solutions </text:span>proposed by Libis and AWare Systems do exactly as specified above. <text:span text:style-name="T191">Its decoding part, even in the context of TIFF to TIFF/A conversion, is limited to sRGB support. It does not support any other colorspace in TIFF that is not valid in TIFF/A anyway.</text:span> </text:p>
      <text:p text:style-name="P157"><text:span text:style-name="T189">The closed source solution has a very wide range of TIFF colorspace support in the input decoding part of the TIFF to TIFF/A converter. </text:span><text:span text:style-name="T185">The </text:span><text:span text:style-name="T184">closed source </text:span><text:span text:style-name="T185">solution </text:span><text:span text:style-name="T189">also </text:span><text:span text:style-name="T185">adds compensation for some of the bugs in files collected over many years, without contradicting above specified functionality or meaning</text:span><text:span text:style-name="T184">. </text:span><text:span text:style-name="T189">Additionally, t</text:span><text:span text:style-name="T186">he closed source converter solution also adds the option to </text:span><text:span text:style-name="T187">eliminate any or all extra samples </text:span><text:span text:style-name="T188">during the conversion process</text:span><text:span text:style-name="T186">.</text:span></text:p>
      <text:h text:style-name="Heading_20_2" text:outline-level="2"><text:bookmark text:name="5_4_raster_organization"/><text:span text:style-name="T25">5</text:span><text:span text:style-name="T2">.</text:span><text:span text:style-name="T25">4.</text:span><text:span text:style-name="T2"> Raster organization</text:span></text:h>
      <text:h text:style-name="P178" text:outline-level="3"><text:bookmark text:name="5_4_1_tags"/>5.4.1. Tags</text:h>
      <text:p text:style-name="P77">Orientation</text:p>
      <text:p text:style-name="P114">Tag identification code<text:tab/><text:tab/><text:span text:style-name="T41">274</text:span></text:p>
      <text:p text:style-name="P114"><text:soft-page-break/>Type<text:tab/><text:tab/><text:tab/><text:tab/><text:tab/><text:span text:style-name="T34">3 </text:span>(Short, unsigned 16bit integer)</text:p>
      <text:p text:style-name="P114">Count<text:tab/><text:tab/><text:tab/><text:tab/><text:tab/>1</text:p>
      <text:p text:style-name="P77">PlanarConfiguration</text:p>
      <text:p text:style-name="P114">Tag identification code<text:tab/><text:tab/><text:span text:style-name="T41">284</text:span></text:p>
      <text:p text:style-name="P114">Type<text:tab/><text:tab/><text:tab/><text:tab/><text:tab/><text:span text:style-name="T34">3 </text:span>(Short, unsigned 16bit integer)</text:p>
      <text:p text:style-name="P114">Count<text:tab/><text:tab/><text:tab/><text:tab/><text:tab/>1</text:p>
      <text:p text:style-name="P77">RowsPerStrip</text:p>
      <text:p text:style-name="P114">Tag identification code<text:tab/><text:tab/><text:span text:style-name="T41">278</text:span></text:p>
      <text:p text:style-name="P114">Type<text:tab/><text:tab/><text:tab/><text:tab/><text:tab/><text:span text:style-name="T34">3 </text:span>(Short, unsigned 16bit integer)</text:p>
      <text:p text:style-name="P114"><text:tab/><text:tab/><text:tab/><text:tab/><text:tab/><text:tab/><text:span text:style-name="T34">4 </text:span>(Long, unsigned 32bit integer) </text:p>
      <text:p text:style-name="P114">Count<text:tab/><text:tab/><text:tab/><text:tab/><text:tab/>1</text:p>
      <text:p text:style-name="P77">StripByteCounts</text:p>
      <text:p text:style-name="P114">Tag identification code<text:tab/><text:tab/><text:span text:style-name="T41">279</text:span></text:p>
      <text:p text:style-name="P114">Type in ClassicTIFF/A<text:tab/><text:tab/><text:span text:style-name="T34">3 </text:span>(Short, unsigned 16bit integer)</text:p>
      <text:p text:style-name="P114"><text:tab/><text:tab/><text:tab/><text:tab/><text:tab/><text:tab/><text:span text:style-name="T34">4 </text:span>(Long, unsigned 32bit integer) </text:p>
      <text:p text:style-name="P114">Additional Type in BigTIFF/A<text:tab/><text:span text:style-name="T34">16 </text:span>(Long8, unsigned 64bit integer)</text:p>
      <text:p text:style-name="P114">Count<text:tab/><text:tab/><text:tab/><text:tab/><text:tab/><text:span text:style-name="T41">StripCount</text:span></text:p>
      <text:p text:style-name="P77">StripOffsets</text:p>
      <text:p text:style-name="P114">Tag identification code<text:tab/><text:tab/><text:span text:style-name="T41">273</text:span></text:p>
      <text:p text:style-name="P114">Type in ClassicTIFF/A<text:tab/><text:tab/><text:span text:style-name="T34">3 </text:span>(Short, unsigned 16bit integer)</text:p>
      <text:p text:style-name="P114"><text:tab/><text:tab/><text:tab/><text:tab/><text:tab/><text:tab/><text:span text:style-name="T34">4 </text:span>(Long, unsigned 32bit integer) </text:p>
      <text:p text:style-name="P114">Additional Type in BigTIFF/A<text:tab/><text:span text:style-name="T34">16 </text:span>(Long8, unsigned 64bit integer)</text:p>
      <text:p text:style-name="P114">Count<text:tab/><text:tab/><text:tab/><text:tab/><text:tab/><text:span text:style-name="T41">StripCount</text:span></text:p>
      <text:p text:style-name="P77">TileWidth</text:p>
      <text:p text:style-name="P114">Tag identification code<text:tab/><text:tab/><text:span text:style-name="T41">322</text:span></text:p>
      <text:p text:style-name="P114">Type<text:tab/><text:tab/><text:tab/><text:tab/><text:tab/><text:span text:style-name="T34">3 </text:span>(Short, unsigned 16bit integer)</text:p>
      <text:p text:style-name="P114"><text:tab/><text:tab/><text:tab/><text:tab/><text:tab/><text:tab/><text:span text:style-name="T34">4 </text:span>(Long, unsigned 32bit integer) </text:p>
      <text:p text:style-name="P114">Count<text:tab/><text:tab/><text:tab/><text:tab/><text:tab/>1</text:p>
      <text:p text:style-name="P77">TileLength</text:p>
      <text:p text:style-name="P114">Tag identification code<text:tab/><text:tab/><text:span text:style-name="T41">323</text:span></text:p>
      <text:p text:style-name="P114">Type<text:tab/><text:tab/><text:tab/><text:tab/><text:tab/><text:span text:style-name="T34">3 </text:span>(Short, unsigned 16bit integer)</text:p>
      <text:p text:style-name="P114"><text:tab/><text:tab/><text:tab/><text:tab/><text:tab/><text:tab/><text:span text:style-name="T34">4 </text:span>(Long, unsigned 32bit integer) </text:p>
      <text:p text:style-name="P114">Count<text:tab/><text:tab/><text:tab/><text:tab/><text:tab/>1</text:p>
      <text:p text:style-name="P77">TileByteCounts</text:p>
      <text:p text:style-name="P114">Tag identification code<text:tab/><text:tab/><text:span text:style-name="T41">325</text:span></text:p>
      <text:p text:style-name="P114">Type in ClassicTIFF/A<text:tab/><text:tab/><text:span text:style-name="T34">3 </text:span>(Short, unsigned 16bit integer)</text:p>
      <text:p text:style-name="P114"><text:tab/><text:tab/><text:tab/><text:tab/><text:tab/><text:tab/><text:span text:style-name="T34">4 </text:span>(Long, unsigned 32bit integer) </text:p>
      <text:p text:style-name="P114"><text:soft-page-break/>Additional Type in BigTIFF/A<text:tab/><text:span text:style-name="T34">16 </text:span>(Long8, unsigned 64bit integer)</text:p>
      <text:p text:style-name="P114">Count<text:tab/><text:tab/><text:tab/><text:tab/><text:tab/><text:span text:style-name="T41">TileCount</text:span></text:p>
      <text:p text:style-name="P77">TileOffsets</text:p>
      <text:p text:style-name="P115">Tag identification code<text:tab/><text:tab/>324</text:p>
      <text:p text:style-name="P114">Type in ClassicTIFF/A<text:tab/><text:tab/><text:span text:style-name="T34">3 </text:span>(Short, unsigned 16bit integer)</text:p>
      <text:p text:style-name="P114"><text:tab/><text:tab/><text:tab/><text:tab/><text:tab/><text:tab/><text:span text:style-name="T34">4 </text:span>(Long, unsigned 32bit integer) </text:p>
      <text:p text:style-name="P114">Additional Type in BigTIFF/A<text:tab/><text:span text:style-name="T34">16 </text:span>(Long8, unsigned 64bit integer)</text:p>
      <text:p text:style-name="P114">Count<text:tab/><text:tab/><text:tab/><text:tab/><text:tab/><text:span text:style-name="T41">TileCount</text:span></text:p>
      <text:p text:style-name="P159">The Orientation tag is not mandatory. If it's not present, a default value of 1 is assumed. This means the encoded top row is to be rendered as the visual top row in a default rendering, and the encoded left column is to be rendered as the visual left column. Valid values for the Orientation tag are...</text:p>
      <table:table table:name="Tabel9" table:style-name="Tabel9">
        <table:table-column table:style-name="Tabel9.A" table:number-columns-repeated="3"/>
        <table:table-row>
          <table:table-cell table:style-name="Tabel9.A1" office:value-type="string">
            <text:p text:style-name="P6">Value</text:p>
          </table:table-cell>
          <table:table-cell table:style-name="Tabel9.A1" office:value-type="string">
            <text:p text:style-name="P6">Encoded top row</text:p>
          </table:table-cell>
          <table:table-cell table:style-name="Tabel9.C1" office:value-type="string">
            <text:p text:style-name="P6">Encoded left column</text:p>
          </table:table-cell>
        </table:table-row>
        <table:table-row>
          <table:table-cell table:style-name="Tabel9.A2" office:value-type="string">
            <text:p text:style-name="P6">1</text:p>
          </table:table-cell>
          <table:table-cell table:style-name="Tabel9.A2" office:value-type="string">
            <text:p text:style-name="P6">Visual top row</text:p>
          </table:table-cell>
          <table:table-cell table:style-name="Tabel9.C2" office:value-type="string">
            <text:p text:style-name="P6">Visual left column</text:p>
          </table:table-cell>
        </table:table-row>
        <table:table-row>
          <table:table-cell table:style-name="Tabel9.A2" office:value-type="string">
            <text:p text:style-name="P6">2</text:p>
          </table:table-cell>
          <table:table-cell table:style-name="Tabel9.A2" office:value-type="string">
            <text:p text:style-name="P6">Visual top row</text:p>
          </table:table-cell>
          <table:table-cell table:style-name="Tabel9.C2" office:value-type="string">
            <text:p text:style-name="P6">Visual right column</text:p>
          </table:table-cell>
        </table:table-row>
        <table:table-row>
          <table:table-cell table:style-name="Tabel9.A2" office:value-type="string">
            <text:p text:style-name="P6">3</text:p>
          </table:table-cell>
          <table:table-cell table:style-name="Tabel9.A2" office:value-type="string">
            <text:p text:style-name="P6">Visual bottom row</text:p>
          </table:table-cell>
          <table:table-cell table:style-name="Tabel9.C2" office:value-type="string">
            <text:p text:style-name="P6">Visual right column</text:p>
          </table:table-cell>
        </table:table-row>
        <table:table-row>
          <table:table-cell table:style-name="Tabel9.A2" office:value-type="string">
            <text:p text:style-name="P6">4</text:p>
          </table:table-cell>
          <table:table-cell table:style-name="Tabel9.A2" office:value-type="string">
            <text:p text:style-name="P6">Visual bottom row</text:p>
          </table:table-cell>
          <table:table-cell table:style-name="Tabel9.C2" office:value-type="string">
            <text:p text:style-name="P6">Visual left column</text:p>
          </table:table-cell>
        </table:table-row>
        <table:table-row>
          <table:table-cell table:style-name="Tabel9.A2" office:value-type="string">
            <text:p text:style-name="P6">5</text:p>
          </table:table-cell>
          <table:table-cell table:style-name="Tabel9.A2" office:value-type="string">
            <text:p text:style-name="P6">Visual left column</text:p>
          </table:table-cell>
          <table:table-cell table:style-name="Tabel9.C2" office:value-type="string">
            <text:p text:style-name="P6">Visual top row</text:p>
          </table:table-cell>
        </table:table-row>
        <table:table-row>
          <table:table-cell table:style-name="Tabel9.A2" office:value-type="string">
            <text:p text:style-name="P6">6</text:p>
          </table:table-cell>
          <table:table-cell table:style-name="Tabel9.A2" office:value-type="string">
            <text:p text:style-name="P6">Visual right column</text:p>
          </table:table-cell>
          <table:table-cell table:style-name="Tabel9.C2" office:value-type="string">
            <text:p text:style-name="P6">Visual top row</text:p>
          </table:table-cell>
        </table:table-row>
        <table:table-row>
          <table:table-cell table:style-name="Tabel9.A2" office:value-type="string">
            <text:p text:style-name="P6">7</text:p>
          </table:table-cell>
          <table:table-cell table:style-name="Tabel9.A2" office:value-type="string">
            <text:p text:style-name="P6">Visual right column</text:p>
          </table:table-cell>
          <table:table-cell table:style-name="Tabel9.C2" office:value-type="string">
            <text:p text:style-name="P6">Visual bottom row</text:p>
          </table:table-cell>
        </table:table-row>
        <table:table-row>
          <table:table-cell table:style-name="Tabel9.A2" office:value-type="string">
            <text:p text:style-name="P6">8</text:p>
          </table:table-cell>
          <table:table-cell table:style-name="Tabel9.A2" office:value-type="string">
            <text:p text:style-name="P6">Visual left column</text:p>
          </table:table-cell>
          <table:table-cell table:style-name="Tabel9.C2" office:value-type="string">
            <text:p text:style-name="P6">Visual bottom row</text:p>
          </table:table-cell>
        </table:table-row>
      </table:table>
      <text:p text:style-name="Text_20_body"/>
      <text:p text:style-name="P18"><text:span text:style-name="T196">T</text:span>he PlanarConfiguration tag is not mandatory, if it is not present the default value 1 <text:span text:style-name="T196">(Chunky) </text:span>is assumed. If it is present, the following are valid values.</text:p>
      <text:p text:style-name="P18"><text:tab/>1 <text:tab/>Chunky</text:p>
      <text:p text:style-name="P18"><text:tab/>2 <text:tab/>Planar</text:p>
      <text:p text:style-name="P18">A PlanarConfiguration value of 1 (Chunky, the default value), indicates that sample dat<text:span text:style-name="T197">a</text:span>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text:span text:style-name="T196">plane with the </text:span>R value<text:span text:style-name="T43">s</text:span> for all pixels, <text:span text:style-name="T196">is a plane with G values for all pixels for all pixels, etc.</text:span></text:p>
      <text:p text:style-name="P53"><text:span text:style-name="T200">A single plane is divided up, either in strips or in tiles</text:span>. </text:p>
      <text:p text:style-name="P53">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45">t</text:span> most RowsPerStrip.</text:p>
      <text:p text:style-name="P53">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45">so as to fit the plane raster dimensions.</text:span></text:p>
      <text:p text:style-name="P54"><text:soft-page-break/>If an IFD is organized in strips, the StripByteCounts and StripOffsets tags are mandatory. They encode, respectively, the compressed size and offsets of each individual strip data block. The RowsPerStrip tag is not mandatory. If it's not present, or its value equals or exceed the <text:span text:style-name="T200">number of lines in the plane</text:span>, the plane is encoding as a single strip. No tile tags (TileWidth, TileLength, TileByteCounts, TileOffsets) should be present in the IFD.</text:p>
      <text:p text:style-name="P54">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text:span text:style-name="T200">the width and length of a plane</text:span>, even though that is probably not very useful. <text:span text:style-name="T54">TIFF requires TileWidth to be a multiple of 16, and while an encoder certainly should live up to that requirement, a decoder should be prepared to deal with any TileWidth value. No strip tags (RowsPerStrip, StripByteCounts, StripOffsets) should be present in the IFD.</text:span></text:p>
      <text:h text:style-name="P182" text:outline-level="3"><text:bookmark text:name="5_4_2_fault_tolerant_decoding"/>5.4.2. Fault tolerant decoding</text:h>
      <text:p text:style-name="P105">A decoder <text:span text:style-name="T6">is to interpret image dimensions and colorspace before it can attempt to derive raster organization. See sections “</text:span><text:a xlink:type="simple" xlink:href="#5_2_image_dimensions" text:style-name="Internet_20_link" text:visited-style-name="Visited_20_Internet_20_Link">5.2. Image dimensions</text:a><text:span text:style-name="T2">” and “</text:span><text:a xlink:type="simple" xlink:href="#5_3_image_colorspace" text:style-name="Internet_20_link" text:visited-style-name="Visited_20_Internet_20_Link">5.3. Image colorspace</text:a><text:span text:style-name="T2">”. The process described below builds on image properties determined in those sections.</text:span></text:p>
      <text:p text:style-name="P105">A decoder reads the Orientation tag first. If the tag is not present, its datatype is nonconvertible, or its value is invalid, <text:span text:style-name="T145">OrientationValue</text:span> is set to equal the default 1. Otherwise, <text:span text:style-name="T145">OrientationValue </text:span><text:span text:style-name="T154">is to equal this tag's value.</text:span></text:p>
      <text:p text:style-name="P17"><text:span text:style-name="T195">The width and height of the raster as it is stored can now be derived. For reasons that will become apparent below, we will henceforth call this </text:span><text:span text:style-name="T149">PlaneWidth</text:span><text:span text:style-name="T195"> and </text:span><text:span text:style-name="T149">PlaneLength</text:span><text:span text:style-name="T195">. If </text:span><text:span text:style-name="T149">OrientationValue</text:span><text:span text:style-name="T195"> is smaller then 5, </text:span><text:span text:style-name="T149">PlaneWidth</text:span><text:span text:style-name="T195"> is to equal </text:span><text:span text:style-name="T149">ImageWidthValue</text:span><text:span text:style-name="T195">, and </text:span><text:span text:style-name="T149">PlaneLength</text:span><text:span text:style-name="T195"> is to equal </text:span><text:span text:style-name="T149">ImageLengthValue</text:span><text:span text:style-name="T195">. If </text:span><text:span text:style-name="T149">OrientationValue</text:span><text:span text:style-name="T195"> is 5 or is greater then 5, </text:span><text:span text:style-name="T149">PlaneWidth</text:span><text:span text:style-name="T195"> is to equal </text:span><text:span text:style-name="T149">ImageLengthValue</text:span><text:span text:style-name="T195">, and </text:span><text:span text:style-name="T149">PlaneLength</text:span><text:span text:style-name="T195"> is to equal </text:span><text:span text:style-name="T149">ImageWidthValue</text:span><text:span text:style-name="T195">.</text:span></text:p>
      <text:p text:style-name="P52"><text:span text:style-name="T199">Next up, the decoder investigates the PlanarConfiguration tag. </text:span>If the tag is present, but its datatype is not convertible, or its value is not any of the above specified valid values, <text:span text:style-name="T199">the </text:span>decoder <text:span text:style-name="T199">should </text:span>proceed as if <text:span text:style-name="T42">PlanarConfiguration</text:span> has the default value 1 <text:span text:style-name="T199">(Chunky)</text:span>. </text:p>
      <text:p text:style-name="P19">At this point, the decoder has a value for the PlanarConfiguration tag, which we will henceforth call <text:span text:style-name="T145">PlanarConfiguration</text:span><text:span text:style-name="T150">Value</text:span>. <text:span text:style-name="T200">It's now ready to derive the number of planes, in </text:span><text:span text:style-name="T151">PlaneCount</text:span><text:span text:style-name="T158">, and the number of bits per pixel in a single plane in </text:span><text:span text:style-name="T151">BitsPerPlanePixel</text:span><text:span text:style-name="T200">. If </text:span><text:span text:style-name="T151">PlanarConfigurationValue</text:span><text:span text:style-name="T158"> is 1, </text:span><text:span text:style-name="T151">PlaneCount</text:span><text:span text:style-name="T158"> should be set to equal 1, and </text:span><text:span text:style-name="T151">BitsPerPlanePixel</text:span><text:span text:style-name="T158"> needs to equal the </text:span><text:span text:style-name="T151">SampleCount</text:span><text:span text:style-name="T158">*</text:span><text:span text:style-name="T151">BitsPerSampleValue</text:span><text:span text:style-name="T158">. Otherwise, if </text:span><text:span text:style-name="T151">PlanarConfigurationValue</text:span><text:span text:style-name="T158"> is 2, </text:span><text:span text:style-name="T151">PlaneCount</text:span><text:span text:style-name="T158"> should be set to equal </text:span><text:span text:style-name="T151">SampleCount</text:span><text:span text:style-name="T158">, and </text:span><text:span text:style-name="T151">BitsPerPlanePixel</text:span><text:span text:style-name="T158"> should be made to equal </text:span><text:span text:style-name="T151">BitsPerSampleValue</text:span><text:span text:style-name="T158">.</text:span></text:p>
      <text:p text:style-name="P62">Next up, the decoder should try and determine whether the IFD is striped or tiled. </text:p>
      <text:p text:style-name="P55">If a decoder sees <text:span text:style-name="T202">either </text:span>the StripByteCounts or StripOffsets tag, it is to assume<text:span text:style-name="T55">d</text:span> the IFD is strip organized. It should next check that both StripByteCounts and StripOffsets are present, <text:span text:style-name="T202">with correct or convertible datatype, </text:span>and that none of TileWidth, TileLength, TileByteCounts, or TileOffsets is present. If that check fails, this is an IFD-image error. </text:p>
      <text:p text:style-name="P56">In decoder design, it's often convenient to view strips as image-wide tiles. This leads to mostly a single code path handling both cases. <text:span text:style-name="T201">For convenience, this specification will refer to this concept of “strip or tile” using the word “strile”. T</text:span>he bottommost strip is not <text:span text:style-name="T201">vertically </text:span>padded, <text:span text:style-name="T201">whilst </text:span>tiles <text:span text:style-name="T201">in the bottommost tile row </text:span>are. <text:span text:style-name="T201">The single code path dealing with striles therefore will need to support both options, and to this end we'll introduce a boolean image property </text:span><text:span text:style-name="T145">StrileBottomPadding</text:span><text:span text:style-name="T159">.</text:span></text:p>
      <text:p text:style-name="P56">If the IFD is strip organized, a<text:span text:style-name="T201">n</text:span> <text:span text:style-name="T201">image property </text:span>henceforth called <text:span text:style-name="T145">StrileWidth</text:span> is set to equal <text:span text:style-name="T145">PlaneWidth</text:span>. If a RowsPerStrip tag is present <text:span text:style-name="T202">and has a correct or convertible datatype</text:span>, <text:span text:style-name="T145">StrileLength</text:span> is set to <text:span text:style-name="T201">the smaller of the </text:span>RowsPerStrip value <text:span text:style-name="T201">and </text:span><text:span text:style-name="T145">PlaneLength, </text:span><text:span text:style-name="T160">otherwise </text:span><text:span text:style-name="T153">StrileLength</text:span><text:span text:style-name="T160"> should be </text:span><text:soft-page-break/><text:span text:style-name="T160">made to equal </text:span><text:span text:style-name="T153">PlaneLength</text:span>. <text:span text:style-name="T145">StrileBottomPadding</text:span> is <text:span text:style-name="T201">a boolean image property </text:span>set to false. Finally, <text:span text:style-name="T152">StrileByteCounts</text:span><text:span text:style-name="T153">Tag</text:span><text:span text:style-name="T152"> </text:span><text:span text:style-name="T159">and</text:span><text:span text:style-name="T152"> StrileOffsets</text:span><text:span text:style-name="T153">Tag</text:span><text:span text:style-name="T152"> </text:span><text:span text:style-name="T159">are image properties that are some functional equivalent of tag pointers, and should be made to refer to the StripByteCounts and StripOffsets tags respectively.</text:span></text:p>
      <text:p text:style-name="P57">If a decoder does not see <text:span text:style-name="T202">either of the </text:span>StripByteCounts <text:span text:style-name="T202">and </text:span>StripOffsets <text:span text:style-name="T202">tags</text:span>, it is assumed the IFD is tile organized. It should next check that the TileWidth, TileLength, TileByteCounts and TileOffsets tags are present <text:span text:style-name="T202">and have a correct or convertible datatype</text:span>, and that none of RowsPerStrip, StripByteCounts and StripOffsets tags are present. If that check fails, this is an IFD-image error.</text:p>
      <text:p text:style-name="P57"><text:span text:style-name="T145">StrileWidth</text:span> is set to the value of TileWidth, <text:span text:style-name="T145">StrileLength</text:span> is set to the value of TileLength. <text:span text:style-name="T145">StrileBottomPadding</text:span> is set to true. Tag pointing <text:span text:style-name="T202">properties</text:span> <text:span text:style-name="T145">StrileByteCounts</text:span><text:span text:style-name="T153">Tag</text:span> and <text:span text:style-name="T145">StrileOffsets</text:span><text:span text:style-name="T153">Tag</text:span> are set to point to the TileByteCounts and TileOffsets tags, respectively.</text:p>
      <text:p text:style-name="P58">The decoder is now able to arrive at some conclusions as to the number of striles per plane. <text:span text:style-name="T145">StrileCountHorizontal</text:span> is set to <text:span text:style-name="T145">PlaneWidth</text:span> divided by <text:span text:style-name="T145">StrileWidth</text:span>, rounded up to the nearest integer. <text:span text:style-name="T145">StrileCountVertical</text:span> is set to <text:span text:style-name="T145">PlaneLength</text:span> divided by <text:span text:style-name="T145">StrileLength</text:span>, rounded up to the nearest integer. <text:span text:style-name="T145">StrileCount</text:span> is <text:span text:style-name="T202">next computed by multiplying </text:span><text:span text:style-name="T153">PlaneCount</text:span><text:span text:style-name="T202">, </text:span><text:span text:style-name="T145">StrileCountHorizontal</text:span> <text:span text:style-name="T202">and </text:span><text:span text:style-name="T145">StrileCountVertical</text:span>.</text:p>
      <text:p text:style-name="P58">If the count of either the <text:span text:style-name="T145">StrileByteCounts</text:span><text:span text:style-name="T153">Tag</text:span> <text:span text:style-name="T202">tag </text:span>or the <text:span text:style-name="T145">StrileOffsets</text:span><text:span text:style-name="T153">Tag</text:span> <text:span text:style-name="T202">tag </text:span>does not equal <text:span text:style-name="T145">StrileCount</text:span>, this is an IFD-image error.</text:p>
      <text:p text:style-name="P58">At this point, the decoder is able to read strile sizes and offsets from the <text:span text:style-name="T145">StrileByteCounts</text:span><text:span text:style-name="T153">Tag</text:span> and <text:span text:style-name="T145">StrileOffsets</text:span><text:span text:style-name="T153">Tag</text:span> tags. These values could be clearly wrong. For example, a size value might be 0, or an offset value might point to a position inside the file header or beyond EOF. Still, these values are to be taken as is, at this point, no validation should occur.</text:p>
      <text:h text:style-name="P183" text:outline-level="3"><text:bookmark text:name="5_4_3_recommendations_on_orientation"/><text:span text:style-name="T154">5.4.3. </text:span><text:span text:style-name="T157">Encoder r</text:span><text:span text:style-name="T154">ecommendations</text:span></text:h>
      <text:p text:style-name="P106"><text:span text:style-name="T26">Many mainstream TIFF applications do not properly support the Orientation tag. Therefore, encoders are recommended to not use it routinely. </text:span><text:span text:style-name="T27">I</text:span><text:span text:style-name="T26">f the internal model of a raster image </text:span><text:span text:style-name="T27">as is probably maintained by some imaging library that interfaces with the TIFF or TIFF/A encoder, </text:span><text:span text:style-name="T28">is organized in a manner that does not correspond to the </text:span><text:span text:style-name="T26">default orientation </text:span><text:span text:style-name="T28">in TIFF</text:span><text:span text:style-name="T26">, it's recommended the encoder rotates the internal data when feeding it to the encoder, </text:span><text:span text:style-name="T28">encoding default oriented TIFF IFDs nonetheless, </text:span><text:span text:style-name="T26">rather then use the Orientation tag for each and every image written.</text:span></text:p>
      <text:p text:style-name="P16">On low-memory devices, or when potentially huge rasters are involved, having a complete buffer and rotating the raster internally may be problematic. In such cases, using the Orientation tag is recommended as the lesser of two evils.</text:p>
      <text:p text:style-name="P16">When rotating a pre-existing TIFF IFD, it is also recommended to use this tag, avoiding the need for reading, decoding, buffering, rotating, encoding, and <text:span text:style-name="T203">finally </text:span>rewriting the IFD raster data.</text:p>
      <text:p text:style-name="P51"><text:span text:style-name="T199">A</text:span>n encoder <text:span text:style-name="T199">is recommended to </text:span>opt for planar storage if and only if there are several extra samples, be it alpha <text:span text:style-name="T199">samples </text:span>or application-specific data <text:span text:style-name="T199">samples</text:span>,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chunky storage <text:span text:style-name="T199">is recommended </text:span>instead. <text:span text:style-name="T44">But, again, on encoding low-memory devices, or when streaming potentially huge rasters, the inability to buffer means the availability of data rather then decoder considerations may dictate raster organization choices.</text:span></text:p>
      <text:p text:style-name="P21">There are multiple advantages in dividing plane<text:span text:style-name="T204">s</text:span> in separate strips or tiles, as opposed to encoding a complete plane raster as a single chunk of data. <text:span text:style-name="T204">The most important of which used to be that even encoders and decoders that buffer the complete chunks in between the different steps in encoding or decoding, can more easily deal with the image and are less likely to run into memory or even </text:span><text:soft-page-break/><text:span text:style-name="T204">addressing space limitations. Decoders being able more easily access part of a raster when they're not interested in the complete image can be equally important in some applications.</text:span></text:p>
      <text:p text:style-name="P20">As hardware capabilities have grown over the last couple of decades, <text:span text:style-name="T46">so have </text:span>the minimum dimension<text:span text:style-name="T46">s where these advantages start to outweigh the organizational overhead involved. But, there is a new and important consideration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it's relatively easy for a TIFF codec to properly support balancing of encoding and decoding load over multiple threads.</text:span></text:p>
      <text:p text:style-name="P22">The TIFF 6.0 specification, designed in 1992 when available working memory was measured in kilobytes rather then gigabyte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strip. <text:span text:style-name="T205">I</text:span>t is <text:span text:style-name="T205">thus deemed </text:span>important to redefine the recommendation. The present- and future-proof most important reason<text:span text:style-name="T52">s</text:span> to divide plane rasters in strips or tiles is <text:span text:style-name="T52">good decoding access to partial rasters, </text:span>memory management, <text:span text:style-name="T52">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s<text:span text:style-name="T47">s.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59"><text:span text:style-name="T47">Thus, w</text:span>e recommend <text:span text:style-name="T205">the new </text:span>size threshold <text:span text:style-name="T205">replacing the 8 kilobyte threshold in the TIFF 6.0 specification </text:span>to be loosely <text:span text:style-name="T47">equal to about half the number of pixels in the </text:span>average, lower to middle-end <text:span text:style-name="T50">consumer </text:span>display. At the time of writing, <text:span text:style-name="T47">the pixel dimensions of such a </text:span>display is probably about 1920<text:span text:style-name="T47">x1</text:span>080, so the current threshold recommendation is somewhere in the range of <text:span text:style-name="T47">1.0 </text:span>megabyte. </text:p>
      <text:p text:style-name="P59">Divide this number by the number of bytes per pixel in a single plane, so as to convert from a memory size target, to a pixel count target. Next, take the square root, <text:span text:style-name="T48">and round up to the nearest integer, </text:span>so as to convert <text:span text:style-name="T205">from a pixel count to </text:span>a tile width or height target.</text:p>
      <text:p text:style-name="P60">If the resulting number <text:span text:style-name="T49">equals or </text:span>exceeds the image width, divide in strips <text:span text:style-name="T205">and use this number as a guideline for the strip height.</text:span></text:p>
      <text:p text:style-name="P60">If not, we recommend using tiles instead. However, as a division in tiles involves padding as well as, likely, additional memory copies in encoding and decoding both, we recommend some extra care in choosing tile dimensions. <text:span text:style-name="T48">Divide the image width by the previously calculated number,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text:span></text:p>
      <text:p text:style-name="P60"><text:span text:style-name="T48">Dividing the original size threshold recommendation of currently 1.0 megabyte,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text:span><text:soft-page-break/><text:span text:style-name="T48">count, rounding up to the nearest integer yet again, so to arrive at a final new and improved tile height that minimizes padding needs.</text:span></text:p>
      <text:p text:style-name="P23">For example, <text:span text:style-name="T205">working from a </text:span>size threshold recommendation <text:span text:style-name="T205">of </text:span>1.0 megabyte, and aim<text:span text:style-name="T205">ing</text:span> to encode a 5426x10528 8bits per <text:span text:style-name="T208">sample</text:span> sRGB image in a single plane...</text:p>
      <text:list xml:id="list1225960346336407326" text:style-name="L17">
        <text:list-item>
          <text:p text:style-name="P219">Size threshold 1.0 mega = 1048576</text:p>
        </text:list-item>
        <text:list-item>
          <text:p text:style-name="P219">The number of bytes per pixel in a single plane is 3. Dividing by 3 yields a pixel count target of 349525.3.</text:p>
        </text:list-item>
        <text:list-item>
          <text:p text:style-name="P219">Taking the square root and rounding up to the nearest integer, yields a <text:span text:style-name="T205">first approximation of </text:span>tile width or height target of 592.</text:p>
        </text:list-item>
        <text:list-item>
          <text:p text:style-name="P219">592 is smaller then the image width of 5426, so we will be tiling.</text:p>
        </text:list-item>
        <text:list-item>
          <text:p text:style-name="P219">Dividing the image width 5426 by 592 and rounding up to the nearest integer, yields a horizontal tile count of 10.</text:p>
        </text:list-item>
        <text:list-item>
          <text:p text:style-name="P219">Dividing the image width 5426 by 10 and rounding up to the nearest integer, yields an improved padding minimizing tile width of 543.</text:p>
        </text:list-item>
        <text:list-item>
          <text:p text:style-name="P246"><text:span text:style-name="T2">Rounding up to the nearest multiple of 16, yields </text:span><text:span text:style-name="T29">the </text:span><text:span text:style-name="T2">final memory copy size and alignment improving tile width of 544. (Horizontal padding in the rightmost tiles is indeed still very limited </text:span><text:span text:style-name="T8">at 14 pixel rows.)</text:span></text:p>
        </text:list-item>
        <text:list-item>
          <text:p text:style-name="P247"><text:span text:style-name="T2">Dividing size threshold </text:span><text:span text:style-name="T7">1048576, </text:span><text:span text:style-name="T2">by the number of byte per tile line 544*3, and rounding up to the nearest integer, yields a </text:span><text:span text:style-name="T29">first approximation of </text:span><text:span text:style-name="T2">tile height of 643.</text:span></text:p>
        </text:list-item>
        <text:list-item>
          <text:p text:style-name="P220">Dividing the image height 10528 by 643 and rounding up to the nearest integer, yields a vertical tile count of 17.</text:p>
        </text:list-item>
        <text:list-item>
          <text:p text:style-name="P220">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50">which </text:span>is indeed pretty close to our original size target <text:span text:style-name="T50">even if we do expect some deviation here as a consequence of minimizing the padding requirements</text:span>.)</text:p>
        </text:list-item>
      </text:list>
      <text:p text:style-name="P61">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hat requirement, though. A TIFF/A decoder is required <text:span text:style-name="T51">to </text:span>support any strip and tile dimensions<text:span text:style-name="T53">.</text:span></text:p>
      <text:h text:style-name="Heading_20_3" text:outline-level="3"><text:bookmark text:name="5_4_4_test_files"/>5.4.4. Test files</text:h>
      <text:p text:style-name="P109">All test files included in this section have a single IFD, 8bit per sample sRGB.</text:p>
      <text:list xml:id="list6172829341361818823" text:style-name="L18">
        <text:list-item>
          <text:p text:style-name="P248"><text:span text:style-name="T83">Organization\Chunky singlestrip.tif</text:span><text:span text:style-name="T206">: PlanarConfiguration is Chunky, single plane is a single strip</text:span></text:p>
        </text:list-item>
        <text:list-item>
          <text:p text:style-name="P250"><text:span text:style-name="T78">Organization\Chunky multistrip.t</text:span><text:span text:style-name="T84">if</text:span>: PlanarConfiguration is Chunky, single plane is divided in multiple strips</text:p>
        </text:list-item>
        <text:list-item>
          <text:p text:style-name="P250"><text:span text:style-name="T78">Organization\Chunky tile.</text:span><text:span text:style-name="T84">tif</text:span>: PlanarConfiguration is Chunky, single plane is divided in tiles</text:p>
        </text:list-item>
        <text:list-item>
          <text:p text:style-name="P249"><text:span text:style-name="T83">Organization\Planar singlestrip.tif</text:span><text:span text:style-name="T206">: PlanarConfiguration is Planar, each plane is a single strip</text:span></text:p>
        </text:list-item>
        <text:list-item>
          <text:p text:style-name="P250"><text:span text:style-name="T78">Organization\Planar multistrip.t</text:span><text:span text:style-name="T84">if</text:span>: PlanarConfiguration is Planar, plane<text:span text:style-name="T207">s</text:span> <text:span text:style-name="T207">are </text:span>divided in multiple strips</text:p>
        </text:list-item>
        <text:list-item>
          <text:p text:style-name="P250"><text:soft-page-break/><text:span text:style-name="T78">Organization\</text:span><text:span text:style-name="T84">Planar </text:span><text:span text:style-name="T78">tile.</text:span><text:span text:style-name="T84">tif</text:span>: PlanarConfiguration is <text:span text:style-name="T207">Planar</text:span>, plane<text:span text:style-name="T207">s</text:span> <text:span text:style-name="T207">are </text:span>divided in tiles</text:p>
        </text:list-item>
      </text:list>
      <text:h text:style-name="Heading_20_2" text:outline-level="2">4.4 Compression</text:h>
      <text:p text:style-name="P66">Compression</text:p>
      <text:p text:style-name="P113">Tag identification code<text:tab/><text:tab/><text:span text:style-name="T57">259</text:span></text:p>
      <text:p text:style-name="P113">Type<text:tab/><text:tab/><text:tab/><text:tab/><text:tab/><text:span text:style-name="T34">3 </text:span>(Short, unsigned 16bit integer)</text:p>
      <text:p text:style-name="P113">Count<text:tab/><text:tab/><text:tab/><text:tab/><text:tab/>1</text:p>
      <text:p text:style-name="P66">Predictor</text:p>
      <text:p text:style-name="P113">Tag identification code<text:tab/><text:tab/><text:span text:style-name="T57">317</text:span></text:p>
      <text:p text:style-name="P113">Type<text:tab/><text:tab/><text:tab/><text:tab/><text:tab/><text:span text:style-name="T34">3 </text:span>(Short, unsigned 16bit integer)</text:p>
      <text:p text:style-name="P113">Count<text:tab/><text:tab/><text:tab/><text:tab/><text:tab/>1</text:p>
      <text:p text:style-name="P120">TIFF supports a vast array of compression options. TIFF/A, in the interest of interoperability, simplicity, licensing and patent issues, as well as for ensuring the subset is future-proof, limits the compression options to uncompressed or flate compressed.</text:p>
      <text:p text:style-name="P121">That limits the valid values for the Compression tag to...</text:p>
      <text:p text:style-name="P121">1 = No compression</text:p>
      <text:p text:style-name="P121">8 = Flate compression</text:p>
      <text:p text:style-name="P121">The Compression tag is not mandatory. If it's not present, a default value of 1 (no compression) is assumed. If the Compression tag is present but has a nonconvertible datatype or multiple values, or if it has a value different from 1 and 8, a TIFF/A decoder is required to emit an IFD-image error.</text:p>
      <text:p text:style-name="P121">A TIFF/A compliance checker should emit an IFD-image error under the same conditions. The minimum requirement for a TIFF/A auto-corrector, is the same. A more functional TIFF/A auto-corrector is allowed to support automatic conversion from different compression schemes and rewrite the IFD to point to either uncompressed or flate compressed raster data.</text:p>
      <text:p text:style-name="P129">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123">In principle, the Predictor scheme is unrelated to the Compression scheme. In TIFF and TIFF/A, valid values for the Predictor tag are...</text:p>
      <text:p text:style-name="P121">1 = No prediction</text:p>
      <text:p text:style-name="P121">2 = Horizontal prediction</text:p>
      <text:p text:style-name="P124">Adobe built a specification supplement defining a third value, specifically <text:span text:style-name="T59">concerning </text:span>prediction for floating point data, but <text:span text:style-name="T59">to this date </text:span>it <text:span text:style-name="T59">did not </text:span>g<text:span text:style-name="T59">e</text:span>t published. <text:span text:style-name="T59">For this reason, </text:span>it's not included in TIFF/A, <text:span text:style-name="T59">e</text:span>ven though it's undeniably useful.</text:p>
      <text:p text:style-name="P121">The Predictor tag is not mandatory. If it's not present, a default value of 1 (no prediction) is assumed. If the Prediction tag is present but has a nonconvertible datatype or multiple values, a TIFF/A decoder may or may not emit a non-fatal warning, depending on the desired level of decoder verbosity, and continue as if Prediction had the default value of 1 (no prediction). If the Prediction tag is present with correct or convertible datatype, and correct count, but a value different from 1 and 2, a TIFF/A decoder is required to emit an IFD-image error.</text:p>
      <text:p text:style-name="P125">Horizontal prediction is only defined in combination with integer raster pixel data, i.e. when <text:soft-page-break/>SampleFormat is <text:span text:style-name="T60">1 </text:span>(<text:span text:style-name="T60">unsigned integer data</text:span>). For more information on SampleFormat, see section 4.2 (Image colorspace). If Prediction is combined with any different SampleFormat, a TIFF/A decoder is required to emit an IFD-image error.</text:p>
      <text:p text:style-name="P122">A TIFF/A compliance checker should emit <text:span text:style-name="T58">a warning or </text:span>an IFD-image error under the same conditions <text:span text:style-name="T59">the decoder should</text:span>. The minimum requirement for a TIFF/A auto-corrector, is the same, <text:span text:style-name="T58">though the warning should be accompanied by an auto-correction action of removing the Predictor tag, therefore resetting Prediction to its default value.</text:span> A more functional TIFF/A auto-corrector is allowed to support automatic conversion from different <text:span text:style-name="T58">prediction </text:span>schemes and rewrite the IFD to point to either <text:span text:style-name="T58">unpredicted or horizontally predicted</text:span> raster data<text:span text:style-name="T58">.</text:span></text:p>
      <text:p text:style-name="P126">Inside the encoder, horizontal prediction, if any, is applied to the image data before compression. Its aim is to reduce the amount of information encoded in each pixel, by subtracting the horizontally preceding pixel likely resembling it. The first <text:span text:style-name="T61">pixel </text:span>on every line in a “strile”, remains unchanged. <text:span text:style-name="T61">In a strile encoding a single channel, this operation can be visualized as follows.</text:span></text:p>
      <text:p text:style-name="P127">Before applying prediction in the encoder:</text:p>
      <text:p text:style-name="P127"><text:tab/>R0<text:tab/><text:tab/>R1<text:tab/><text:tab/>R2<text:tab/><text:tab/>R3<text:tab/><text:tab/>R4<text:tab/><text:tab/>...</text:p>
      <text:p text:style-name="P127">After applying prediction, before applying compression</text:p>
      <text:p text:style-name="P127"><text:tab/>R0<text:tab/><text:tab/>R1-R0<text:tab/><text:tab/>R2-R1<text:tab/><text:tab/>R3-R2<text:tab/><text:tab/>R4-R3<text:tab/><text:tab/>...</text:p>
      <text:p text:style-name="P127">Note that the operation applies to pixels, meaning, if the plane contains multiple channels, the value that is subtracted from each channel value, is to be taken from the same channel in the previous pixel.</text:p>
      <text:p text:style-name="P127">Before applying prediction in the encoder:</text:p>
      <text:p text:style-name="P127"><text:tab/>R0<text:tab/><text:tab/>G0<text:tab/><text:tab/>B0<text:tab/><text:tab/>R1<text:tab/><text:tab/>G1<text:tab/><text:tab/>…</text:p>
      <text:p text:style-name="P127">After applying prediction, before applying compression</text:p>
      <text:p text:style-name="P127"><text:tab/>R0<text:tab/><text:tab/>G0<text:tab/><text:tab/>B0<text:tab/><text:tab/>R1-R0<text:tab/><text:tab/>G1-G0<text:tab/><text:tab/>…</text:p>
      <text:p text:style-name="P127">Conversely, in the decoder, removal of horizontal prediction, if any, is to be applied after decompression.</text:p>
      <text:p text:style-name="P127">TIFF/A allows 16 bits per channel. Meaning, byte order does interfere. In normal encoder design, the raster data being fed to the encoder very likely has the byte order that is native to the machine the encoder is running on. The prediction encoding should operate on this data, for the subtraction operation to make <text:span text:style-name="T62">correct </text:span>sense. <text:span text:style-name="T62">Compression, followed by actual writing to the file or any functional equivalent thereof, however, expects bytes to be in the correct encoding order, whether it's a null operation (no compression) or flate compression. Therefore, the byteswapping stage, if required, is to be positioned in between the prediction and compression stages.</text:span></text:p>
      <text:p text:style-name="P128">Conversely, in the decoder, if byteswapping is necessary (when channel data is multiple bytes in size and file byte order differs from native machine byte order), the byteswapping stage is to be positioned in between decompression and deprediction stages.</text:p>
      <text:p text:style-name="P129">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129">Therefore, a TIFF/A compliance checker is required to emit a warning when either of these two useless combinations is detected. It should be made clear to the user that the combination is valid, though, even if it is useless. A TIFF/A auto-converter is required to do the same. A TIFF/A <text:soft-page-break/>converter that adds functionality beyond the minimum that is required, can offer support for rewriting the IFD to a more useful combination, but this should remain subject to user approval.</text:p>
      <text:p text:style-name="P129">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designer may be tempted to implement each path <text:span text:style-name="T63">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span></text:p>
      <text:p text:style-name="P130">That may not be all that is required. It may be deemed useful or maybe even necessary for the codec to support PlanarConfiguration conversions, <text:span text:style-name="T64">for the same reasons</text:span>. It's easy to end up with a multiple of said 64 combinations. <text:span text:style-name="T64">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131">Of course, one could opt to apply this principle of implementing independent codec paths to several parts of the way, <text:span text:style-name="T64">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of the specification, or alternative implementation<text:span text:style-name="T65">s</text:span> of <text:span text:style-name="T65">existing </text:span>routines using newer generations of SIMD optimization, or whatever. The design can very feasibly grow to support the full TIFF pipeline one day, <text:span text:style-name="T66">or even go beyond that and add proprietary functionality in closed systems</text:span>.</text:p>
      <text:p text:style-name="P132">TIFF, at its core, should always be regarded as a multiplication of individual features, never as an enumeration of particular feature combinations.</text:p>
      <text:p text:style-name="P133">Note that a TIFF pipeline design should not require the individual pipelined steps to maintain full strile-sized buffers. As explained in section 4.3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66">Memory constraints or even addressing space could easily limit real-life support for </text:span><text:soft-page-break/><text:span text:style-name="T66">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Heading_20_2" text:outline-level="2">4.5 IFD organization</text:h>
      <text:list xml:id="list8323120752050586243" text:style-name="L19">
        <text:list-item>
          <text:list>
            <text:list-item>
              <text:p text:style-name="P221">SubIFDs</text:p>
            </text:list-item>
          </text:list>
        </text:list-item>
      </text:list>
      <text:p text:style-name="P14">ddd</text:p>
      <text:h text:style-name="Heading_20_2" text:outline-level="2">4.6 Optional additional information</text:h>
      <text:list xml:id="list141320821172643" text:continue-numbering="true" text:style-name="L19">
        <text:list-item>
          <text:list>
            <text:list-item>
              <text:p text:style-name="P221">ImageDescription</text:p>
            </text:list-item>
            <text:list-item>
              <text:p text:style-name="P221">Make and Model</text:p>
            </text:list-item>
            <text:list-item>
              <text:p text:style-name="P221">Software</text:p>
            </text:list-item>
            <text:list-item>
              <text:p text:style-name="P221">DateTime</text:p>
            </text:list-item>
            <text:list-item>
              <text:p text:style-name="P221">Artist</text:p>
            </text:list-item>
            <text:list-item>
              <text:p text:style-name="P221">Copyright</text:p>
            </text:list-item>
            <text:list-item>
              <text:p text:style-name="P221">DocumentName, PageName and PageNumber</text:p>
            </text:list-item>
          </text:list>
        </text:list-item>
      </text:list>
      <text:p text:style-name="P14">ddd</text:p>
      <text:h text:style-name="Heading_20_2" text:outline-level="2">4.7 Private tags, treatment of other tags</text:h>
      <text:p text:style-name="P67">Ddd</text:p>
      <text:p text:style-name="P67"/>
      <text:h text:style-name="P176" text:outline-level="1"><text:bookmark text:name="999_a_tiff_6_0"/>Appendix <text:span text:style-name="T70">A</text:span>: Differences between TIFF 6.0 and <text:span text:style-name="T1">TIFF/A</text:span></text:h>
      <text:p text:style-name="P13">One significant difference in approach between said specifications, is the fact that TIFF 6.0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5">ddd</text:p>
      <text:h text:style-name="P176" text:outline-level="1"><text:bookmark text:name="999_b_tiff_it"/>Appendix <text:span text:style-name="T70">B</text:span>: Differences between TIFF/<text:span text:style-name="T71">IT</text:span> and <text:span text:style-name="T1">TIFF/A</text:span></text:h>
      <text:p text:style-name="P13">One significant difference in approach between said specifications, is the fact that TIFF/<text:span text:style-name="T71">IT</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5">ddd</text:p>
      <text:h text:style-name="P176" text:outline-level="1"><text:bookmark text:name="999_c_tiff_ep"/>Appendix C: Differences between TIFF/<text:span text:style-name="T71">EP</text:span> and <text:span text:style-name="T1">TIFF/A</text:span></text:h>
      <text:p text:style-name="P13">One significant difference in approach between said specifications, is the fact that TIFF/<text:span text:style-name="T71">EP</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5">ddd</text:p>
      <text:h text:style-name="P170" text:outline-level="1"/>
      <text:h text:style-name="P177" text:outline-level="1"><text:bookmark text:name="999_d_preforma_evaluation"/>Appendix <text:span text:style-name="T70">D</text:span>: <text:span text:style-name="T70">Choices</text:span> that require <text:span text:style-name="T70">Preforma </text:span>evaluation</text:h>
      <text:list xml:id="list2530433446950299923" text:style-name="L20">
        <text:list-item>
          <text:p text:style-name="P211">BigTIFF support <text:span text:style-name="T31">is included in this TIFF/A specification. Should it be? See section 1 (TIFF/A file header)</text:span></text:p>
        </text:list-item>
        <text:list-item>
          <text:p text:style-name="P212">A predictable scheme for SubIFDs is included in this TIFF/A specification, as a firm recommendation. Should it be included? Should it be a requirement instead? See section 3.2 (The TIFF/A IFD tree).</text:p>
        </text:list-item>
        <text:list-item>
          <text:p text:style-name="P213">This TIFF/A specification allows sRGB as the single only valid colorspace. Is this sufficient? If not, should we include support for CIE L*a*b*? There is at least one reasonably common encoding standard for CIE L*a*b* in TIFF, so this should be possible. See section 4.2 (Image colorspace).</text:p>
        </text:list-item>
        <text:list-item>
          <text:p text:style-name="P215">This TIFF/A specification allows for additional image channel<text:span text:style-name="T40">s</text:span> that specif<text:span text:style-name="T40">y</text:span> non-computed alpha, as well as allowing for additional image channels with data that may have an application-specific meaning only. Whilst the usefulness of such data is not immediate apparent from a more generic point of view, we foresee at least some need for this. For instance, this allows for storage of x-ray data to accompany the usual color data in scans of paintings. Did we make the right decision? <text:span text:style-name="T40">See section 4.2 (Image colorspace).</text:span></text:p>
        </text:list-item>
        <text:list-item>
          <text:p text:style-name="P214">This TIFF/A specification allows 32bit and 64bit floating point sRGB data. <text:span text:style-name="T37">We wanted to support arbitrary precision in a future- and past-proof manner, in both the actual pixel color data as well as any additional samples that may contain any application-specific data. Additionally, we wanted to be future-proof by allowing floating point data that can go beyond normal range and thus contain arbitrary gamuts, which should be useful when in the foreseeable future table scanners and the like may be able to accurately read data that is outside of the sRGB gamut, whilst at the same time being past- and present-proof by imposing said colorspace with its gamut. So this seemed like the right thing to do, especially since we know we cannot foresee all possible needs and uses for the application-specific channels. Can this be agreed upon? See section 4.2 (Image colorspace).</text:span></text:p>
        </text:list-item>
        <text:list-item>
          <text:p text:style-name="P216">Several sections describe a range of functionality for a TIFF/A auto-corrector, from minimally required to more elaborate. The “minimally required” is what we propose to provide in subsequent phases of the Preforma project, open sourced. The “more elaborate” is the auto-corrector LIBIS and AWare Systems will build and maintain as an independent closed source commercial project, perhaps partially driven by actual client needs. Is this acceptable? See section<text:span text:style-name="T56">s</text:span> 4.2 (Image colorspace), <text:span text:style-name="T56">4.3 (Raster organization), 4.4 (Compression), ddd</text:span>.</text:p>
        </text:list-item>
        <text:list-item>
          <text:p text:style-name="P216">dd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5H21M21S</meta:editing-duration>
    <meta:editing-cycles>88</meta:editing-cycles>
    <meta:generator>LibreOffice/4.3.5.2$Windows_x86 LibreOffice_project/3a87456aaa6a95c63eea1c1b3201acedf0751bd5</meta:generator>
    <dc:date>2015-02-20T14:13:20.536000000</dc:date>
    <dc:creator>Joris Van Damme</dc:creator>
    <meta:document-statistic meta:table-count="9" meta:image-count="0" meta:object-count="0" meta:page-count="47" meta:paragraph-count="777" meta:word-count="21509" meta:character-count="129467" meta:non-whitespace-character-count="108460"/>
    <meta:user-defined meta:name="Info 1"/>
    <meta:user-defined meta:name="Info 2"/>
    <meta:user-defined meta:name="Info 3"/>
    <meta:user-defined meta:name="Info 4"/>
  </office:meta>
</office:document-meta>
</file>